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62cm"/>
    </style:style>
    <style:style style:name="co2" style:family="table-column">
      <style:table-column-properties fo:break-before="auto" style:column-width="6.241cm"/>
    </style:style>
    <style:style style:name="co3" style:family="table-column">
      <style:table-column-properties fo:break-before="auto" style:column-width="5.129cm"/>
    </style:style>
    <style:style style:name="co4" style:family="table-column">
      <style:table-column-properties fo:break-before="auto" style:column-width="5.327cm"/>
    </style:style>
    <style:style style:name="co5" style:family="table-column">
      <style:table-column-properties fo:break-before="auto" style:column-width="8.551cm"/>
    </style:style>
    <style:style style:name="co6" style:family="table-column">
      <style:table-column-properties fo:break-before="auto" style:column-width="5.219cm"/>
    </style:style>
    <style:style style:name="co7" style:family="table-column">
      <style:table-column-properties fo:break-before="auto" style:column-width="1.012cm"/>
    </style:style>
    <style:style style:name="co8" style:family="table-column">
      <style:table-column-properties fo:break-before="auto" style:column-width="4.36cm"/>
    </style:style>
    <style:style style:name="co9" style:family="table-column">
      <style:table-column-properties fo:break-before="auto" style:column-width="2.258cm"/>
    </style:style>
    <style:style style:name="co10" style:family="table-column">
      <style:table-column-properties fo:break-before="auto" style:column-width="2.288cm"/>
    </style:style>
    <style:style style:name="ro1" style:family="table-row">
      <style:table-row-properties style:row-height="0.457cm" fo:break-before="auto" style:use-optimal-row-height="true"/>
    </style:style>
    <style:style style:name="ro2" style:family="table-row">
      <style:table-row-properties style:row-height="1.24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417cm" fo:break-before="auto" style:use-optimal-row-height="true"/>
    </style:style>
    <style:style style:name="ro5" style:family="table-row">
      <style:table-row-properties style:row-height="0.848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08cm" fo:break-before="auto" style:use-optimal-row-height="true"/>
    </style:style>
    <style:style style:name="ro8" style:family="table-row">
      <style:table-row-properties style:row-height="3.593cm" fo:break-before="auto" style:use-optimal-row-height="true"/>
    </style:style>
    <style:style style:name="ro9" style:family="table-row">
      <style:table-row-properties style:row-height="3.2cm" fo:break-before="auto" style:use-optimal-row-height="true"/>
    </style:style>
    <style:style style:name="ro10" style:family="table-row">
      <style:table-row-properties style:row-height="2.025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style:paragraph-properties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map style:condition="cell-content()=1" style:apply-style-name="ok" style:base-cell-address="data.G1"/>
    </style:style>
    <style:style style:name="ce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 style:family="table-cell" style:parent-style-name="Default">
      <style:table-cell-properties style:text-align-source="fix" style:repeat-content="false"/>
      <style:paragraph-properties fo:text-align="center" fo:margin-left="0cm"/>
      <style:map style:condition="cell-content()=1" style:apply-style-name="ok" style:base-cell-address="data.G391"/>
    </style:style>
    <style:style style:name="ce9" style:family="table-cell" style:parent-style-name="Default">
      <style:table-cell-properties style:text-align-source="fix" style:repeat-content="false"/>
      <style:paragraph-properties fo:text-align="center" fo:margin-left="0cm"/>
      <style:map style:condition="cell-content()=1" style:apply-style-name="ok" style:base-cell-address="data.G392"/>
    </style:style>
    <style:style style:name="ce10" style:family="table-cell" style:parent-style-name="Default">
      <style:table-cell-properties style:text-align-source="fix" style:repeat-content="false"/>
      <style:paragraph-properties fo:text-align="center" fo:margin-left="0cm"/>
      <style:map style:condition="cell-content()=1" style:apply-style-name="ok" style:base-cell-address="data.G393"/>
    </style:style>
    <style:style style:name="ce11" style:family="table-cell" style:parent-style-name="Default">
      <style:table-cell-properties style:text-align-source="fix" style:repeat-content="false"/>
      <style:paragraph-properties fo:text-align="center" fo:margin-left="0cm"/>
      <style:map style:condition="cell-content()=1" style:apply-style-name="ok" style:base-cell-address="data.G394"/>
    </style:style>
    <style:style style:name="ce12" style:family="table-cell" style:parent-style-name="Default">
      <style:table-cell-properties style:text-align-source="fix" style:repeat-content="false"/>
      <style:paragraph-properties fo:text-align="center" fo:margin-left="0cm"/>
      <style:map style:condition="cell-content()=1" style:apply-style-name="ok" style:base-cell-address="data.G395"/>
    </style:style>
    <style:style style:name="ce13" style:family="table-cell" style:parent-style-name="Default">
      <style:table-cell-properties style:text-align-source="fix" style:repeat-content="false"/>
      <style:paragraph-properties fo:text-align="center" fo:margin-left="0cm"/>
      <style:map style:condition="cell-content()=1" style:apply-style-name="ok" style:base-cell-address="data.G396"/>
    </style:style>
    <style:style style:name="ce14" style:family="table-cell" style:parent-style-name="Default">
      <style:table-cell-properties style:text-align-source="fix" style:repeat-content="false"/>
      <style:paragraph-properties fo:text-align="center" fo:margin-left="0cm"/>
      <style:map style:condition="cell-content()=1" style:apply-style-name="ok" style:base-cell-address="data.G397"/>
    </style:style>
    <style:style style:name="ce15" style:family="table-cell" style:parent-style-name="Default">
      <style:table-cell-properties style:text-align-source="fix" style:repeat-content="false"/>
      <style:paragraph-properties fo:text-align="center" fo:margin-left="0cm"/>
      <style:map style:condition="cell-content()=1" style:apply-style-name="ok" style:base-cell-address="data.G398"/>
    </style:style>
    <style:style style:name="ce16" style:family="table-cell" style:parent-style-name="Default">
      <style:table-cell-properties style:text-align-source="fix" style:repeat-content="false"/>
      <style:paragraph-properties fo:text-align="center" fo:margin-left="0cm"/>
      <style:map style:condition="cell-content()=1" style:apply-style-name="ok" style:base-cell-address="data.G399"/>
    </style:style>
    <style:style style:name="ce17" style:family="table-cell" style:parent-style-name="Default">
      <style:table-cell-properties style:text-align-source="fix" style:repeat-content="false"/>
      <style:paragraph-properties fo:text-align="center" fo:margin-left="0cm"/>
      <style:map style:condition="cell-content()=1" style:apply-style-name="ok" style:base-cell-address="data.G400"/>
    </style:style>
    <style:style style:name="ce18" style:family="table-cell" style:parent-style-name="Default">
      <style:table-cell-properties style:text-align-source="fix" style:repeat-content="false"/>
      <style:paragraph-properties fo:text-align="center" fo:margin-left="0cm"/>
      <style:map style:condition="cell-content()=1" style:apply-style-name="ok" style:base-cell-address="data.G401"/>
    </style:style>
    <style:style style:name="ce19" style:family="table-cell" style:parent-style-name="Default">
      <style:table-cell-properties style:text-align-source="fix" style:repeat-content="false"/>
      <style:paragraph-properties fo:text-align="center" fo:margin-left="0cm"/>
      <style:map style:condition="cell-content()=1" style:apply-style-name="ok" style:base-cell-address="data.G406"/>
    </style:style>
    <style:style style:name="ce2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2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3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4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5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6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7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8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9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0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1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2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3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4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5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3"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4"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5"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6"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7"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8"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69"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70"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71"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72" style:family="table-cell" style:parent-style-name="Default">
      <style:table-cell-properties style:text-align-source="fix" style:repeat-content="false"/>
      <style:paragraph-properties fo:text-align="center" fo:margin-left="0cm"/>
      <style:map style:condition="cell-content()=1" style:apply-style-name="ok" style:base-cell-address="data.G1"/>
    </style:style>
    <style:style style:name="ce173" style:family="table-cell" style:parent-style-name="Default">
      <style:table-cell-properties fo:background-color="transparent"/>
    </style:style>
    <style:style style:name="ce174" style:family="table-cell" style:parent-style-name="Default">
      <style:table-cell-properties fo:background-color="#ffff00"/>
    </style:style>
    <style:style style:name="ce175" style:family="table-cell" style:parent-style-name="Default" style:data-style-name="N11"/>
    <style:style style:name="ce176" style:family="table-cell" style:parent-style-name="Default">
      <style:table-cell-properties style:text-align-source="fix" style:repeat-content="false"/>
      <style:paragraph-properties fo:text-align="end" fo:margin-left="0cm"/>
    </style:style>
    <style:style style:name="ce177" style:family="table-cell" style:parent-style-name="Default" style:data-style-name="N0"/>
    <style:style style:name="ce178" style:family="table-cell" style:parent-style-name="Default" style:data-style-name="N118"/>
    <style:style style:name="ce179" style:family="table-cell" style:parent-style-name="Default">
      <style:map style:condition="cell-content()=1" style:apply-style-name="ok" style:base-cell-address="results.F2"/>
    </style:style>
    <style:style style:name="ce180" style:family="table-cell" style:parent-style-name="Default">
      <style:table-cell-properties style:text-align-source="fix" style:repeat-content="false"/>
      <style:paragraph-properties fo:text-align="center" fo:margin-left="0cm"/>
      <style:map style:condition="cell-content()=1" style:apply-style-name="ok" style:base-cell-address="results.G1"/>
    </style:style>
    <style:style style:name="ce181" style:family="table-cell" style:parent-style-name="Default" style:data-style-name="N10">
      <style:text-properties fo:color="#c0c0c0"/>
    </style:style>
    <style:style style:name="ce182"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7"/>
        <table:table-column table:style-name="co8" table:default-cell-style-name="Default"/>
        <table:table-column table:style-name="co9" table:default-cell-style-name="Default"/>
        <table:table-column table:style-name="co10" table:default-cell-style-name="Default"/>
        <table:table-column table:style-name="co9" table:number-columns-repeated="1014" table:default-cell-style-name="Default"/>
        <table:table-row table:style-name="ro1">
          <table:table-cell table:style-name="ce1" office:value-type="string" calcext:value-type="string">
            <text:p>record</text:p>
          </table:table-cell>
          <table:table-cell table:style-name="ce1" office:value-type="string" calcext:value-type="string">
            <text:p>title</text:p>
          </table:table-cell>
          <table:table-cell table:style-name="ce1" office:value-type="string" calcext:value-type="string">
            <text:p>subtitle</text:p>
          </table:table-cell>
          <table:table-cell table:style-name="ce1" office:value-type="string" calcext:value-type="string">
            <text:p>keywords</text:p>
          </table:table-cell>
          <table:table-cell table:style-name="ce1" office:value-type="string" calcext:value-type="string">
            <text:p>linkedEntity</text:p>
          </table:table-cell>
          <table:table-cell table:style-name="ce1" office:value-type="string" calcext:value-type="string">
            <text:p>label</text:p>
          </table:table-cell>
          <table:table-cell table:style-name="ce6" office:value-type="string" calcext:value-type="string">
            <text:p>ok?</text:p>
          </table:table-cell>
          <table:table-cell table:style-name="ce1" office:value-type="string" calcext:value-type="string">
            <text:p>comment </text:p>
          </table:table-cell>
          <table:table-cell office:value-type="string" calcext:value-type="string">
            <text:p>uniqe kw</text:p>
          </table:table-cell>
          <table:table-cell office:value-type="string" calcext:value-type="string">
            <text:p>irrelevant kw</text:p>
          </table:table-cell>
          <table:table-cell office:value-type="string" calcext:value-type="string">
            <text:p>useful kw</text:p>
          </table:table-cell>
          <table:table-cell table:style-name="ce1" office:value-type="string" calcext:value-type="string">
            <text:p>usefulness (%)</text:p>
          </table:table-cell>
          <table:table-cell table:style-name="ce1" table:number-columns-repeated="1012"/>
        </table:table-row>
        <table:table-row table:style-name="ro2">
          <table:table-cell table:style-name="ce2" office:value-type="string" calcext:value-type="string">
            <text:p>http://lod.b3kat.de/title/BV021841936</text:p>
          </table:table-cell>
          <table:table-cell table:style-name="ce2" office:value-type="string" calcext:value-type="string">
            <text:p>Nemeckie predprinimateli v Moskve do 1917 goda</text:p>
          </table:table-cell>
          <table:table-cell table:style-name="ce2" office:value-type="string" calcext:value-type="string">
            <text:p>meždunarodnaja naučnaja konferencija ; tezisy dokladov ; Moskva 22 maja 1998 g.</text:p>
          </table:table-cell>
          <table:table-cell table:style-name="ce2" office:value-type="string" calcext:value-type="string">
            <text:p>Deutsche - Russland - Geschichte Neuzeit - Kongressbericht </text:p>
          </table:table-cell>
          <table:table-cell table:style-name="ce2" office:value-type="string" calcext:value-type="string">
            <text:p>http://aims.fao.org/aos/agrovoc/c_37888</text:p>
          </table:table-cell>
          <table:table-cell table:style-name="ce2" office:value-type="string" calcext:value-type="string">
            <text:p>entrepreneurs</text:p>
          </table:table-cell>
          <table:table-cell office:value-type="float" office:value="1" calcext:value-type="float">
            <text:p>1</text:p>
          </table:table-cell>
          <table:table-cell table:number-columns-repeated="1017"/>
        </table:table-row>
        <table:table-row table:style-name="ro2">
          <table:table-cell table:style-name="ce2" table:number-columns-repeated="3"/>
          <table:table-cell table:style-name="ce2" office:value-type="string" calcext:value-type="string">
            <text:p>Unternehmer - Russland - Geschichte Neuzeit - Kongressbericht </text:p>
          </table:table-cell>
          <table:table-cell table:style-name="ce2" office:value-type="string" calcext:value-type="string">
            <text:p>http://cv.iptc.org/newscodes/mediatopic/20000349</text:p>
          </table:table-cell>
          <table:table-cell table:style-name="ce2" office:value-type="string" calcext:value-type="string">
            <text:p>business enterprise</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cv.iptc.org/newscodes/mediatopic/20000747</text:p>
          </table:table-cell>
          <table:table-cell table:style-name="ce2" office:value-type="string" calcext:value-type="string">
            <text:p>history</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d-nb.info/gnd/4020517-4</text:p>
          </table:table-cell>
          <table:table-cell table:style-name="ce2" office:value-type="string" calcext:value-type="string">
            <text:p>Geschichte</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d-nb.info/gnd/4061949-7</text:p>
          </table:table-cell>
          <table:table-cell table:style-name="ce2" office:value-type="string" calcext:value-type="string">
            <text:p>Unternehmer</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dbpedia.org/resource/Entrepreneur</text:p>
          </table:table-cell>
          <table:table-cell table:style-name="ce2" office:value-type="string" calcext:value-type="string">
            <text:p>Unternehmer</text:p>
          </table:table-cell>
          <table:table-cell office:value-type="float" office:value="1" calcext:value-type="float">
            <text:p>1</text:p>
          </table:table-cell>
          <table:table-cell table:number-columns-repeated="1017"/>
        </table:table-row>
        <table:table-row table:style-name="ro3">
          <table:table-cell table:style-name="ce2" table:number-columns-repeated="4"/>
          <table:table-cell table:style-name="ce2" office:value-type="string" calcext:value-type="string">
            <text:p>http://dbpedia.org/resource/German</text:p>
          </table:table-cell>
          <table:table-cell table:style-name="ce2" office:value-type="string" calcext:value-type="string">
            <text:p>German</text:p>
          </table:table-cell>
          <table:table-cell office:value-type="float" office:value="0" calcext:value-type="float">
            <text:p>0</text:p>
          </table:table-cell>
          <table:table-cell table:style-name="ce173" office:value-type="string" calcext:value-type="string">
            <text:p>nationality (not meant here)</text:p>
          </table:table-cell>
          <table:table-cell table:number-columns-repeated="1016"/>
        </table:table-row>
        <table:table-row table:style-name="ro1">
          <table:table-cell table:style-name="ce2" table:number-columns-repeated="4"/>
          <table:table-cell table:style-name="ce2" office:value-type="string" calcext:value-type="string">
            <text:p>http://dbpedia.org/resource/Germans</text:p>
          </table:table-cell>
          <table:table-cell table:style-name="ce2" office:value-type="string" calcext:value-type="string">
            <text:p>Germans</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dbpedia.org/resource/History</text:p>
          </table:table-cell>
          <table:table-cell table:style-name="ce2" office:value-type="string" calcext:value-type="string">
            <text:p>History</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dbpedia.org/resource/Russia</text:p>
          </table:table-cell>
          <table:table-cell table:style-name="ce2" office:value-type="string" calcext:value-type="string">
            <text:p>Russia</text:p>
          </table:table-cell>
          <table:table-cell office:value-type="float" office:value="1" calcext:value-type="float">
            <text:p>1</text:p>
          </table:table-cell>
          <table:table-cell table:number-columns-repeated="1017"/>
        </table:table-row>
        <table:table-row table:style-name="ro3">
          <table:table-cell table:style-name="ce2" table:number-columns-repeated="4"/>
          <table:table-cell table:style-name="ce2" office:value-type="string" calcext:value-type="string">
            <text:p>http://lod.gesis.org/thesoz/concept/10034801</text:p>
          </table:table-cell>
          <table:table-cell table:style-name="ce2" office:value-type="string" calcext:value-type="string">
            <text:p>historische Entwicklung</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lod.gesis.org/thesoz/concept/10039009</text:p>
          </table:table-cell>
          <table:table-cell table:style-name="ce2" office:value-type="string" calcext:value-type="string">
            <text:p>Unternehmen</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lod.gesis.org/thesoz/concept/10040843</text:p>
          </table:table-cell>
          <table:table-cell table:style-name="ce2" office:value-type="string" calcext:value-type="string">
            <text:p>Deutscher</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lod.gesis.org/thesoz/concept/10042741</text:p>
          </table:table-cell>
          <table:table-cell table:style-name="ce2" office:value-type="string" calcext:value-type="string">
            <text:p>Geschichtswissenschaft</text:p>
          </table:table-cell>
          <table:table-cell office:value-type="float" office:value="1" calcext:value-type="float">
            <text:p>1</text:p>
          </table:table-cell>
          <table:table-cell table:number-columns-repeated="1017"/>
        </table:table-row>
        <table:table-row table:style-name="ro3">
          <table:table-cell table:style-name="ce2" table:number-columns-repeated="4"/>
          <table:table-cell table:style-name="ce2" office:value-type="string" calcext:value-type="string">
            <text:p>http://lod.gesis.org/thesoz/concept/10045173</text:p>
          </table:table-cell>
          <table:table-cell table:style-name="ce2" office:value-type="string" calcext:value-type="string">
            <text:p>Geschichtsunterricht</text:p>
          </table:table-cell>
          <table:table-cell office:value-type="float" office:value="1" calcext:value-type="float">
            <text:p>1</text:p>
          </table:table-cell>
          <table:table-cell table:style-name="ce173" office:value-type="string" calcext:value-type="string">
            <text:p>too specific?</text:p>
          </table:table-cell>
          <table:table-cell table:number-columns-repeated="1016"/>
        </table:table-row>
        <table:table-row table:style-name="ro1">
          <table:table-cell table:style-name="ce2" table:number-columns-repeated="4"/>
          <table:table-cell table:style-name="ce2" office:value-type="string" calcext:value-type="string">
            <text:p>http://lod.gesis.org/thesoz/concept/10053214</text:p>
          </table:table-cell>
          <table:table-cell table:style-name="ce2" office:value-type="string" calcext:value-type="string">
            <text:p>Neuzeit</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lod.gesis.org/thesoz/concept/10057012</text:p>
          </table:table-cell>
          <table:table-cell table:style-name="ce2" office:value-type="string" calcext:value-type="string">
            <text:p>Russland</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lod.gesis.org/thesoz/concept/10060836</text:p>
          </table:table-cell>
          <table:table-cell table:style-name="ce2" office:value-type="string" calcext:value-type="string">
            <text:p>Unternehmer</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vocabulary.wolterskluwer.de/arbeitsrecht/11673</text:p>
          </table:table-cell>
          <table:table-cell table:style-name="ce2" office:value-type="string" calcext:value-type="string">
            <text:p>Unternehmer</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descriptor/13992-3</text:p>
          </table:table-cell>
          <table:table-cell table:style-name="ce2" office:value-type="string" calcext:value-type="string">
            <text:p>Entrepreneurs</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descriptor/15690-2</text:p>
          </table:table-cell>
          <table:table-cell table:style-name="ce2" office:value-type="string" calcext:value-type="string">
            <text:p>History</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descriptor/17534-6</text:p>
          </table:table-cell>
          <table:table-cell table:style-name="ce2" office:value-type="string" calcext:value-type="string">
            <text:p>Russia</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descriptor/26210-3</text:p>
          </table:table-cell>
          <table:table-cell table:style-name="ce2" office:value-type="string" calcext:value-type="string">
            <text:p>Germans</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descriptor/30016-2</text:p>
          </table:table-cell>
          <table:table-cell table:style-name="ce2" office:value-type="string" calcext:value-type="string">
            <text:p>Neuzeit</text:p>
          </table:table-cell>
          <table:table-cell office:value-type="float" office:value="1" calcext:value-type="float">
            <text:p>1</text:p>
          </table:table-cell>
          <table:table-cell table:number-columns-repeated="1017"/>
        </table:table-row>
        <table:table-row table:style-name="ro1">
          <table:table-cell table:style-name="ce2" table:number-columns-repeated="4"/>
          <table:table-cell table:style-name="ce2" office:value-type="string" calcext:value-type="string">
            <text:p>http://zbw.eu/stw/thsys/70007</text:p>
          </table:table-cell>
          <table:table-cell table:style-name="ce2" office:value-type="string" calcext:value-type="string">
            <text:p>N.02 <text:s/>History</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text:p>
          </table:table-cell>
          <table:table-cell office:value-type="string" calcext:value-type="string">
            <text:p>useful uniqe kw</text:p>
          </table:table-cell>
          <table:table-cell table:number-columns-repeated="1013"/>
        </table:table-row>
        <table:table-row table:style-name="ro3">
          <table:table-cell table:style-name="ce2" table:number-columns-repeated="6"/>
          <table:table-cell table:number-columns-repeated="2"/>
          <table:table-cell table:formula="of:=SUMPRODUCT(([.E2:.E26]&lt;&gt;&quot;&quot;)/(COUNTIF([.E2:.E26];[.E2:.E26])))" office:value-type="float" office:value="25" calcext:value-type="float">
            <text:p>25</text:p>
          </table:table-cell>
          <table:table-cell office:value-type="float" office:value="1" calcext:value-type="float">
            <text:p>1</text:p>
          </table:table-cell>
          <table:table-cell table:formula="of:=[.I27]-[.J27]" office:value-type="float" office:value="24" calcext:value-type="float">
            <text:p>24</text:p>
          </table:table-cell>
          <table:table-cell table:style-name="ce175" table:formula="of:=[.K27]/[.I27]" office:value-type="percentage" office:value="0.96" calcext:value-type="percentage">
            <text:p>96,00%</text:p>
          </table:table-cell>
          <table:table-cell table:number-columns-repeated="1012"/>
        </table:table-row>
        <table:table-row table:style-name="ro3" table:number-rows-repeated="9">
          <table:table-cell table:style-name="ce2" table:number-columns-repeated="6"/>
          <table:table-cell table:number-columns-repeated="5"/>
          <table:table-cell table:style-name="ce175"/>
          <table:table-cell table:number-columns-repeated="1012"/>
        </table:table-row>
        <table:table-row table:style-name="ro4">
          <table:table-cell table:style-name="ce2" office:value-type="string" calcext:value-type="string">
            <text:p>http://lod.b3kat.de/title/BV021840273</text:p>
          </table:table-cell>
          <table:table-cell table:style-name="ce2" office:value-type="string" calcext:value-type="string">
            <text:p>Ueber das Vorkommen und die Gewinnung des Silbers</text:p>
          </table:table-cell>
          <table:table-cell table:style-name="ce2" office:value-type="string" calcext:value-type="string">
            <text:p>nebst vielen neuen Versuchen über die Natur, die Verbindungen, die Amalgamation und mehrere andere Zugutemachungs-Methoden dieses wichtigen Metalles</text:p>
          </table:table-cell>
          <table:table-cell table:style-name="ce2" office:value-type="string" calcext:value-type="string">
            <text:p>Silbergewinnung </text:p>
          </table:table-cell>
          <table:table-cell table:style-name="ce2" office:value-type="string" calcext:value-type="string">
            <text:p>http://aims.fao.org/aos/agrovoc/c_29036</text:p>
          </table:table-cell>
          <table:table-cell table:style-name="ce2" office:value-type="string" calcext:value-type="string">
            <text:p>metal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Silberlagerstätte </text:p>
          </table:table-cell>
          <table:table-cell table:style-name="ce2" office:value-type="string" calcext:value-type="string">
            <text:p>http://cv.iptc.org/newscodes/mediatopic/20000388</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388</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441</text:p>
          </table:table-cell>
          <table:table-cell table:style-name="ce2" office:value-type="string" calcext:value-type="string">
            <text:p>natur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441</text:p>
          </table:table-cell>
          <table:table-cell table:style-name="ce2" office:value-type="string" calcext:value-type="string">
            <text:p>natur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41358-5</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41358-5</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115369-8</text:p>
          </table:table-cell>
          <table:table-cell table:style-name="ce2" office:value-type="string" calcext:value-type="string">
            <text:p>Neuerer Beweg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etal</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etal</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etal</text:p>
          </table:table-cell>
          <table:table-cell table:style-name="ce2" office:value-type="string" calcext:value-type="string">
            <text:p>Metal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etal</text:p>
          </table:table-cell>
          <table:table-cell table:style-name="ce2" office:value-type="string" calcext:value-type="string">
            <text:p>Metal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Nature</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Nature</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Nature</text:p>
          </table:table-cell>
          <table:table-cell table:style-name="ce2" office:value-type="string" calcext:value-type="string">
            <text:p>Natur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Nature</text:p>
          </table:table-cell>
          <table:table-cell table:style-name="ce2" office:value-type="string" calcext:value-type="string">
            <text:p>Natur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6452</text:p>
          </table:table-cell>
          <table:table-cell table:style-name="ce2" office:value-type="string" calcext:value-type="string">
            <text:p>Method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6452</text:p>
          </table:table-cell>
          <table:table-cell table:style-name="ce2" office:value-type="string" calcext:value-type="string">
            <text:p>Method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604</text:p>
          </table:table-cell>
          <table:table-cell table:style-name="ce2" office:value-type="string" calcext:value-type="string">
            <text:p>Versuch</text:p>
          </table:table-cell>
          <table:table-cell office:value-type="float" office:value="1" calcext:value-type="float">
            <text:p>1</text:p>
          </table:table-cell>
          <table:table-cell table:style-name="ce174" office:value-type="string" calcext:value-type="string">
            <text:p>Versuch hier evtl nicht übertragbar von Sozialwiss auf Bergbau</text:p>
          </table:table-cell>
          <table:table-cell table:number-columns-repeated="3"/>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604</text:p>
          </table:table-cell>
          <table:table-cell table:style-name="ce2" office:value-type="string" calcext:value-type="string">
            <text:p>Versu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3042</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3042</text:p>
          </table:table-cell>
          <table:table-cell table:style-name="ce2" office:value-type="string" calcext:value-type="string">
            <text:p>Natu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266-6</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266-6</text:p>
          </table:table-cell>
          <table:table-cell table:style-name="ce2" office:value-type="string" calcext:value-type="string">
            <text:p>Meta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266-6</text:p>
          </table:table-cell>
          <table:table-cell table:style-name="ce2" office:value-type="string" calcext:value-type="string">
            <text:p>Metal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266-6</text:p>
          </table:table-cell>
          <table:table-cell table:style-name="ce2" office:value-type="string" calcext:value-type="string">
            <text:p>Metal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office:value-type="string" calcext:value-type="string">
            <text:p>Bedeutung: statistische Tests hier nicht korrekt.</text:p>
          </table:table-cell>
          <table:table-cell table:number-columns-repeated="3"/>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58</text:p>
          </table:table-cell>
          <table:table-cell table:style-name="ce2" office:value-type="string" calcext:value-type="string">
            <text:p>P.07 <text:s/>Metal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58</text:p>
          </table:table-cell>
          <table:table-cell table:style-name="ce2" office:value-type="string" calcext:value-type="string">
            <text:p>P.07 <text:s/>Metal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58</text:p>
          </table:table-cell>
          <table:table-cell table:style-name="ce2" office:value-type="string" calcext:value-type="string">
            <text:p>P.07 <text:s/>Metals</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58</text:p>
          </table:table-cell>
          <table:table-cell table:style-name="ce2" office:value-type="string" calcext:value-type="string">
            <text:p>P.07 <text:s/>Metals</text:p>
          </table:table-cell>
          <table:table-cell office:value-type="float" office:value="1" calcext:value-type="float">
            <text:p>1</text:p>
          </table:table-cell>
          <table:table-cell/>
          <table:table-cell table:formula="of:=SUMPRODUCT(([.E37:.E70]&lt;&gt;&quot;&quot;)/(COUNTIF([.E37:.E70];[.E37:.E70])))" office:value-type="float" office:value="13" calcext:value-type="float">
            <text:p>13</text:p>
          </table:table-cell>
          <table:table-cell office:value-type="float" office:value="2" calcext:value-type="float">
            <text:p>2</text:p>
          </table:table-cell>
          <table:table-cell table:formula="of:=[.I70]-[.J70]" office:value-type="float" office:value="11" calcext:value-type="float">
            <text:p>11</text:p>
          </table:table-cell>
          <table:table-cell table:style-name="ce175" table:formula="of:=[.K70]/[.I70]" office:value-type="percentage" office:value="0.846153846153846" calcext:value-type="percentage">
            <text:p>84,62%</text:p>
          </table:table-cell>
          <table:table-cell table:number-columns-repeated="1012"/>
        </table:table-row>
        <table:table-row table:style-name="ro3" table:number-rows-repeated="2">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33742</text:p>
          </table:table-cell>
          <table:table-cell table:style-name="ce2" office:value-type="string" calcext:value-type="string">
            <text:p>Die römisch-katholischen Kirchengebräuche, von dem ganzen Jahre</text:p>
          </table:table-cell>
          <table:table-cell table:style-name="ce2" office:value-type="string" calcext:value-type="string">
            <text:p>dem gemeinen Volk zum Unterricht und Erbauung vorgelegt</text:p>
          </table:table-cell>
          <table:table-cell table:style-name="ce2" office:value-type="string" calcext:value-type="string">
            <text:p>Liturgie </text:p>
          </table:table-cell>
          <table:table-cell table:style-name="ce2" office:value-type="string" calcext:value-type="string">
            <text:p>http://lod.gesis.org/thesoz/concept/10036941</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Rooms-Katholieke Kerk </text:p>
          </table:table-cell>
          <table:table-cell table:style-name="ce2" office:value-type="string" calcext:value-type="string">
            <text:p>http://lod.gesis.org/thesoz/concept/10036941</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Teachi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enseignemen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Teachi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4.1.08</text:p>
          </table:table-cell>
          <table:table-cell table:style-name="ce2" office:value-type="string" calcext:value-type="string">
            <text:p>enseignemen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949</text:p>
          </table:table-cell>
          <table:table-cell table:style-name="ce2" office:value-type="string" calcext:value-type="string">
            <text:p>Vol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949</text:p>
          </table:table-cell>
          <table:table-cell table:style-name="ce2" office:value-type="string" calcext:value-type="string">
            <text:p>Vol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82-5</text:p>
          </table:table-cell>
          <table:table-cell table:style-name="ce2" office:value-type="string" calcext:value-type="string">
            <text:p>Teachi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82-5</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82-5</text:p>
          </table:table-cell>
          <table:table-cell table:style-name="ce2" office:value-type="string" calcext:value-type="string">
            <text:p>Teachi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82-5</text:p>
          </table:table-cell>
          <table:table-cell table:style-name="ce2" office:value-type="string" calcext:value-type="string">
            <text:p>Unterrich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mi_people</text:p>
          </table:table-cell>
          <table:table-cell table:style-name="ce2" office:value-type="string" calcext:value-type="string">
            <text:p>Samen (Volk)</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mi_people</text:p>
          </table:table-cell>
          <table:table-cell table:style-name="ce2" office:value-type="string" calcext:value-type="string">
            <text:p>Sami peop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mi_people</text:p>
          </table:table-cell>
          <table:table-cell table:style-name="ce2" office:value-type="string" calcext:value-type="string">
            <text:p>Samen (Volk)</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mi_people</text:p>
          </table:table-cell>
          <table:table-cell table:style-name="ce2" office:value-type="string" calcext:value-type="string">
            <text:p>Sami peop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5">
          <table:table-cell table:style-name="ce2" table:number-columns-repeated="4"/>
          <table:table-cell table:style-name="ce2" office:value-type="string" calcext:value-type="string">
            <text:p>http://d-nb.info/gnd/4050473-6</text:p>
          </table:table-cell>
          <table:table-cell table:style-name="ce2" office:value-type="string" calcext:value-type="string">
            <text:p>Roma &lt;Volk&gt;</text:p>
            <text:p/>
          </table:table-cell>
          <table:table-cell office:value-type="float" office:value="0" calcext:value-type="float">
            <text:p>0</text:p>
          </table:table-cell>
          <table:table-cell office:value-type="string" calcext:value-type="string">
            <text:p>zu spezifisch, Volk der Roma ist nicht gemeint.</text:p>
          </table:table-cell>
          <table:table-cell table:number-columns-repeated="3"/>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7638</text:p>
          </table:table-cell>
          <table:table-cell table:style-name="ce2" office:value-type="string" calcext:value-type="string">
            <text:p>Teachi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50473-6</text:p>
          </table:table-cell>
          <table:table-cell table:style-name="ce2" office:value-type="string" calcext:value-type="string">
            <text:p>Roma &lt;Volk&gt; </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7638</text:p>
          </table:table-cell>
          <table:table-cell table:style-name="ce2" office:value-type="string" calcext:value-type="string">
            <text:p>Roma &lt;Volk&gt; </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3">
          <table:table-cell table:style-name="ce2" table:number-columns-repeated="6"/>
          <table:table-cell table:number-columns-repeated="2"/>
          <table:table-cell table:formula="of:=SUMPRODUCT(([.E73:.E94]&lt;&gt;&quot;&quot;)/(COUNTIF([.E73:.E94];[.E73:.E94])))" office:value-type="float" office:value="7" calcext:value-type="float">
            <text:p>7</text:p>
          </table:table-cell>
          <table:table-cell office:value-type="float" office:value="2" calcext:value-type="float">
            <text:p>2</text:p>
          </table:table-cell>
          <table:table-cell table:formula="of:=[.I95]-[.J95]" office:value-type="float" office:value="5" calcext:value-type="float">
            <text:p>5</text:p>
          </table:table-cell>
          <table:table-cell table:style-name="ce175" table:formula="of:=[.K95]/[.I95]" office:value-type="percentage" office:value="0.714285714285714" calcext:value-type="percentage">
            <text:p>71,43%</text:p>
          </table:table-cell>
          <table:table-cell table:number-columns-repeated="1012"/>
        </table:table-row>
        <table:table-row table:style-name="ro3" table:number-rows-repeated="2">
          <table:table-cell table:style-name="ce2" table:number-columns-repeated="6"/>
          <table:table-cell table:number-columns-repeated="5"/>
          <table:table-cell table:style-name="ce175"/>
          <table:table-cell table:number-columns-repeated="1012"/>
        </table:table-row>
        <table:table-row table:style-name="ro6">
          <table:table-cell table:style-name="ce2" office:value-type="string" calcext:value-type="string">
            <text:p>http://lod.b3kat.de/title/BV021827875</text:p>
          </table:table-cell>
          <table:table-cell table:style-name="ce2" office:value-type="string" calcext:value-type="string">
            <text:p>Beiträge zur Entwickelungsgeschichte der Maltechnik</text:p>
          </table:table-cell>
          <table:table-cell table:style-name="ce2" office:value-type="string" calcext:value-type="string">
            <text:p>Erläuterungen zu den "Versuchen zur Rekonstruktion der Maltechnik des Altertums bis zum Ausgang des Römischen Reiches"</text:p>
          </table:table-cell>
          <table:table-cell table:style-name="ce2" office:value-type="string" calcext:value-type="string">
            <text:p>Geschichte </text:p>
          </table:table-cell>
          <table:table-cell table:style-name="ce2" office:value-type="string" calcext:value-type="string">
            <text:p>http://lod.gesis.org/thesoz/concept/10035375</text:p>
          </table:table-cell>
          <table:table-cell table:style-name="ce2" office:value-type="string" calcext:value-type="string">
            <text:p>Antik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8068</text:p>
          </table:table-cell>
          <table:table-cell table:style-name="ce2" office:value-type="string" calcext:value-type="string">
            <text:p>Versicherungsbeitra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604</text:p>
          </table:table-cell>
          <table:table-cell table:style-name="ce2" office:value-type="string" calcext:value-type="string">
            <text:p>Versuch</text:p>
          </table:table-cell>
          <table:table-cell office:value-type="float" office:value="0" calcext:value-type="float">
            <text:p>0</text:p>
          </table:table-cell>
          <table:table-cell office:value-type="string" calcext:value-type="string">
            <text:p>zu allgemein, nicht im soziol. sinne</text:p>
          </table:table-cell>
          <table:table-cell table:number-columns-repeated="3"/>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6805</text:p>
          </table:table-cell>
          <table:table-cell table:style-name="ce2" office:value-type="string" calcext:value-type="string">
            <text:p>Römisches R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73953</text:p>
          </table:table-cell>
          <table:table-cell table:style-name="ce2" office:value-type="string" calcext:value-type="string">
            <text:p>Rekonstruk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ltert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ntiquit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01480-0</text:p>
          </table:table-cell>
          <table:table-cell table:style-name="ce2" office:value-type="string" calcext:value-type="string">
            <text:p>Altert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5375</text:p>
          </table:table-cell>
          <table:table-cell table:style-name="ce2" office:value-type="string" calcext:value-type="string">
            <text:p>Antik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5375</text:p>
          </table:table-cell>
          <table:table-cell table:style-name="ce2" office:value-type="string" calcext:value-type="string">
            <text:p>Antik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8068</text:p>
          </table:table-cell>
          <table:table-cell table:style-name="ce2" office:value-type="string" calcext:value-type="string">
            <text:p>Versicherungsbeitra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8068</text:p>
          </table:table-cell>
          <table:table-cell table:style-name="ce2" office:value-type="string" calcext:value-type="string">
            <text:p>Versicherungsbeitra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604</text:p>
          </table:table-cell>
          <table:table-cell table:style-name="ce2" office:value-type="string" calcext:value-type="string">
            <text:p>Versuch</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2604</text:p>
          </table:table-cell>
          <table:table-cell table:style-name="ce2" office:value-type="string" calcext:value-type="string">
            <text:p>Versuch</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6805</text:p>
          </table:table-cell>
          <table:table-cell table:style-name="ce2" office:value-type="string" calcext:value-type="string">
            <text:p>Römisches R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6805</text:p>
          </table:table-cell>
          <table:table-cell table:style-name="ce2" office:value-type="string" calcext:value-type="string">
            <text:p>Römisches R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73953</text:p>
          </table:table-cell>
          <table:table-cell table:style-name="ce2" office:value-type="string" calcext:value-type="string">
            <text:p>Rekonstruk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73953</text:p>
          </table:table-cell>
          <table:table-cell table:style-name="ce2" office:value-type="string" calcext:value-type="string">
            <text:p>Rekonstruk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ltert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ntiquit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ltert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89-1</text:p>
          </table:table-cell>
          <table:table-cell table:style-name="ce2" office:value-type="string" calcext:value-type="string">
            <text:p>Antiquit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38-1</text:p>
          </table:table-cell>
          <table:table-cell table:style-name="ce2" office:value-type="string" calcext:value-type="string">
            <text:p>Tes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01480-0</text:p>
          </table:table-cell>
          <table:table-cell table:style-name="ce2" office:value-type="string" calcext:value-type="string">
            <text:p>Altertum</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01480-0</text:p>
          </table:table-cell>
          <table:table-cell table:style-name="ce2" office:value-type="string" calcext:value-type="string">
            <text:p>Altertum</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3">
          <table:table-cell table:style-name="ce2" table:number-columns-repeated="6"/>
          <table:table-cell table:number-columns-repeated="2"/>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3">
          <table:table-cell table:style-name="ce2" table:number-columns-repeated="6"/>
          <table:table-cell table:number-columns-repeated="2"/>
          <table:table-cell table:formula="of:=SUMPRODUCT(([.E98:.E127]&lt;&gt;&quot;&quot;)/(COUNTIF([.E98:.E127];[.E98:.E127])))" office:value-type="float" office:value="8" calcext:value-type="float">
            <text:p>8</text:p>
          </table:table-cell>
          <table:table-cell office:value-type="float" office:value="4" calcext:value-type="float">
            <text:p>4</text:p>
          </table:table-cell>
          <table:table-cell table:formula="of:=[.I129]-[.J129]" office:value-type="float" office:value="4" calcext:value-type="float">
            <text:p>4</text:p>
          </table:table-cell>
          <table:table-cell table:style-name="ce175" table:formula="of:=[.K129]/[.I129]" office:value-type="percentage" office:value="0.5" calcext:value-type="percentage">
            <text:p>50,00%</text:p>
          </table:table-cell>
          <table:table-cell table:number-columns-repeated="1012"/>
        </table:table-row>
        <table:table-row table:style-name="ro3" table:number-rows-repeated="2">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27785</text:p>
          </table:table-cell>
          <table:table-cell table:style-name="ce2" office:value-type="string" calcext:value-type="string">
            <text:p>Johann Albrecht Bengels sechzig erbauliche Reden über die Offenbarung Johannis oder vielmehr Jesu Christi</text:p>
          </table:table-cell>
          <table:table-cell table:style-name="ce2" office:value-type="string" calcext:value-type="string">
            <text:p>samt einer Nachlese gleichen Inhalts</text:p>
          </table:table-cell>
          <table:table-cell table:style-name="ce2" office:value-type="string" calcext:value-type="string">
            <text:p>Bible </text:p>
          </table:table-cell>
          <table:table-cell table:style-name="ce2" office:value-type="string" calcext:value-type="string">
            <text:p>http://lod.gesis.org/thesoz/concept/10054863</text:p>
          </table:table-cell>
          <table:table-cell table:style-name="ce2" office:value-type="string" calcext:value-type="string">
            <text:p>Red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Public_speaking</text:p>
          </table:table-cell>
          <table:table-cell table:style-name="ce2" office:value-type="string" calcext:value-type="string">
            <text:p>Public speaking</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Public_speaking</text:p>
          </table:table-cell>
          <table:table-cell table:style-name="ce2" office:value-type="string" calcext:value-type="string">
            <text:p>Rede</text:p>
          </table:table-cell>
          <table:table-cell office:value-type="float" office:value="1" calcext:value-type="float">
            <text:p>1</text:p>
          </table:table-cell>
          <table:table-cell/>
          <table:table-cell table:formula="of:=SUMPRODUCT(([.E132:.E134]&lt;&gt;&quot;&quot;)/(COUNTIF([.E132:.E134];[.E132:.E134])))" office:value-type="float" office:value="2" calcext:value-type="float">
            <text:p>2</text:p>
          </table:table-cell>
          <table:table-cell office:value-type="float" office:value="0" calcext:value-type="float">
            <text:p>0</text:p>
          </table:table-cell>
          <table:table-cell table:formula="of:=[.I134]-[.J134]" office:value-type="float" office:value="2" calcext:value-type="float">
            <text:p>2</text:p>
          </table:table-cell>
          <table:table-cell table:style-name="ce175" table:formula="of:=[.K134]/[.I134]" office:value-type="percentage" office:value="1" calcext:value-type="percentage">
            <text:p>10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27750</text:p>
          </table:table-cell>
          <table:table-cell table:style-name="ce2" office:value-type="string" calcext:value-type="string">
            <text:p>Die 'Res Galliae' und das 'Imperium' im 4. Jahrhundert</text:p>
          </table:table-cell>
          <table:table-cell table:style-name="ce2" office:value-type="string" calcext:value-type="string">
            <text:p>Studien zum 'Ordo urbium nobilium' des Decimus Magnus Ausonius</text:p>
          </table:table-cell>
          <table:table-cell table:style-name="ce2" office:value-type="string" calcext:value-type="string">
            <text:p>Proefschriften (vorm) </text:p>
          </table:table-cell>
          <table:table-cell table:style-name="ce2" office:value-type="string" calcext:value-type="string">
            <text:p>http://d-nb.info/gnd/4113196-4</text:p>
          </table:table-cell>
          <table:table-cell table:style-name="ce2" office:value-type="string" calcext:value-type="string">
            <text:p>CAE</text:p>
          </table:table-cell>
          <table:table-cell office:value-type="float" office:value="0" calcext:value-type="float">
            <text:p>0</text:p>
          </table:table-cell>
          <table:table-cell office:value-type="string" calcext:value-type="string">
            <text:p>CAE = <text:s/>Computer aided engineering</text:p>
          </table:table-cell>
          <table:table-cell table:number-columns-repeated="3"/>
          <table:table-cell table:style-name="ce175"/>
          <table:table-cell table:number-columns-repeated="1012"/>
        </table:table-row>
        <table:table-row table:style-name="ro5">
          <table:table-cell table:style-name="ce2" table:number-columns-repeated="3"/>
          <table:table-cell table:style-name="ce2" office:value-type="string" calcext:value-type="string">
            <text:p>Ausonius, Decimus Magnus &lt;Burdigalensis, ca 310-ca 395&gt; </text:p>
          </table:table-cell>
          <table:table-cell table:style-name="ce2" office:value-type="string" calcext:value-type="string">
            <text:p>http://d-nb.info/gnd/4113196-4</text:p>
          </table:table-cell>
          <table:table-cell table:style-name="ce2" office:value-type="string" calcext:value-type="string">
            <text:p>CA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Ordo urbium nobilium (Ausonius) </text:p>
          </table:table-cell>
          <table:table-cell table:style-name="ce2" office:value-type="string" calcext:value-type="string">
            <text:p>http://d-nb.info/gnd/4113196-4</text:p>
          </table:table-cell>
          <table:table-cell table:style-name="ce2" office:value-type="string" calcext:value-type="string">
            <text:p>CA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Proefschriften (vorm) </text:p>
          </table:table-cell>
          <table:table-cell table:style-name="ce2" office:value-type="string" calcext:value-type="string">
            <text:p>http://d-nb.info/gnd/4161404-5</text:p>
          </table:table-cell>
          <table:table-cell table:style-name="ce2" office:value-type="string" calcext:value-type="string">
            <text:p>Imperi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Ausonius, Decimus Magnus &lt;Burdigalensis, ca 310-ca 395&gt; </text:p>
          </table:table-cell>
          <table:table-cell table:style-name="ce2" office:value-type="string" calcext:value-type="string">
            <text:p>http://d-nb.info/gnd/4161404-5</text:p>
          </table:table-cell>
          <table:table-cell table:style-name="ce2" office:value-type="string" calcext:value-type="string">
            <text:p>Imperium</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3"/>
          <table:table-cell table:style-name="ce2" office:value-type="string" calcext:value-type="string">
            <text:p>Ordo urbium nobilium (Ausonius) </text:p>
          </table:table-cell>
          <table:table-cell table:style-name="ce2" office:value-type="string" calcext:value-type="string">
            <text:p>http://d-nb.info/gnd/4161404-5</text:p>
          </table:table-cell>
          <table:table-cell table:style-name="ce2" office:value-type="string" calcext:value-type="string">
            <text:p>Imperium</text:p>
          </table:table-cell>
          <table:table-cell office:value-type="float" office:value="1" calcext:value-type="float">
            <text:p>1</text:p>
          </table:table-cell>
          <table:table-cell/>
          <table:table-cell table:formula="of:=SUMPRODUCT(([.E136:.E141]&lt;&gt;&quot;&quot;)/(COUNTIF([.E136:.E141];[.E136:.E141])))" office:value-type="float" office:value="2" calcext:value-type="float">
            <text:p>2</text:p>
          </table:table-cell>
          <table:table-cell office:value-type="float" office:value="1" calcext:value-type="float">
            <text:p>1</text:p>
          </table:table-cell>
          <table:table-cell table:formula="of:=[.I141]-[.J141]" office:value-type="float" office:value="1" calcext:value-type="float">
            <text:p>1</text:p>
          </table:table-cell>
          <table:table-cell table:style-name="ce175" table:formula="of:=[.K141]/[.I141]" office:value-type="percentage" office:value="0.5" calcext:value-type="percentage">
            <text:p>5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5">
          <table:table-cell table:style-name="ce2" office:value-type="string" calcext:value-type="string">
            <text:p>http://lod.b3kat.de/title/BV021826124</text:p>
          </table:table-cell>
          <table:table-cell table:style-name="ce2" office:value-type="string" calcext:value-type="string">
            <text:p>Reichsministerien der Provisorischen Zentralgewalt</text:p>
          </table:table-cell>
          <table:table-cell table:style-name="ce2" office:value-type="string" calcext:value-type="string">
            <text:p>Bestände DB 52 - 59</text:p>
          </table:table-cell>
          <table:table-cell table:style-name="ce2" office:value-type="string" calcext:value-type="string">
            <text:p>Bundesarchiv (Allemagne) - Répertoires </text:p>
          </table:table-cell>
          <table:table-cell table:style-name="ce2" office:value-type="string" calcext:value-type="string">
            <text:p>http://lod.gesis.org/thesoz/concept/10034827</text:p>
          </table:table-cell>
          <table:table-cell table:style-name="ce2" office:value-type="string" calcext:value-type="string">
            <text:p>Politi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oncept/10034827</text:p>
          </table:table-cell>
          <table:table-cell table:style-name="ce2" office:value-type="string" calcext:value-type="string">
            <text:p>Politi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oncept/10040090</text:p>
          </table:table-cell>
          <table:table-cell table:style-name="ce2" office:value-type="string" calcext:value-type="string">
            <text:p>Regier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oncept/10040090</text:p>
          </table:table-cell>
          <table:table-cell table:style-name="ce2" office:value-type="string" calcext:value-type="string">
            <text:p>Regier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oncept/10040910</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oncept/10040910</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lassification/4.4</text:p>
          </table:table-cell>
          <table:table-cell table:style-name="ce2" office:value-type="string" calcext:value-type="string">
            <text:p>Politi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lassification/4.4</text:p>
          </table:table-cell>
          <table:table-cell table:style-name="ce2" office:value-type="string" calcext:value-type="string">
            <text:p>Policy, Politics, Polit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lassification/4.4</text:p>
          </table:table-cell>
          <table:table-cell table:style-name="ce2" office:value-type="string" calcext:value-type="string">
            <text:p>politiqu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lassification/4.4</text:p>
          </table:table-cell>
          <table:table-cell table:style-name="ce2" office:value-type="string" calcext:value-type="string">
            <text:p>Politik</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lassification/4.4</text:p>
          </table:table-cell>
          <table:table-cell table:style-name="ce2" office:value-type="string" calcext:value-type="string">
            <text:p>Policy, Politics, Polit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lassification/4.4</text:p>
          </table:table-cell>
          <table:table-cell table:style-name="ce2" office:value-type="string" calcext:value-type="string">
            <text:p>politiqu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lod.gesis.org/thesoz/concept/10047676</text:p>
          </table:table-cell>
          <table:table-cell table:style-name="ce2" office:value-type="string" calcext:value-type="string">
            <text:p>Höflichkei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lod.gesis.org/thesoz/concept/10047676</text:p>
          </table:table-cell>
          <table:table-cell table:style-name="ce2" office:value-type="string" calcext:value-type="string">
            <text:p>Höflichkei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Bundesarchiv (Allemagne) - Répertoires </text:p>
          </table:table-cell>
          <table:table-cell table:style-name="ce2" office:value-type="string" calcext:value-type="string">
            <text:p>http://cv.iptc.org/newscodes/mediatopic/20000621</text:p>
          </table:table-cell>
          <table:table-cell table:style-name="ce2" office:value-type="string" calcext:value-type="string">
            <text:p>government policy</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2">
          <table:table-cell table:style-name="ce2" table:number-columns-repeated="3"/>
          <table:table-cell table:style-name="ce2" office:value-type="string" calcext:value-type="string">
            <text:p>Allemagne - Politique et gouvernement - 1848-1849 - Répertoires </text:p>
          </table:table-cell>
          <table:table-cell table:style-name="ce2" office:value-type="string" calcext:value-type="string">
            <text:p>http://cv.iptc.org/newscodes/mediatopic/20000621</text:p>
          </table:table-cell>
          <table:table-cell table:style-name="ce2" office:value-type="string" calcext:value-type="string">
            <text:p>government policy</text:p>
          </table:table-cell>
          <table:table-cell office:value-type="float" office:value="1" calcext:value-type="float">
            <text:p>1</text:p>
          </table:table-cell>
          <table:table-cell/>
          <table:table-cell table:formula="of:=SUMPRODUCT(([.E143:.E158]&lt;&gt;&quot;&quot;)/(COUNTIF([.E143:.E158];[.E143:.E158])))" office:value-type="float" office:value="6" calcext:value-type="float">
            <text:p>6</text:p>
          </table:table-cell>
          <table:table-cell office:value-type="float" office:value="1" calcext:value-type="float">
            <text:p>1</text:p>
          </table:table-cell>
          <table:table-cell table:formula="of:=[.I158]-[.J158]" office:value-type="float" office:value="5" calcext:value-type="float">
            <text:p>5</text:p>
          </table:table-cell>
          <table:table-cell table:style-name="ce175" table:formula="of:=[.K158]/[.I158]" office:value-type="percentage" office:value="0.833333333333333" calcext:value-type="percentage">
            <text:p>83,33%</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19681</text:p>
          </table:table-cell>
          <table:table-cell table:style-name="ce2" office:value-type="string" calcext:value-type="string">
            <text:p>Chancen und Zukunftsaspekte der Maschinen- und Betriebshilferinge</text:p>
          </table:table-cell>
          <table:table-cell table:style-name="ce2" office:value-type="string" calcext:value-type="string">
            <text:p>Dokumentation der 7. Internationalen Tagung vom 29. Juni bis 2.Juli 1987 in Linz</text:p>
          </table:table-cell>
          <table:table-cell table:style-name="ce2" office:value-type="string" calcext:value-type="string">
            <text:p>Kongreß - Linz &lt;1987&gt; - Maschinenring </text:p>
          </table:table-cell>
          <table:table-cell table:style-name="ce2" office:value-type="string" calcext:value-type="string">
            <text:p>http://lod.gesis.org/thesoz/concept/10040538</text:p>
          </table:table-cell>
          <table:table-cell table:style-name="ce2" office:value-type="string" calcext:value-type="string">
            <text:p>Dokumenta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7839</text:p>
          </table:table-cell>
          <table:table-cell table:style-name="ce2" office:value-type="string" calcext:value-type="string">
            <text:p>Konferen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1763</text:p>
          </table:table-cell>
          <table:table-cell table:style-name="ce2" office:value-type="string" calcext:value-type="string">
            <text:p>Maschin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2604</text:p>
          </table:table-cell>
          <table:table-cell table:style-name="ce2" office:value-type="string" calcext:value-type="string">
            <text:p>Erste Internationa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7795</text:p>
          </table:table-cell>
          <table:table-cell table:style-name="ce2" office:value-type="string" calcext:value-type="string">
            <text:p>Kominter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7796</text:p>
          </table:table-cell>
          <table:table-cell table:style-name="ce2" office:value-type="string" calcext:value-type="string">
            <text:p>Zweite Internationa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7797</text:p>
          </table:table-cell>
          <table:table-cell table:style-name="ce2" office:value-type="string" calcext:value-type="string">
            <text:p>sozialistische Internationa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381-6</text:p>
          </table:table-cell>
          <table:table-cell table:style-name="ce2" office:value-type="string" calcext:value-type="string">
            <text:p>Machine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381-6</text:p>
          </table:table-cell>
          <table:table-cell table:style-name="ce2" office:value-type="string" calcext:value-type="string">
            <text:p>Maschin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6782-6</text:p>
          </table:table-cell>
          <table:table-cell table:style-name="ce2" office:value-type="string" calcext:value-type="string">
            <text:p>Documenta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6782-6</text:p>
          </table:table-cell>
          <table:table-cell table:style-name="ce2" office:value-type="string" calcext:value-type="string">
            <text:p>Dokumenta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711-0</text:p>
          </table:table-cell>
          <table:table-cell table:style-name="ce2" office:value-type="string" calcext:value-type="string">
            <text:p>International conferenc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711-0</text:p>
          </table:table-cell>
          <table:table-cell table:style-name="ce2" office:value-type="string" calcext:value-type="string">
            <text:p>Internationale Konferen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549</text:p>
          </table:table-cell>
          <table:table-cell table:style-name="ce2" office:value-type="string" calcext:value-type="string">
            <text:p>P.08 <text:s/>Machine Product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549</text:p>
          </table:table-cell>
          <table:table-cell table:style-name="ce2" office:value-type="string" calcext:value-type="string">
            <text:p>P.08 <text:s/>Maschinenbauproduk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Documentation</text:p>
          </table:table-cell>
          <table:table-cell table:style-name="ce2" office:value-type="string" calcext:value-type="string">
            <text:p>Documenta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Documentation</text:p>
          </table:table-cell>
          <table:table-cell table:style-name="ce2" office:value-type="string" calcext:value-type="string">
            <text:p>Dokumenta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achine</text:p>
          </table:table-cell>
          <table:table-cell table:style-name="ce2" office:value-type="string" calcext:value-type="string">
            <text:p>Maschin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12656-0</text:p>
          </table:table-cell>
          <table:table-cell table:style-name="ce2" office:value-type="string" calcext:value-type="string">
            <text:p>Dokumentation</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2350</text:p>
          </table:table-cell>
          <table:table-cell table:style-name="ce2" office:value-type="string" calcext:value-type="string">
            <text:p>documentation</text:p>
          </table:table-cell>
          <table:table-cell office:value-type="float" office:value="1" calcext:value-type="float">
            <text:p>1</text:p>
          </table:table-cell>
          <table:table-cell/>
          <table:table-cell table:formula="of:=SUMPRODUCT(([.E160:.E179]&lt;&gt;&quot;&quot;)/(COUNTIF([.E160:.E179];[.E160:.E179])))" office:value-type="float" office:value="15" calcext:value-type="float">
            <text:p>15</text:p>
          </table:table-cell>
          <table:table-cell office:value-type="float" office:value="4" calcext:value-type="float">
            <text:p>4</text:p>
          </table:table-cell>
          <table:table-cell table:formula="of:=[.I179]-[.J179]" office:value-type="float" office:value="11" calcext:value-type="float">
            <text:p>11</text:p>
          </table:table-cell>
          <table:table-cell table:style-name="ce175" table:formula="of:=[.K179]/[.I179]" office:value-type="percentage" office:value="0.733333333333333" calcext:value-type="percentage">
            <text:p>73,33%</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6">
          <table:table-cell table:style-name="ce2" office:value-type="string" calcext:value-type="string">
            <text:p>http://lod.b3kat.de/title/BV021818790</text:p>
          </table:table-cell>
          <table:table-cell table:style-name="ce2" office:value-type="string" calcext:value-type="string">
            <text:p>Krüger's illustriertes Massagebuch</text:p>
          </table:table-cell>
          <table:table-cell table:style-name="ce2" office:value-type="string" calcext:value-type="string">
            <text:p>ein Leitfaden zur Erlernung der Massage für Masseurlehrlinge, Heilgehilfen, Krankenpfleger und Laien</text:p>
          </table:table-cell>
          <table:table-cell table:style-name="ce2" office:value-type="string" calcext:value-type="string">
            <text:p>Massage </text:p>
          </table:table-cell>
          <table:table-cell table:style-name="ce2" office:value-type="string" calcext:value-type="string">
            <text:p>http://lod.gesis.org/thesoz/concept/10045517</text:p>
          </table:table-cell>
          <table:table-cell table:style-name="ce2" office:value-type="string" calcext:value-type="string">
            <text:p>Krankenpflege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9910</text:p>
          </table:table-cell>
          <table:table-cell table:style-name="ce2" office:value-type="string" calcext:value-type="string">
            <text:p>Krankenpfleg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0443</text:p>
          </table:table-cell>
          <table:table-cell table:style-name="ce2" office:value-type="string" calcext:value-type="string">
            <text:p>Laie</text:p>
          </table:table-cell>
          <table:table-cell office:value-type="float" office:value="0" calcext:value-type="float">
            <text:p>0</text:p>
          </table:table-cell>
          <table:table-cell office:value-type="string" calcext:value-type="string">
            <text:p>hier nicht im religiösen Sinn gemeint </text:p>
          </table:table-cell>
          <table:table-cell table:number-columns-repeated="3"/>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07-2</text:p>
          </table:table-cell>
          <table:table-cell table:style-name="ce2" office:value-type="string" calcext:value-type="string">
            <text:p>Nursing profession</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07-2</text:p>
          </table:table-cell>
          <table:table-cell table:style-name="ce2" office:value-type="string" calcext:value-type="string">
            <text:p>Pflegeberufe</text:p>
          </table:table-cell>
          <table:table-cell office:value-type="float" office:value="1" calcext:value-type="float">
            <text:p>1</text:p>
          </table:table-cell>
          <table:table-cell/>
          <table:table-cell table:formula="of:=SUMPRODUCT(([.E181:.E185]&lt;&gt;&quot;&quot;)/(COUNTIF([.E181:.E185];[.E181:.E185])))" office:value-type="float" office:value="4" calcext:value-type="float">
            <text:p>4</text:p>
          </table:table-cell>
          <table:table-cell office:value-type="float" office:value="1" calcext:value-type="float">
            <text:p>1</text:p>
          </table:table-cell>
          <table:table-cell table:formula="of:=[.I185]-[.J185]" office:value-type="float" office:value="3" calcext:value-type="float">
            <text:p>3</text:p>
          </table:table-cell>
          <table:table-cell table:style-name="ce175" table:formula="of:=[.K185]/[.I185]" office:value-type="percentage" office:value="0.75" calcext:value-type="percentage">
            <text:p>75,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5">
          <table:table-cell table:style-name="ce2" office:value-type="string" calcext:value-type="string">
            <text:p>http://lod.b3kat.de/title/BV021814484</text:p>
          </table:table-cell>
          <table:table-cell table:style-name="ce2" office:value-type="string" calcext:value-type="string">
            <text:p>Die evangelische Haupt- und Pfarr-Kirche zu St. Elisabet</text:p>
          </table:table-cell>
          <table:table-cell table:style-name="ce2" office:value-type="string" calcext:value-type="string">
            <text:p>Denkschrift zur Feier ihres 600jährigen Bestehens</text:p>
          </table:table-cell>
          <table:table-cell table:style-name="ce2" office:value-type="string" calcext:value-type="string">
            <text:p>Wrocław (Poland) </text:p>
          </table:table-cell>
          <table:table-cell table:style-name="ce2" office:value-type="string" calcext:value-type="string">
            <text:p>http://lod.gesis.org/thesoz/concept/10040290</text:p>
          </table:table-cell>
          <table:table-cell table:style-name="ce2" office:value-type="string" calcext:value-type="string">
            <text:p>Kir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4807</text:p>
          </table:table-cell>
          <table:table-cell table:style-name="ce2" office:value-type="string" calcext:value-type="string">
            <text:p>Pfarre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93-4</text:p>
          </table:table-cell>
          <table:table-cell table:style-name="ce2" office:value-type="string" calcext:value-type="string">
            <text:p>Chur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93-4</text:p>
          </table:table-cell>
          <table:table-cell table:style-name="ce2" office:value-type="string" calcext:value-type="string">
            <text:p>Kir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12-2</text:p>
          </table:table-cell>
          <table:table-cell table:style-name="ce2" office:value-type="string" calcext:value-type="string">
            <text:p>Clerg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12-2</text:p>
          </table:table-cell>
          <table:table-cell table:style-name="ce2" office:value-type="string" calcext:value-type="string">
            <text:p>Geistli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30702-5</text:p>
          </table:table-cell>
          <table:table-cell table:style-name="ce2" office:value-type="string" calcext:value-type="string">
            <text:p>Kir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132592-8</text:p>
          </table:table-cell>
          <table:table-cell table:style-name="ce2" office:value-type="string" calcext:value-type="string">
            <text:p>Pfarre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698</text:p>
          </table:table-cell>
          <table:table-cell table:style-name="ce2" office:value-type="string" calcext:value-type="string">
            <text:p>church</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0972</text:p>
          </table:table-cell>
          <table:table-cell table:style-name="ce2" office:value-type="string" calcext:value-type="string">
            <text:p>Kirche</text:p>
          </table:table-cell>
          <table:table-cell office:value-type="float" office:value="1" calcext:value-type="float">
            <text:p>1</text:p>
          </table:table-cell>
          <table:table-cell/>
          <table:table-cell table:formula="of:=SUMPRODUCT(([.E187:.E196]&lt;&gt;&quot;&quot;)/(COUNTIF([.E187:.E196];[.E187:.E196])))" office:value-type="float" office:value="8" calcext:value-type="float">
            <text:p>8</text:p>
          </table:table-cell>
          <table:table-cell office:value-type="float" office:value="0" calcext:value-type="float">
            <text:p>0</text:p>
          </table:table-cell>
          <table:table-cell table:formula="of:=[.I196]-[.J196]" office:value-type="float" office:value="8" calcext:value-type="float">
            <text:p>8</text:p>
          </table:table-cell>
          <table:table-cell table:style-name="ce175" table:formula="of:=[.K196]/[.I196]" office:value-type="percentage" office:value="1" calcext:value-type="percentage">
            <text:p>10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5">
          <table:table-cell table:style-name="ce2" office:value-type="string" calcext:value-type="string">
            <text:p>http://lod.b3kat.de/title/BV021812606</text:p>
          </table:table-cell>
          <table:table-cell table:style-name="ce2" office:value-type="string" calcext:value-type="string">
            <text:p>Taschenwörterbuch der englischen und deutschen Sprache</text:p>
          </table:table-cell>
          <table:table-cell table:style-name="ce2" office:value-type="string" calcext:value-type="string">
            <text:p>Erster Teil: Englisch -Deutsch</text:p>
          </table:table-cell>
          <table:table-cell table:style-name="ce2" office:value-type="string" calcext:value-type="string">
            <text:p>Wörterbuch </text:p>
          </table:table-cell>
          <table:table-cell table:style-name="ce2" office:value-type="string" calcext:value-type="string">
            <text:p>http://lod.gesis.org/thesoz/concept/10040824</text:p>
          </table:table-cell>
          <table:table-cell table:style-name="ce2" office:value-type="string" calcext:value-type="string">
            <text:p>deutsche Spra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_language</text:p>
          </table:table-cell>
          <table:table-cell table:style-name="ce2" office:value-type="string" calcext:value-type="string">
            <text:p>Deutsche Sprach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_language</text:p>
          </table:table-cell>
          <table:table-cell table:style-name="ce2" office:value-type="string" calcext:value-type="string">
            <text:p>German language</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042</text:p>
          </table:table-cell>
          <table:table-cell table:style-name="ce2" office:value-type="string" calcext:value-type="string">
            <text:p>language</text:p>
          </table:table-cell>
          <table:table-cell office:value-type="float" office:value="1" calcext:value-type="float">
            <text:p>1</text:p>
          </table:table-cell>
          <table:table-cell/>
          <table:table-cell table:formula="of:=SUMPRODUCT(([.E198:.E201]&lt;&gt;&quot;&quot;)/(COUNTIF([.E198:.E201];[.E198:.E201])))" office:value-type="float" office:value="3" calcext:value-type="float">
            <text:p>3</text:p>
          </table:table-cell>
          <table:table-cell office:value-type="float" office:value="0" calcext:value-type="float">
            <text:p>0</text:p>
          </table:table-cell>
          <table:table-cell table:formula="of:=[.I201]-[.J201]" office:value-type="float" office:value="3" calcext:value-type="float">
            <text:p>3</text:p>
          </table:table-cell>
          <table:table-cell table:style-name="ce175" table:formula="of:=[.K201]/[.I201]" office:value-type="percentage" office:value="1" calcext:value-type="percentage">
            <text:p>10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07127</text:p>
          </table:table-cell>
          <table:table-cell table:style-name="ce2" office:value-type="string" calcext:value-type="string">
            <text:p>Finanzhilfen, wie und wo?</text:p>
          </table:table-cell>
          <table:table-cell table:style-name="ce2" office:value-type="string" calcext:value-type="string">
            <text:p>Wegweiser zu staatlichen Förderungs- und Finanzierungsmöglichkeiten</text:p>
          </table:table-cell>
          <table:table-cell table:style-name="ce2" office:value-type="string" calcext:value-type="string">
            <text:p>Bayern - Subvention </text:p>
          </table:table-cell>
          <table:table-cell table:style-name="ce2" office:value-type="string" calcext:value-type="string">
            <text:p>http://lod.gesis.org/thesoz/concept/10043824</text:p>
          </table:table-cell>
          <table:table-cell table:style-name="ce2" office:value-type="string" calcext:value-type="string">
            <text:p>öffentliche Förder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lod.gesis.org/thesoz/concept/10043824</text:p>
          </table:table-cell>
          <table:table-cell table:style-name="ce2" office:value-type="string" calcext:value-type="string">
            <text:p>öffentliche Förder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lod.gesis.org/thesoz/concept/10043824</text:p>
          </table:table-cell>
          <table:table-cell table:style-name="ce2" office:value-type="string" calcext:value-type="string">
            <text:p>öffentliche Förder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zbw.eu/stw/descriptor/12368-1</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zbw.eu/stw/descriptor/12368-1</text:p>
          </table:table-cell>
          <table:table-cell table:style-name="ce2" office:value-type="string" calcext:value-type="string">
            <text:p>Forderung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zbw.eu/stw/descriptor/12368-1</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zbw.eu/stw/descriptor/12368-1</text:p>
          </table:table-cell>
          <table:table-cell table:style-name="ce2" office:value-type="string" calcext:value-type="string">
            <text:p>Forderung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zbw.eu/stw/descriptor/12368-1</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zbw.eu/stw/descriptor/12368-1</text:p>
          </table:table-cell>
          <table:table-cell table:style-name="ce2" office:value-type="string" calcext:value-type="string">
            <text:p>Forderung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dbpedia.org/resource/Accounts_receivable</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dbpedia.org/resource/Accounts_receivable</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dbpedia.org/resource/Accounts_receivable</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dbpedia.org/resource/Accounts_receivable</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dbpedia.org/resource/Accounts_receivable</text:p>
          </table:table-cell>
          <table:table-cell table:style-name="ce2" office:value-type="string" calcext:value-type="string">
            <text:p>Accounts receivab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dbpedia.org/resource/Accounts_receivable</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d-nb.info/gnd/4017826-2</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d-nb.info/gnd/4017826-2</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d-nb.info/gnd/4017826-2</text:p>
          </table:table-cell>
          <table:table-cell table:style-name="ce2" office:value-type="string" calcext:value-type="string">
            <text:p>Forderu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Subvention </text:p>
          </table:table-cell>
          <table:table-cell table:style-name="ce2" office:value-type="string" calcext:value-type="string">
            <text:p>http://cv.iptc.org/newscodes/mediatopic/20000267</text:p>
          </table:table-cell>
          <table:table-cell table:style-name="ce2" office:value-type="string" calcext:value-type="string">
            <text:p>oil and gas - upstream activitie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Bayern - Öffentliche Förderung </text:p>
          </table:table-cell>
          <table:table-cell table:style-name="ce2" office:value-type="string" calcext:value-type="string">
            <text:p>http://cv.iptc.org/newscodes/mediatopic/20000267</text:p>
          </table:table-cell>
          <table:table-cell table:style-name="ce2" office:value-type="string" calcext:value-type="string">
            <text:p>oil and gas - upstream activities</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3"/>
          <table:table-cell table:style-name="ce2" office:value-type="string" calcext:value-type="string">
            <text:p>Finanzierungshilfe </text:p>
          </table:table-cell>
          <table:table-cell table:style-name="ce2" office:value-type="string" calcext:value-type="string">
            <text:p>http://cv.iptc.org/newscodes/mediatopic/20000267</text:p>
          </table:table-cell>
          <table:table-cell table:style-name="ce2" office:value-type="string" calcext:value-type="string">
            <text:p>oil and gas - upstream activities</text:p>
          </table:table-cell>
          <table:table-cell office:value-type="float" office:value="0" calcext:value-type="float">
            <text:p>0</text:p>
          </table:table-cell>
          <table:table-cell/>
          <table:table-cell table:formula="of:=SUMPRODUCT(([.E203:.E223]&lt;&gt;&quot;&quot;)/(COUNTIF([.E203:.E223];[.E203:.E223])))" office:value-type="float" office:value="5" calcext:value-type="float">
            <text:p>5</text:p>
          </table:table-cell>
          <table:table-cell office:value-type="float" office:value="4" calcext:value-type="float">
            <text:p>4</text:p>
          </table:table-cell>
          <table:table-cell table:formula="of:=[.I223]-[.J223]" office:value-type="float" office:value="0.999999999999999" calcext:value-type="float">
            <text:p>1</text:p>
          </table:table-cell>
          <table:table-cell table:style-name="ce175" table:formula="of:=[.K223]/[.I223]" office:value-type="percentage" office:value="0.2" calcext:value-type="percentage">
            <text:p>2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06024</text:p>
          </table:table-cell>
          <table:table-cell table:style-name="ce2" office:value-type="string" calcext:value-type="string">
            <text:p>Volksentscheid oder Brauerei-Diktat?</text:p>
          </table:table-cell>
          <table:table-cell table:style-name="ce2" office:value-type="string" calcext:value-type="string">
            <text:p>ökonomische Betrachtungen zum Schankstättengesetz</text:p>
          </table:table-cell>
          <table:table-cell table:style-name="ce2" office:value-type="string" calcext:value-type="string">
            <text:p>Duitsland; sociale toestanden en problemen; drankgebruik en drankmisbruik </text:p>
          </table:table-cell>
          <table:table-cell table:style-name="ce2" office:value-type="string" calcext:value-type="string">
            <text:p>http://lod.gesis.org/thesoz/concept/10035044</text:p>
          </table:table-cell>
          <table:table-cell table:style-name="ce2" office:value-type="string" calcext:value-type="string">
            <text:p>Alk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Germany; social conditions, social problems; alcohol and temperance </text:p>
          </table:table-cell>
          <table:table-cell table:style-name="ce2" office:value-type="string" calcext:value-type="string">
            <text:p>http://lod.gesis.org/thesoz/concept/10035044</text:p>
          </table:table-cell>
          <table:table-cell table:style-name="ce2" office:value-type="string" calcext:value-type="string">
            <text:p>Alk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2">
          <table:table-cell table:style-name="ce2" table:number-columns-repeated="3"/>
          <table:table-cell table:style-name="ce2" office:value-type="string" calcext:value-type="string">
            <text:p>Duitsland; sociale toestanden en problemen; drankgebruik en drankmisbruik </text:p>
          </table:table-cell>
          <table:table-cell table:style-name="ce2" office:value-type="string" calcext:value-type="string">
            <text:p>http://lod.gesis.org/thesoz/concept/10040910</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5">
          <table:table-cell table:style-name="ce2" table:number-columns-repeated="3"/>
          <table:table-cell table:style-name="ce2" office:value-type="string" calcext:value-type="string">
            <text:p>Germany; social conditions, social problems; alcohol and temperance </text:p>
          </table:table-cell>
          <table:table-cell table:style-name="ce2" office:value-type="string" calcext:value-type="string">
            <text:p>http://lod.gesis.org/thesoz/concept/10040910</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1342</text:p>
          </table:table-cell>
          <table:table-cell table:style-name="ce2" office:value-type="string" calcext:value-type="string">
            <text:p>soziales Proble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1342</text:p>
          </table:table-cell>
          <table:table-cell table:style-name="ce2" office:value-type="string" calcext:value-type="string">
            <text:p>soziales Proble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Social Problem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problèmes sociaux</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soziale Problem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Social Problem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problèmes sociaux</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lassification/2.9</text:p>
          </table:table-cell>
          <table:table-cell table:style-name="ce2" office:value-type="string" calcext:value-type="string">
            <text:p>soziale Problem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665-6</text:p>
          </table:table-cell>
          <table:table-cell table:style-name="ce2" office:value-type="string" calcext:value-type="string">
            <text:p>Alc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665-6</text:p>
          </table:table-cell>
          <table:table-cell table:style-name="ce2" office:value-type="string" calcext:value-type="string">
            <text:p>Alk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665-6</text:p>
          </table:table-cell>
          <table:table-cell table:style-name="ce2" office:value-type="string" calcext:value-type="string">
            <text:p>Alc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665-6</text:p>
          </table:table-cell>
          <table:table-cell table:style-name="ce2" office:value-type="string" calcext:value-type="string">
            <text:p>Alk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715-5</text:p>
          </table:table-cell>
          <table:table-cell table:style-name="ce2" office:value-type="string" calcext:value-type="string">
            <text:p>Social condition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715-5</text:p>
          </table:table-cell>
          <table:table-cell table:style-name="ce2" office:value-type="string" calcext:value-type="string">
            <text:p>Soziale Lag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715-5</text:p>
          </table:table-cell>
          <table:table-cell table:style-name="ce2" office:value-type="string" calcext:value-type="string">
            <text:p>Social condition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715-5</text:p>
          </table:table-cell>
          <table:table-cell table:style-name="ce2" office:value-type="string" calcext:value-type="string">
            <text:p>Soziale Lag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61</text:p>
          </table:table-cell>
          <table:table-cell table:style-name="ce2" office:value-type="string" calcext:value-type="string">
            <text:p>G.01.01.01 <text:s/>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61</text:p>
          </table:table-cell>
          <table:table-cell table:style-name="ce2" office:value-type="string" calcext:value-type="string">
            <text:p>G.01.01.01 <text:s/>Germa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61</text:p>
          </table:table-cell>
          <table:table-cell table:style-name="ce2" office:value-type="string" calcext:value-type="string">
            <text:p>G.01.01.01 <text:s/>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361</text:p>
          </table:table-cell>
          <table:table-cell table:style-name="ce2" office:value-type="string" calcext:value-type="string">
            <text:p>G.01.01.01 <text:s/>Germa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3356</text:p>
          </table:table-cell>
          <table:table-cell table:style-name="ce2" office:value-type="string" calcext:value-type="string">
            <text:p>N.06.03.04 <text:s/>Social Problem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3356</text:p>
          </table:table-cell>
          <table:table-cell table:style-name="ce2" office:value-type="string" calcext:value-type="string">
            <text:p>N.06.03.04 <text:s/>Soziale Problem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3356</text:p>
          </table:table-cell>
          <table:table-cell table:style-name="ce2" office:value-type="string" calcext:value-type="string">
            <text:p>N.06.03.04 <text:s/>Social Problem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3356</text:p>
          </table:table-cell>
          <table:table-cell table:style-name="ce2" office:value-type="string" calcext:value-type="string">
            <text:p>N.06.03.04 <text:s/>Soziale Problem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c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kano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koho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coho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kano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Alcohol</text:p>
          </table:table-cell>
          <table:table-cell table:style-name="ce2" office:value-type="string" calcext:value-type="string">
            <text:p>Alkohol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y</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y</text:p>
          </table:table-cell>
          <table:table-cell table:style-name="ce2" office:value-type="string" calcext:value-type="string">
            <text:p>Germa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y</text:p>
          </table:table-cell>
          <table:table-cell table:style-name="ce2" office:value-type="string" calcext:value-type="string">
            <text:p>Deutsch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Germany</text:p>
          </table:table-cell>
          <table:table-cell table:style-name="ce2" office:value-type="string" calcext:value-type="string">
            <text:p>Germa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799</text:p>
          </table:table-cell>
          <table:table-cell table:style-name="ce2" office:value-type="string" calcext:value-type="string">
            <text:p>social condi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799</text:p>
          </table:table-cell>
          <table:table-cell table:style-name="ce2" office:value-type="string" calcext:value-type="string">
            <text:p>social conditi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802</text:p>
          </table:table-cell>
          <table:table-cell table:style-name="ce2" office:value-type="string" calcext:value-type="string">
            <text:p>social proble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802</text:p>
          </table:table-cell>
          <table:table-cell table:style-name="ce2" office:value-type="string" calcext:value-type="string">
            <text:p>social proble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3245</text:p>
          </table:table-cell>
          <table:table-cell table:style-name="ce2" office:value-type="string" calcext:value-type="string">
            <text:p>Germa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14370</text:p>
          </table:table-cell>
          <table:table-cell table:style-name="ce2" office:value-type="string" calcext:value-type="string">
            <text:p>social conditions </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49877</text:p>
          </table:table-cell>
          <table:table-cell table:style-name="ce2" office:value-type="string" calcext:value-type="string">
            <text:p>social problems</text:p>
          </table:table-cell>
          <table:table-cell office:value-type="float" office:value="1" calcext:value-type="float">
            <text:p>1</text:p>
          </table:table-cell>
          <table:table-cell/>
          <table:table-cell table:formula="of:=SUMPRODUCT(([.E225:.E269]&lt;&gt;&quot;&quot;)/(COUNTIF([.E225:.E269];[.E225:.E269])))" office:value-type="float" office:value="15" calcext:value-type="float">
            <text:p>15</text:p>
          </table:table-cell>
          <table:table-cell office:value-type="float" office:value="0" calcext:value-type="float">
            <text:p>0</text:p>
          </table:table-cell>
          <table:table-cell table:formula="of:=[.I269]-[.J269]" office:value-type="float" office:value="15" calcext:value-type="float">
            <text:p>15</text:p>
          </table:table-cell>
          <table:table-cell table:style-name="ce175" table:formula="of:=[.K269]/[.I269]" office:value-type="percentage" office:value="1" calcext:value-type="percentage">
            <text:p>100,00%</text:p>
          </table:table-cell>
          <table:table-cell table:number-columns-repeated="1012"/>
        </table:table-row>
        <table:table-row table:style-name="ro3" table:number-rows-repeated="4">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805994</text:p>
          </table:table-cell>
          <table:table-cell table:style-name="ce2" office:value-type="string" calcext:value-type="string">
            <text:p>Natanael und Iona</text:p>
          </table:table-cell>
          <table:table-cell table:style-name="ce2" office:value-type="string" calcext:value-type="string">
            <text:p>zwei biblische Lebensbilder in zwei öffentlich gehaltenen Vorträgen</text:p>
          </table:table-cell>
          <table:table-cell table:style-name="ce2" office:value-type="string" calcext:value-type="string">
            <text:p>Bible </text:p>
          </table:table-cell>
          <table:table-cell table:style-name="ce2" office:value-type="string" calcext:value-type="string">
            <text:p>http://lod.gesis.org/thesoz/concept/10036193</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3"/>
          <table:table-cell table:style-name="ce2" office:value-type="string" calcext:value-type="string">
            <text:p>Jesus Christ </text:p>
          </table:table-cell>
          <table:table-cell table:style-name="ce2" office:value-type="string" calcext:value-type="string">
            <text:p>http://lod.gesis.org/thesoz/concept/10036193</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Loh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Wage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Loh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Wage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1028</text:p>
          </table:table-cell>
          <table:table-cell table:style-name="ce2" office:value-type="string" calcext:value-type="string">
            <text:p>coxed pair</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1028</text:p>
          </table:table-cell>
          <table:table-cell table:style-name="ce2" office:value-type="string" calcext:value-type="string">
            <text:p>coxed pair</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0-6</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0794</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0-6</text:p>
          </table:table-cell>
          <table:table-cell table:style-name="ce2" office:value-type="string" calcext:value-type="string">
            <text:p>Gehalt</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0794</text:p>
          </table:table-cell>
          <table:table-cell table:style-name="ce2" office:value-type="string" calcext:value-type="string">
            <text:p>Gehalt</text:p>
          </table:table-cell>
          <table:table-cell office:value-type="float" office:value="0" calcext:value-type="float">
            <text:p>0</text:p>
          </table:table-cell>
          <table:table-cell/>
          <table:table-cell table:formula="of:=SUMPRODUCT(([.E274:.E285]&lt;&gt;&quot;&quot;)/(COUNTIF([.E274:.E285];[.E274:.E285])))" office:value-type="float" office:value="5" calcext:value-type="float">
            <text:p>5</text:p>
          </table:table-cell>
          <table:table-cell office:value-type="float" office:value="5" calcext:value-type="float">
            <text:p>5</text:p>
          </table:table-cell>
          <table:table-cell table:formula="of:=[.I285]-[.J285]" office:value-type="float" office:value="0" calcext:value-type="float">
            <text:p>0</text:p>
          </table:table-cell>
          <table:table-cell table:style-name="ce175" table:formula="of:=[.K285]/[.I285]" office:value-type="percentage" office:value="0" calcext:value-type="percentage">
            <text:p>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7">
          <table:table-cell table:style-name="ce2" office:value-type="string" calcext:value-type="string">
            <text:p>http://lod.b3kat.de/title/BV021805201</text:p>
          </table:table-cell>
          <table:table-cell table:style-name="ce2" office:value-type="string" calcext:value-type="string">
            <text:p>Apokalypsis</text:p>
          </table:table-cell>
          <table:table-cell table:style-name="ce2" office:value-type="string" calcext:value-type="string">
            <text:p>zehn lithographisch vervielfältigte Federzeichnungen, nachgebildet den am Ende Okt. d. J. aus der Felix'schen Sammlung, in die des Germanischen Museums zu Nürnberg übergegangenen Originalen ...</text:p>
          </table:table-cell>
          <table:table-cell table:style-name="ce2" office:value-type="string" calcext:value-type="string">
            <text:p>Art apocalyptique </text:p>
          </table:table-cell>
          <table:table-cell table:style-name="ce2" office:value-type="string" calcext:value-type="string">
            <text:p>http://lod.gesis.org/thesoz/concept/10037433</text:p>
          </table:table-cell>
          <table:table-cell table:style-name="ce2" office:value-type="string" calcext:value-type="string">
            <text:p>Muse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57-1</text:p>
          </table:table-cell>
          <table:table-cell table:style-name="ce2" office:value-type="string" calcext:value-type="string">
            <text:p>Muse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57-1</text:p>
          </table:table-cell>
          <table:table-cell table:style-name="ce2" office:value-type="string" calcext:value-type="string">
            <text:p>Muse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545-2</text:p>
          </table:table-cell>
          <table:table-cell table:style-name="ce2" office:value-type="string" calcext:value-type="string">
            <text:p>Cutle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545-2</text:p>
          </table:table-cell>
          <table:table-cell table:style-name="ce2" office:value-type="string" calcext:value-type="string">
            <text:p>Schneidwaren und Besteck</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useum</text:p>
          </table:table-cell>
          <table:table-cell table:style-name="ce2" office:value-type="string" calcext:value-type="string">
            <text:p>Muse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Museum</text:p>
          </table:table-cell>
          <table:table-cell table:style-name="ce2" office:value-type="string" calcext:value-type="string">
            <text:p>Muse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40795-0</text:p>
          </table:table-cell>
          <table:table-cell table:style-name="ce2" office:value-type="string" calcext:value-type="string">
            <text:p>Museum</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25285</text:p>
          </table:table-cell>
          <table:table-cell table:style-name="ce2" office:value-type="string" calcext:value-type="string">
            <text:p>Museums</text:p>
          </table:table-cell>
          <table:table-cell office:value-type="float" office:value="1" calcext:value-type="float">
            <text:p>1</text:p>
          </table:table-cell>
          <table:table-cell/>
          <table:table-cell table:formula="of:=SUMPRODUCT(([.E287:.E295]&lt;&gt;&quot;&quot;)/(COUNTIF([.E287:.E295];[.E287:.E295])))" office:value-type="float" office:value="6" calcext:value-type="float">
            <text:p>6</text:p>
          </table:table-cell>
          <table:table-cell office:value-type="float" office:value="1" calcext:value-type="float">
            <text:p>1</text:p>
          </table:table-cell>
          <table:table-cell table:formula="of:=[.I295]-[.J295]" office:value-type="float" office:value="5" calcext:value-type="float">
            <text:p>5</text:p>
          </table:table-cell>
          <table:table-cell table:style-name="ce175" table:formula="of:=[.K295]/[.I295]" office:value-type="percentage" office:value="0.833333333333333" calcext:value-type="percentage">
            <text:p>83,33%</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5">
          <table:table-cell table:style-name="ce2" office:value-type="string" calcext:value-type="string">
            <text:p>http://lod.b3kat.de/title/BV021798488</text:p>
          </table:table-cell>
          <table:table-cell table:style-name="ce2" office:value-type="string" calcext:value-type="string">
            <text:p>Ueber monumentale Malerei</text:p>
          </table:table-cell>
          <table:table-cell table:style-name="ce2" office:value-type="string" calcext:value-type="string">
            <text:p>Vortrag, gehalten zu Köln in der Wolkenburg am 16. März 1876</text:p>
          </table:table-cell>
          <table:table-cell table:style-name="ce2" office:value-type="string" calcext:value-type="string">
            <text:p>Painting </text:p>
          </table:table-cell>
          <table:table-cell table:style-name="ce2" office:value-type="string" calcext:value-type="string">
            <text:p>http://lod.gesis.org/thesoz/concept/10036193</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Loh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Wage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0-6</text:p>
          </table:table-cell>
          <table:table-cell table:style-name="ce2" office:value-type="string" calcext:value-type="string">
            <text:p>Gehalt</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0794</text:p>
          </table:table-cell>
          <table:table-cell table:style-name="ce2" office:value-type="string" calcext:value-type="string">
            <text:p>Gehalt</text:p>
          </table:table-cell>
          <table:table-cell office:value-type="float" office:value="0" calcext:value-type="float">
            <text:p>0</text:p>
          </table:table-cell>
          <table:table-cell/>
          <table:table-cell table:formula="of:=SUMPRODUCT(([.E297:.E301]&lt;&gt;&quot;&quot;)/(COUNTIF([.E297:.E301];[.E297:.E301])))" office:value-type="float" office:value="4" calcext:value-type="float">
            <text:p>4</text:p>
          </table:table-cell>
          <table:table-cell office:value-type="float" office:value="4" calcext:value-type="float">
            <text:p>4</text:p>
          </table:table-cell>
          <table:table-cell table:formula="of:=[.I301]-[.J301]" office:value-type="float" office:value="0" calcext:value-type="float">
            <text:p>0</text:p>
          </table:table-cell>
          <table:table-cell table:style-name="ce175" table:formula="of:=[.K301]/[.I301]" office:value-type="percentage" office:value="0" calcext:value-type="percentage">
            <text:p>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2">
          <table:table-cell table:style-name="ce2" office:value-type="string" calcext:value-type="string">
            <text:p>http://lod.b3kat.de/title/BV021798280</text:p>
          </table:table-cell>
          <table:table-cell table:style-name="ce2" office:value-type="string" calcext:value-type="string">
            <text:p>Reiseimpressionen Litauen, Lettland, Estland</text:p>
          </table:table-cell>
          <table:table-cell table:style-name="ce2" office:value-type="string" calcext:value-type="string">
            <text:p>Studienreise mit dem Martin-Luther-Bund in das Baltikum im Juni 2005</text:p>
          </table:table-cell>
          <table:table-cell table:style-name="ce2" office:value-type="string" calcext:value-type="string">
            <text:p>Reisebericht </text:p>
          </table:table-cell>
          <table:table-cell table:style-name="ce2" office:value-type="string" calcext:value-type="string">
            <text:p>http://lod.gesis.org/thesoz/concept/10037610</text:p>
          </table:table-cell>
          <table:table-cell table:style-name="ce2" office:value-type="string" calcext:value-type="string">
            <text:p>Baltikum</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9967</text:p>
          </table:table-cell>
          <table:table-cell table:style-name="ce2" office:value-type="string" calcext:value-type="string">
            <text:p>Bund</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83-3</text:p>
          </table:table-cell>
          <table:table-cell table:style-name="ce2" office:value-type="string" calcext:value-type="string">
            <text:p>Nordosteuropa</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83-3</text:p>
          </table:table-cell>
          <table:table-cell table:style-name="ce2" office:value-type="string" calcext:value-type="string">
            <text:p>Northeast Europe</text:p>
          </table:table-cell>
          <table:table-cell office:value-type="float" office:value="1" calcext:value-type="float">
            <text:p>1</text:p>
          </table:table-cell>
          <table:table-cell/>
          <table:table-cell table:formula="of:=SUMPRODUCT(([.E303:.E306]&lt;&gt;&quot;&quot;)/(COUNTIF([.E303:.E306];[.E303:.E306])))" office:value-type="float" office:value="3" calcext:value-type="float">
            <text:p>3</text:p>
          </table:table-cell>
          <table:table-cell office:value-type="float" office:value="1" calcext:value-type="float">
            <text:p>1</text:p>
          </table:table-cell>
          <table:table-cell table:formula="of:=[.I306]-[.J306]" office:value-type="float" office:value="2" calcext:value-type="float">
            <text:p>2</text:p>
          </table:table-cell>
          <table:table-cell table:style-name="ce175" table:formula="of:=[.K306]/[.I306]" office:value-type="percentage" office:value="0.666666666666667" calcext:value-type="percentage">
            <text:p>66,67%</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8">
          <table:table-cell table:style-name="ce2" office:value-type="string" calcext:value-type="string">
            <text:p>http://lod.b3kat.de/title/BV021798189</text:p>
          </table:table-cell>
          <table:table-cell table:style-name="ce2" office:value-type="string" calcext:value-type="string">
            <text:p>Eine Christliche Predigt, Vom Gebet, Uber das Evangelium am Sontage Vocem Jucunditatis, Johannis am 16. Capitel</text:p>
          </table:table-cell>
          <table:table-cell table:style-name="ce2" office:value-type="string" calcext:value-type="string">
            <text:p>Gehalten in der Schloßkirchen zu Wittenberg, Vor der Durchleuchtigsten, Hochgebornen Churfürstlichen Wittwen, und Jungen Herrschafft zu Sachsen, auch anderen vortrefflichen Personen mehr, in grosser versamblung, den 18. May, Anno M.DCI.</text:p>
          </table:table-cell>
          <table:table-cell table:style-name="ce2" office:value-type="string" calcext:value-type="string">
            <text:p>Predigt </text:p>
          </table:table-cell>
          <table:table-cell table:style-name="ce2" office:value-type="string" calcext:value-type="string">
            <text:p>http://lod.gesis.org/thesoz/concept/10036193</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0103</text:p>
          </table:table-cell>
          <table:table-cell table:style-name="ce2" office:value-type="string" calcext:value-type="string">
            <text:p>Sachse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8385</text:p>
          </table:table-cell>
          <table:table-cell table:style-name="ce2" office:value-type="string" calcext:value-type="string">
            <text:p>Jung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9869</text:p>
          </table:table-cell>
          <table:table-cell table:style-name="ce2" office:value-type="string" calcext:value-type="string">
            <text:p>Mensch</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5112</text:p>
          </table:table-cell>
          <table:table-cell table:style-name="ce2" office:value-type="string" calcext:value-type="string">
            <text:p>Predig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Loh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2-2</text:p>
          </table:table-cell>
          <table:table-cell table:style-name="ce2" office:value-type="string" calcext:value-type="string">
            <text:p>Wage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59-3</text:p>
          </table:table-cell>
          <table:table-cell table:style-name="ce2" office:value-type="string" calcext:value-type="string">
            <text:p>Human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59-3</text:p>
          </table:table-cell>
          <table:table-cell table:style-name="ce2" office:value-type="string" calcext:value-type="string">
            <text:p>Mensch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362-1</text:p>
          </table:table-cell>
          <table:table-cell table:style-name="ce2" office:value-type="string" calcext:value-type="string">
            <text:p>Cambodian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362-1</text:p>
          </table:table-cell>
          <table:table-cell table:style-name="ce2" office:value-type="string" calcext:value-type="string">
            <text:p>Kambodschaner</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600-4</text:p>
          </table:table-cell>
          <table:table-cell table:style-name="ce2" office:value-type="string" calcext:value-type="string">
            <text:p>Polen (Persone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600-4</text:p>
          </table:table-cell>
          <table:table-cell table:style-name="ce2" office:value-type="string" calcext:value-type="string">
            <text:p>Polish Peopl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841-3</text:p>
          </table:table-cell>
          <table:table-cell table:style-name="ce2" office:value-type="string" calcext:value-type="string">
            <text:p>Hungarian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841-3</text:p>
          </table:table-cell>
          <table:table-cell table:style-name="ce2" office:value-type="string" calcext:value-type="string">
            <text:p>Ungarn (Person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879-6</text:p>
          </table:table-cell>
          <table:table-cell table:style-name="ce2" office:value-type="string" calcext:value-type="string">
            <text:p>Boy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6879-6</text:p>
          </table:table-cell>
          <table:table-cell table:style-name="ce2" office:value-type="string" calcext:value-type="string">
            <text:p>Jung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xony</text:p>
          </table:table-cell>
          <table:table-cell table:style-name="ce2" office:value-type="string" calcext:value-type="string">
            <text:p>Sachse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axony</text:p>
          </table:table-cell>
          <table:table-cell table:style-name="ce2" office:value-type="string" calcext:value-type="string">
            <text:p>Saxon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29002-5</text:p>
          </table:table-cell>
          <table:table-cell table:style-name="ce2" office:value-type="string" calcext:value-type="string">
            <text:p>Jung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1320-6</text:p>
          </table:table-cell>
          <table:table-cell table:style-name="ce2" office:value-type="string" calcext:value-type="string">
            <text:p>Gehal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0794</text:p>
          </table:table-cell>
          <table:table-cell table:style-name="ce2" office:value-type="string" calcext:value-type="string">
            <text:p>Gehalt</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33194</text:p>
          </table:table-cell>
          <table:table-cell table:style-name="ce2" office:value-type="string" calcext:value-type="string">
            <text:p>Saxony</text:p>
          </table:table-cell>
          <table:table-cell office:value-type="float" office:value="1" calcext:value-type="float">
            <text:p>1</text:p>
          </table:table-cell>
          <table:table-cell/>
          <table:table-cell table:formula="of:=SUMPRODUCT(([.E326:.E330]&lt;&gt;&quot;&quot;)/(COUNTIF([.E326:.E330];[.E326:.E330])))" office:value-type="float" office:value="5" calcext:value-type="float">
            <text:p>5</text:p>
          </table:table-cell>
          <table:table-cell office:value-type="float" office:value="1" calcext:value-type="float">
            <text:p>1</text:p>
          </table:table-cell>
          <table:table-cell table:formula="of:=[.I330]-[.J330]" office:value-type="float" office:value="4" calcext:value-type="float">
            <text:p>4</text:p>
          </table:table-cell>
          <table:table-cell table:style-name="ce175" table:formula="of:=[.K330]/[.I330]" office:value-type="percentage" office:value="0.8" calcext:value-type="percentage">
            <text:p>8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6">
          <table:table-cell table:style-name="ce2" office:value-type="string" calcext:value-type="string">
            <text:p>http://lod.b3kat.de/title/BV021794056</text:p>
          </table:table-cell>
          <table:table-cell table:style-name="ce2" office:value-type="string" calcext:value-type="string">
            <text:p>Die parenterale Fermenttherapie maligner Tumoren und chronischer Entzündungszustände</text:p>
          </table:table-cell>
          <table:table-cell table:style-name="ce2" office:value-type="string" calcext:value-type="string">
            <text:p>ein Beitrag zur Ganzheitsbehandlung der Geschwulstkrankheiten ; für Biologen und Ärzte</text:p>
          </table:table-cell>
          <table:table-cell table:style-name="ce2" office:value-type="string" calcext:value-type="string">
            <text:p>Peptide Hydrolases </text:p>
          </table:table-cell>
          <table:table-cell table:style-name="ce2" office:value-type="string" calcext:value-type="string">
            <text:p>http://lod.gesis.org/thesoz/concept/10034642</text:p>
          </table:table-cell>
          <table:table-cell table:style-name="ce2" office:value-type="string" calcext:value-type="string">
            <text:p>Arz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8068</text:p>
          </table:table-cell>
          <table:table-cell table:style-name="ce2" office:value-type="string" calcext:value-type="string">
            <text:p>Versicherungsbeitra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70-2</text:p>
          </table:table-cell>
          <table:table-cell table:style-name="ce2" office:value-type="string" calcext:value-type="string">
            <text:p>Physician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3370-2</text:p>
          </table:table-cell>
          <table:table-cell table:style-name="ce2" office:value-type="string" calcext:value-type="string">
            <text:p>Ärz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11-4</text:p>
          </table:table-cell>
          <table:table-cell table:style-name="ce2" office:value-type="string" calcext:value-type="string">
            <text:p>Natural scientists</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11-4</text:p>
          </table:table-cell>
          <table:table-cell table:style-name="ce2" office:value-type="string" calcext:value-type="string">
            <text:p>Naturwissenschaftle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Physician</text:p>
          </table:table-cell>
          <table:table-cell table:style-name="ce2" office:value-type="string" calcext:value-type="string">
            <text:p>Arzt</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03157-3</text:p>
          </table:table-cell>
          <table:table-cell table:style-name="ce2" office:value-type="string" calcext:value-type="string">
            <text:p>Arzt</text:p>
          </table:table-cell>
          <table:table-cell office:value-type="float" office:value="1" calcext:value-type="float">
            <text:p>1</text:p>
          </table:table-cell>
          <table:table-cell/>
          <table:table-cell table:formula="of:=SUMPRODUCT(([.E332:.E339]&lt;&gt;&quot;&quot;)/(COUNTIF([.E332:.E339];[.E332:.E339])))" office:value-type="float" office:value="6" calcext:value-type="float">
            <text:p>6</text:p>
          </table:table-cell>
          <table:table-cell office:value-type="float" office:value="0" calcext:value-type="float">
            <text:p>0</text:p>
          </table:table-cell>
          <table:table-cell table:formula="of:=[.I339]-[.J339]" office:value-type="float" office:value="6" calcext:value-type="float">
            <text:p>6</text:p>
          </table:table-cell>
          <table:table-cell table:style-name="ce175" table:formula="of:=[.K339]/[.I339]" office:value-type="percentage" office:value="1" calcext:value-type="percentage">
            <text:p>10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9">
          <table:table-cell table:style-name="ce2" office:value-type="string" calcext:value-type="string">
            <text:p>http://lod.b3kat.de/title/BV021793955</text:p>
          </table:table-cell>
          <table:table-cell table:style-name="ce2" office:value-type="string" calcext:value-type="string">
            <text:p>Die Reiche der heiligen drei Könige</text:p>
          </table:table-cell>
          <table:table-cell table:style-name="ce2" office:value-type="string" calcext:value-type="string">
            <text:p>ihr Sterndienst, ihre Reise nach Bethlehem etc. ; nach den Geschichten der gottseligen Katharina Emmerich im Vergleiche mit den Aussagen der Geografie, der Geschichte, der heiligen Schrift und der Alterthümer</text:p>
          </table:table-cell>
          <table:table-cell table:style-name="ce2" office:value-type="string" calcext:value-type="string">
            <text:p>Emmerich, Anna Katharina </text:p>
          </table:table-cell>
          <table:table-cell table:style-name="ce2" office:value-type="string" calcext:value-type="string">
            <text:p>http://lod.gesis.org/thesoz/concept/10034801</text:p>
          </table:table-cell>
          <table:table-cell table:style-name="ce2" office:value-type="string" calcext:value-type="string">
            <text:p>historische Entwickl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2741</text:p>
          </table:table-cell>
          <table:table-cell table:style-name="ce2" office:value-type="string" calcext:value-type="string">
            <text:p>Geschichtswissenschaft</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5173</text:p>
          </table:table-cell>
          <table:table-cell table:style-name="ce2" office:value-type="string" calcext:value-type="string">
            <text:p>Geschichtsunterrich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7774</text:p>
          </table:table-cell>
          <table:table-cell table:style-name="ce2" office:value-type="string" calcext:value-type="string">
            <text:p>Vergl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8007</text:p>
          </table:table-cell>
          <table:table-cell table:style-name="ce2" office:value-type="string" calcext:value-type="string">
            <text:p>Soll-Ist-Vergleich</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7296</text:p>
          </table:table-cell>
          <table:table-cell table:style-name="ce2" office:value-type="string" calcext:value-type="string">
            <text:p>Reis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7319</text:p>
          </table:table-cell>
          <table:table-cell table:style-name="ce2" office:value-type="string" calcext:value-type="string">
            <text:p>Aussag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7297</text:p>
          </table:table-cell>
          <table:table-cell table:style-name="ce2" office:value-type="string" calcext:value-type="string">
            <text:p>Schrift</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95-0</text:p>
          </table:table-cell>
          <table:table-cell table:style-name="ce2" office:value-type="string" calcext:value-type="string">
            <text:p>Rei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4095-0</text:p>
          </table:table-cell>
          <table:table-cell table:style-name="ce2" office:value-type="string" calcext:value-type="string">
            <text:p>Rice</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90-2</text:p>
          </table:table-cell>
          <table:table-cell table:style-name="ce2" office:value-type="string" calcext:value-type="string">
            <text:p>Geschich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5690-2</text:p>
          </table:table-cell>
          <table:table-cell table:style-name="ce2" office:value-type="string" calcext:value-type="string">
            <text:p>Histo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44-6</text:p>
          </table:table-cell>
          <table:table-cell table:style-name="ce2" office:value-type="string" calcext:value-type="string">
            <text:p>Comparis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9044-6</text:p>
          </table:table-cell>
          <table:table-cell table:style-name="ce2" office:value-type="string" calcext:value-type="string">
            <text:p>Vergl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9443-0</text:p>
          </table:table-cell>
          <table:table-cell table:style-name="ce2" office:value-type="string" calcext:value-type="string">
            <text:p>Schreiben</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29443-0</text:p>
          </table:table-cell>
          <table:table-cell table:style-name="ce2" office:value-type="string" calcext:value-type="string">
            <text:p>Writing</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007</text:p>
          </table:table-cell>
          <table:table-cell table:style-name="ce2" office:value-type="string" calcext:value-type="string">
            <text:p>N.02 <text:s/>Geschich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007</text:p>
          </table:table-cell>
          <table:table-cell table:style-name="ce2" office:value-type="string" calcext:value-type="string">
            <text:p>N.02 <text:s/>Histo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Comparison</text:p>
          </table:table-cell>
          <table:table-cell table:style-name="ce2" office:value-type="string" calcext:value-type="string">
            <text:p>Comparison</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Comparison</text:p>
          </table:table-cell>
          <table:table-cell table:style-name="ce2" office:value-type="string" calcext:value-type="string">
            <text:p>Vergleich</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Comparison</text:p>
          </table:table-cell>
          <table:table-cell table:style-name="ce2" office:value-type="string" calcext:value-type="string">
            <text:p>Vergleich (Philosophi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History</text:p>
          </table:table-cell>
          <table:table-cell table:style-name="ce2" office:value-type="string" calcext:value-type="string">
            <text:p>Geschich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History</text:p>
          </table:table-cell>
          <table:table-cell table:style-name="ce2" office:value-type="string" calcext:value-type="string">
            <text:p>Histo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20517-4</text:p>
          </table:table-cell>
          <table:table-cell table:style-name="ce2" office:value-type="string" calcext:value-type="string">
            <text:p>Geschichte</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049271-0</text:p>
          </table:table-cell>
          <table:table-cell table:style-name="ce2" office:value-type="string" calcext:value-type="string">
            <text:p>Reis</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563</text:p>
          </table:table-cell>
          <table:table-cell table:style-name="ce2" office:value-type="string" calcext:value-type="string">
            <text:p>travel</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746</text:p>
          </table:table-cell>
          <table:table-cell table:style-name="ce2" office:value-type="string" calcext:value-type="string">
            <text:p>geograph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cv.iptc.org/newscodes/mediatopic/20000747</text:p>
          </table:table-cell>
          <table:table-cell table:style-name="ce2" office:value-type="string" calcext:value-type="string">
            <text:p>history</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187713-5</text:p>
          </table:table-cell>
          <table:table-cell table:style-name="ce2" office:value-type="string" calcext:value-type="string">
            <text:p>Vergleich</text:p>
          </table:table-cell>
          <table:table-cell office:value-type="float" office:value="0" calcext:value-type="float">
            <text:p>0</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vocabulary.wolterskluwer.de/arbeitsrecht/11730</text:p>
          </table:table-cell>
          <table:table-cell table:style-name="ce2" office:value-type="string" calcext:value-type="string">
            <text:p>Vergleich (rechtlich)</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6599</text:p>
          </table:table-cell>
          <table:table-cell table:style-name="ce2" office:value-type="string" calcext:value-type="string">
            <text:p>rice</text:p>
          </table:table-cell>
          <table:table-cell office:value-type="float" office:value="0" calcext:value-type="float">
            <text:p>0</text:p>
          </table:table-cell>
          <table:table-cell/>
          <table:table-cell table:formula="of:=SUMPRODUCT(([.E341:.E371]&lt;&gt;&quot;&quot;)/(COUNTIF([.E341:.E371];[.E341:.E371])))" office:value-type="float" office:value="23" calcext:value-type="float">
            <text:p>23</text:p>
          </table:table-cell>
          <table:table-cell office:value-type="float" office:value="9" calcext:value-type="float">
            <text:p>9</text:p>
          </table:table-cell>
          <table:table-cell table:formula="of:=[.I371]-[.J371]" office:value-type="float" office:value="14" calcext:value-type="float">
            <text:p>14</text:p>
          </table:table-cell>
          <table:table-cell table:style-name="ce175" table:formula="of:=[.K371]/[.I371]" office:value-type="percentage" office:value="0.608695652173913" calcext:value-type="percentage">
            <text:p>60,87%</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6">
          <table:table-cell table:style-name="ce2" office:value-type="string" calcext:value-type="string">
            <text:p>http://lod.b3kat.de/title/BV021792925</text:p>
          </table:table-cell>
          <table:table-cell table:style-name="ce2" office:value-type="string" calcext:value-type="string">
            <text:p>Volker Tannert</text:p>
          </table:table-cell>
          <table:table-cell table:style-name="ce2" office:value-type="string" calcext:value-type="string">
            <text:p>Evolutionen ; Bilder und Zeichnungen 1980-82 ; NGBK Realismus-Studio 22, Ausstellung vom 16.12.1982 - 28.1.1983</text:p>
          </table:table-cell>
          <table:table-cell table:style-name="ce2" office:value-type="string" calcext:value-type="string">
            <text:p>Tannert, Volker &lt;1955-&gt; </text:p>
          </table:table-cell>
          <table:table-cell table:style-name="ce2" office:value-type="string" calcext:value-type="string">
            <text:p>http://lod.gesis.org/thesoz/concept/10037431</text:p>
          </table:table-cell>
          <table:table-cell table:style-name="ce2" office:value-type="string" calcext:value-type="string">
            <text:p>Ausstellung</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39295</text:p>
          </table:table-cell>
          <table:table-cell table:style-name="ce2" office:value-type="string" calcext:value-type="string">
            <text:p>Bil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42967</text:p>
          </table:table-cell>
          <table:table-cell table:style-name="ce2" office:value-type="string" calcext:value-type="string">
            <text:p>Evolution</text:p>
          </table:table-cell>
          <table:table-cell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6010</text:p>
          </table:table-cell>
          <table:table-cell table:style-name="ce2" office:value-type="string" calcext:value-type="string">
            <text:p>Realismus</text:p>
          </table:table-cell>
          <table:table-cell office:value-type="float" office:value="1" calcext:value-type="float">
            <text:p>1</text:p>
          </table:table-cell>
          <table:table-cell/>
          <table:table-cell table:formula="of:=SUMPRODUCT(([.E373:.E376]&lt;&gt;&quot;&quot;)/(COUNTIF([.E373:.E376];[.E373:.E376])))" office:value-type="float" office:value="4" calcext:value-type="float">
            <text:p>4</text:p>
          </table:table-cell>
          <table:table-cell office:value-type="float" office:value="0" calcext:value-type="float">
            <text:p>0</text:p>
          </table:table-cell>
          <table:table-cell table:formula="of:=[.I376]-[.J376]" office:value-type="float" office:value="4" calcext:value-type="float">
            <text:p>4</text:p>
          </table:table-cell>
          <table:table-cell table:style-name="ce175" table:formula="of:=[.K376]/[.I376]" office:value-type="percentage" office:value="1" calcext:value-type="percentage">
            <text:p>100,00%</text:p>
          </table:table-cell>
          <table:table-cell table:number-columns-repeated="1012"/>
        </table:table-row>
        <table:table-row table:style-name="ro3">
          <table:table-cell table:style-name="ce2" table:number-columns-repeated="6"/>
          <table:table-cell table:number-columns-repeated="5"/>
          <table:table-cell table:style-name="ce175"/>
          <table:table-cell table:number-columns-repeated="1012"/>
        </table:table-row>
        <table:table-row table:style-name="ro6">
          <table:table-cell table:style-name="ce2" office:value-type="string" calcext:value-type="string">
            <text:p>http://lod.b3kat.de/title/BV021792774</text:p>
          </table:table-cell>
          <table:table-cell table:style-name="ce2" office:value-type="string" calcext:value-type="string">
            <text:p>Die Gerinnungsfaktoren bei der Hämophilie</text:p>
          </table:table-cell>
          <table:table-cell table:style-name="ce2" office:value-type="string" calcext:value-type="string">
            <text:p>Untersuchungen an Hämophilen und Konduktorinnen verschiedener neu aufgefundener Bluterstämme in der Schweiz</text:p>
          </table:table-cell>
          <table:table-cell table:style-name="ce2" office:value-type="string" calcext:value-type="string">
            <text:p>Hemophilia A </text:p>
          </table:table-cell>
          <table:table-cell table:style-name="ce2" office:value-type="string" calcext:value-type="string">
            <text:p>http://lod.gesis.org/thesoz/concept/10057541</text:p>
          </table:table-cell>
          <table:table-cell table:style-name="ce2" office:value-type="string" calcext:value-type="string">
            <text:p>Schwei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lod.gesis.org/thesoz/concept/10057573</text:p>
          </table:table-cell>
          <table:table-cell table:style-name="ce2" office:value-type="string" calcext:value-type="string">
            <text:p>Schweizer</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6972-1</text:p>
          </table:table-cell>
          <table:table-cell table:style-name="ce2" office:value-type="string" calcext:value-type="string">
            <text:p>Schwei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descriptor/16972-1</text:p>
          </table:table-cell>
          <table:table-cell table:style-name="ce2" office:value-type="string" calcext:value-type="string">
            <text:p>Switzer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003</text:p>
          </table:table-cell>
          <table:table-cell table:style-name="ce2" office:value-type="string" calcext:value-type="string">
            <text:p>G.01.01.03 <text:s/>Schwei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zbw.eu/stw/thsys/70003</text:p>
          </table:table-cell>
          <table:table-cell table:style-name="ce2" office:value-type="string" calcext:value-type="string">
            <text:p>G.01.01.03 <text:s/>Switzer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witzerland</text:p>
          </table:table-cell>
          <table:table-cell table:style-name="ce2" office:value-type="string" calcext:value-type="string">
            <text:p>Schweiz</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bpedia.org/resource/Switzerland</text:p>
          </table:table-cell>
          <table:table-cell table:style-name="ce2" office:value-type="string" calcext:value-type="string">
            <text:p>Switzerland</text:p>
          </table:table-cell>
          <table:table-cell office:value-type="float" office:value="1" calcext:value-type="float">
            <text:p>1</text:p>
          </table:table-cell>
          <table:table-cell table:number-columns-repeated="4"/>
          <table:table-cell table:style-name="ce175"/>
          <table:table-cell table:number-columns-repeated="1012"/>
        </table:table-row>
        <table:table-row table:style-name="ro1">
          <table:table-cell table:style-name="ce2" table:number-columns-repeated="4"/>
          <table:table-cell table:style-name="ce2" office:value-type="string" calcext:value-type="string">
            <text:p>http://d-nb.info/gnd/4115369-8</text:p>
          </table:table-cell>
          <table:table-cell table:style-name="ce2" office:value-type="string" calcext:value-type="string">
            <text:p>Neuerer Bewegung</text:p>
          </table:table-cell>
          <table:table-cell office:value-type="float" office:value="0" calcext:value-type="float">
            <text:p>0</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2" table:number-columns-repeated="4"/>
          <table:table-cell table:style-name="ce2" office:value-type="string" calcext:value-type="string">
            <text:p>http://aims.fao.org/aos/agrovoc/c_7558</text:p>
          </table:table-cell>
          <table:table-cell table:style-name="ce2" office:value-type="string" calcext:value-type="string">
            <text:p>Switzerland</text:p>
          </table:table-cell>
          <table:table-cell office:value-type="float" office:value="0" calcext:value-type="float">
            <text:p>0</text:p>
          </table:table-cell>
          <table:table-cell/>
          <table:table-cell table:formula="of:=SUMPRODUCT(([.E378:.E387]&lt;&gt;&quot;&quot;)/(COUNTIF([.E378:.E387];[.E378:.E387])))" office:value-type="float" office:value="7" calcext:value-type="float">
            <text:p>7</text:p>
          </table:table-cell>
          <table:table-cell office:value-type="float" office:value="2" calcext:value-type="float">
            <text:p>2</text:p>
          </table:table-cell>
          <table:table-cell table:formula="of:=[.I387]-[.J387]" office:value-type="float" office:value="5" calcext:value-type="float">
            <text:p>5</text:p>
          </table:table-cell>
          <table:table-cell table:style-name="ce175" table:formula="of:=[.K387]/[.I387]" office:value-type="percentage" office:value="0.714285714285714" calcext:value-type="percentage">
            <text:p>71,43%</text:p>
          </table:table-cell>
          <table:table-cell table:number-columns-repeated="1012"/>
        </table:table-row>
        <table:table-row table:style-name="ro3" table:number-rows-repeated="2">
          <table:table-cell table:style-name="ce2" table:number-columns-repeated="6"/>
          <table:table-cell table:number-columns-repeated="1018"/>
        </table:table-row>
        <table:table-row table:style-name="ro3">
          <table:table-cell table:style-name="ce2" table:number-columns-repeated="6"/>
          <table:table-cell table:style-name="Default"/>
          <table:table-cell table:number-columns-repeated="1017"/>
        </table:table-row>
        <table:table-row table:style-name="ro2">
          <table:table-cell table:style-name="ce3" office:value-type="string" calcext:value-type="string">
            <text:p><text:a xlink:href="http://lod.b3kat.de/title/BV021792058" xlink:type="simple">http://lod.b3kat.de/title/BV021792058</text:a></text:p>
          </table:table-cell>
          <table:table-cell table:style-name="ce3" office:value-type="string" calcext:value-type="string">
            <text:p>"Hubertus Reichert"</text:p>
          </table:table-cell>
          <table:table-cell table:style-name="ce3" office:value-type="string" calcext:value-type="string">
            <text:p>"Hotel Amazone - Bilder aus New York ; [Katalog zur Ausstellung "Hubertus Reichert. Hotel Amazone - Bilder aus New York" im Kunstverein München, 19.1. - 26.2.1989]"</text:p>
          </table:table-cell>
          <table:table-cell table:style-name="ce3" office:value-type="string" calcext:value-type="string">
            <text:p>"Reichert, Hubertus &lt;1952-&gt;"</text:p>
          </table:table-cell>
          <table:table-cell table:style-name="ce3" office:value-type="string" calcext:value-type="string">
            <text:p><text:a xlink:href="http://d-nb.info/gnd/4025922-5" xlink:type="simple">http://d-nb.info/gnd/4025922-5</text:a></text:p>
          </table:table-cell>
          <table:table-cell table:style-name="ce3" office:value-type="string" calcext:value-type="string">
            <text:p>"Hotel"</text:p>
          </table:table-cell>
          <table:table-cell table:style-name="ce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7431" xlink:type="simple">http://lod.gesis.org/thesoz/concept/10037431</text:a></text:p>
          </table:table-cell>
          <table:table-cell table:style-name="ce3" office:value-type="string" calcext:value-type="string">
            <text:p>"Ausstellung"@de</text:p>
          </table:table-cell>
          <table:table-cell table:style-name="ce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9295" xlink:type="simple">http://lod.gesis.org/thesoz/concept/10039295</text:a></text:p>
          </table:table-cell>
          <table:table-cell table:style-name="ce3" office:value-type="string" calcext:value-type="string">
            <text:p>"Bild"@de</text:p>
          </table:table-cell>
          <table:table-cell table:style-name="ce1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3308-0" xlink:type="simple">http://zbw.eu/stw/descriptor/13308-0</text:a></text:p>
          </table:table-cell>
          <table:table-cell table:style-name="ce3" office:value-type="string" calcext:value-type="string">
            <text:p>"Hotel industry"@en</text:p>
          </table:table-cell>
          <table:table-cell table:style-name="ce11"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3" table:number-columns-repeated="4"/>
          <table:table-cell table:style-name="ce3" office:value-type="string" calcext:value-type="string">
            <text:p><text:a xlink:href="http://zbw.eu/stw/descriptor/13308-0" xlink:type="simple">http://zbw.eu/stw/descriptor/13308-0</text:a></text:p>
          </table:table-cell>
          <table:table-cell table:style-name="ce3" office:value-type="string" calcext:value-type="string">
            <text:p>"Hotellerie"@de</text:p>
          </table:table-cell>
          <table:table-cell table:style-name="ce12" office:value-type="float" office:value="1" calcext:value-type="float">
            <text:p>1</text:p>
          </table:table-cell>
          <table:table-cell/>
          <table:table-cell table:formula="of:=SUMPRODUCT(([.E391:.E396]&lt;&gt;&quot;&quot;)/(COUNTIF([.E391:.E396];[.E391:.E396])))" office:value-type="float" office:value="5" calcext:value-type="float">
            <text:p>5</text:p>
          </table:table-cell>
          <table:table-cell office:value-type="float" office:value="2" calcext:value-type="float">
            <text:p>2</text:p>
          </table:table-cell>
          <table:table-cell table:formula="of:=[.I395]-[.J395]" office:value-type="float" office:value="3" calcext:value-type="float">
            <text:p>3</text:p>
          </table:table-cell>
          <table:table-cell table:style-name="ce175" table:formula="of:=[.K395]/[.I395]" office:value-type="percentage" office:value="0.6" calcext:value-type="percentage">
            <text:p>60,00%</text:p>
          </table:table-cell>
          <table:table-cell table:number-columns-repeated="1012"/>
        </table:table-row>
        <table:table-row table:style-name="ro1">
          <table:table-cell table:style-name="ce3" table:number-columns-repeated="4"/>
          <table:table-cell table:style-name="ce3" office:value-type="string" calcext:value-type="string">
            <text:p><text:a xlink:href="http://dbpedia.org/resource/Hotel" xlink:type="simple">http://dbpedia.org/resource/Hotel</text:a></text:p>
          </table:table-cell>
          <table:table-cell table:style-name="ce3" office:value-type="string" calcext:value-type="string">
            <text:p>"Hotel"@de</text:p>
          </table:table-cell>
          <table:table-cell table:style-name="ce13" office:value-type="float" office:value="1" calcext:value-type="float">
            <text:p>1</text:p>
          </table:table-cell>
          <table:table-cell table:number-columns-repeated="1017"/>
        </table:table-row>
        <table:table-row table:style-name="ro3">
          <table:table-cell table:style-name="ce3" table:number-columns-repeated="6"/>
          <table:table-cell table:style-name="ce14"/>
          <table:table-cell table:number-columns-repeated="1017"/>
        </table:table-row>
        <table:table-row table:style-name="ro1">
          <table:table-cell table:style-name="ce3" table:number-columns-repeated="4"/>
          <table:table-cell table:style-name="ce3" office:value-type="string" calcext:value-type="string">
            <text:p><text:a xlink:href="http://d-nb.info/gnd/4020517-4" xlink:type="simple">http://d-nb.info/gnd/4020517-4</text:a></text:p>
          </table:table-cell>
          <table:table-cell table:style-name="ce3" office:value-type="string" calcext:value-type="string">
            <text:p>"Geschichte"</text:p>
          </table:table-cell>
          <table:table-cell table:style-name="ce1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35439-8" xlink:type="simple">http://d-nb.info/gnd/4035439-8</text:a></text:p>
          </table:table-cell>
          <table:table-cell table:style-name="ce3" office:value-type="string" calcext:value-type="string">
            <text:p>"Lesen"</text:p>
          </table:table-cell>
          <table:table-cell table:style-name="ce1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4801" xlink:type="simple">http://lod.gesis.org/thesoz/concept/10034801</text:a></text:p>
          </table:table-cell>
          <table:table-cell table:style-name="ce3" office:value-type="string" calcext:value-type="string">
            <text:p>"historische Entwicklung"@de</text:p>
          </table:table-cell>
          <table:table-cell table:style-name="ce1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42741" xlink:type="simple">http://lod.gesis.org/thesoz/concept/10042741</text:a></text:p>
          </table:table-cell>
          <table:table-cell table:style-name="ce3" office:value-type="string" calcext:value-type="string">
            <text:p>"Geschichtswissenschaft"@de</text:p>
          </table:table-cell>
          <table:table-cell table:style-name="ce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45173" xlink:type="simple">http://lod.gesis.org/thesoz/concept/10045173</text:a></text:p>
          </table:table-cell>
          <table:table-cell table:style-name="ce3" office:value-type="string" calcext:value-type="string">
            <text:p>"Geschichtsunterricht"@de</text:p>
          </table:table-cell>
          <table:table-cell table:style-name="ce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1147" xlink:type="simple">http://lod.gesis.org/thesoz/concept/10051147</text:a></text:p>
          </table:table-cell>
          <table:table-cell table:style-name="ce3" office:value-type="string" calcext:value-type="string">
            <text:p>"Lesen"@de</text:p>
          </table:table-cell>
          <table:table-cell table:style-name="ce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1152" xlink:type="simple">http://lod.gesis.org/thesoz/concept/10051152</text:a></text:p>
          </table:table-cell>
          <table:table-cell table:style-name="ce3" office:value-type="string" calcext:value-type="string">
            <text:p>"Leser"@de</text:p>
          </table:table-cell>
          <table:table-cell table:style-name="ce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690-2" xlink:type="simple">http://zbw.eu/stw/descriptor/15690-2</text:a></text:p>
          </table:table-cell>
          <table:table-cell table:style-name="ce3" office:value-type="string" calcext:value-type="string">
            <text:p>"Geschichte"@de</text:p>
          </table:table-cell>
          <table:table-cell table:style-name="ce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690-2" xlink:type="simple">http://zbw.eu/stw/descriptor/15690-2</text:a></text:p>
          </table:table-cell>
          <table:table-cell table:style-name="ce3" office:value-type="string" calcext:value-type="string">
            <text:p>"History"@en</text:p>
          </table:table-cell>
          <table:table-cell table:style-name="ce1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29442-2" xlink:type="simple">http://zbw.eu/stw/descriptor/29442-2</text:a></text:p>
          </table:table-cell>
          <table:table-cell table:style-name="ce3" office:value-type="string" calcext:value-type="string">
            <text:p>"Lesen"@de</text:p>
          </table:table-cell>
          <table:table-cell table:style-name="ce2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29442-2" xlink:type="simple">http://zbw.eu/stw/descriptor/29442-2</text:a></text:p>
          </table:table-cell>
          <table:table-cell table:style-name="ce3" office:value-type="string" calcext:value-type="string">
            <text:p>"Reading"@en</text:p>
          </table:table-cell>
          <table:table-cell table:style-name="ce21"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3" table:number-columns-repeated="4"/>
          <table:table-cell table:style-name="ce3" office:value-type="string" calcext:value-type="string">
            <text:p><text:a xlink:href="http://zbw.eu/stw/thsys/70007" xlink:type="simple">http://zbw.eu/stw/thsys/70007</text:a></text:p>
          </table:table-cell>
          <table:table-cell table:style-name="ce3" office:value-type="string" calcext:value-type="string">
            <text:p>"N.02 Geschichte"@de</text:p>
          </table:table-cell>
          <table:table-cell table:style-name="ce22" office:value-type="float" office:value="1" calcext:value-type="float">
            <text:p>1</text:p>
          </table:table-cell>
          <table:table-cell/>
          <table:table-cell table:formula="of:=SUMPRODUCT(([.E398:.E413]&lt;&gt;&quot;&quot;)/(COUNTIF([.E398:.E413];[.E398:.E413])))" office:value-type="float" office:value="12" calcext:value-type="float">
            <text:p>12</text:p>
          </table:table-cell>
          <table:table-cell office:value-type="float" office:value="0" calcext:value-type="float">
            <text:p>0</text:p>
          </table:table-cell>
          <table:table-cell table:formula="of:=[.I409]-[.J409]" office:value-type="float" office:value="12" calcext:value-type="float">
            <text:p>12</text:p>
          </table:table-cell>
          <table:table-cell table:style-name="ce175" table:formula="of:=[.K409]/[.I409]" office:value-type="percentage" office:value="1" calcext:value-type="percentage">
            <text:p>100,00%</text:p>
          </table:table-cell>
          <table:table-cell table:number-columns-repeated="1012"/>
        </table:table-row>
        <table:table-row table:style-name="ro1">
          <table:table-cell table:style-name="ce3" table:number-columns-repeated="4"/>
          <table:table-cell table:style-name="ce3" office:value-type="string" calcext:value-type="string">
            <text:p><text:a xlink:href="http://zbw.eu/stw/thsys/70007" xlink:type="simple">http://zbw.eu/stw/thsys/70007</text:a></text:p>
          </table:table-cell>
          <table:table-cell table:style-name="ce3" office:value-type="string" calcext:value-type="string">
            <text:p>"N.02 History"@en</text:p>
          </table:table-cell>
          <table:table-cell table:style-name="ce2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History" xlink:type="simple">http://dbpedia.org/resource/History</text:a></text:p>
          </table:table-cell>
          <table:table-cell table:style-name="ce3" office:value-type="string" calcext:value-type="string">
            <text:p>"Geschichte"@de</text:p>
          </table:table-cell>
          <table:table-cell table:style-name="ce2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History" xlink:type="simple">http://dbpedia.org/resource/History</text:a></text:p>
          </table:table-cell>
          <table:table-cell table:style-name="ce3" office:value-type="string" calcext:value-type="string">
            <text:p>"History"@en</text:p>
          </table:table-cell>
          <table:table-cell table:style-name="ce2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cv.iptc.org/newscodes/mediatopic/20000747" xlink:type="simple">http://cv.iptc.org/newscodes/mediatopic/20000747</text:a></text:p>
          </table:table-cell>
          <table:table-cell table:style-name="ce3" office:value-type="string" calcext:value-type="string">
            <text:p>"history"@en-gb</text:p>
          </table:table-cell>
          <table:table-cell table:style-name="ce26" office:value-type="float" office:value="1" calcext:value-type="float">
            <text:p>1</text:p>
          </table:table-cell>
          <table:table-cell table:number-columns-repeated="1017"/>
        </table:table-row>
        <table:table-row table:style-name="ro3">
          <table:table-cell table:style-name="ce3" table:number-columns-repeated="6"/>
          <table:table-cell table:style-name="ce27"/>
          <table:table-cell table:number-columns-repeated="1017"/>
        </table:table-row>
        <table:table-row table:style-name="ro2">
          <table:table-cell table:style-name="ce3" office:value-type="string" calcext:value-type="string">
            <text:p><text:a xlink:href="http://lod.b3kat.de/title/BV021791080" xlink:type="simple">http://lod.b3kat.de/title/BV021791080</text:a></text:p>
          </table:table-cell>
          <table:table-cell table:style-name="ce3" office:value-type="string" calcext:value-type="string">
            <text:p>"Forschungsstation Bardai"</text:p>
          </table:table-cell>
          <table:table-cell table:style-name="ce3" office:value-type="string" calcext:value-type="string">
            <text:p>"FU-Geologen in d. Zentralsahara ; aus d. Arbeit d. Aussenstelle d. Geomorpholog. Laboratoriums d. FU Berlin in d. Oase Bardai (Tibesti), Republik Tschad"</text:p>
          </table:table-cell>
          <table:table-cell table:style-name="ce3" office:value-type="string" calcext:value-type="string">
            <text:p>"Berlin / Universität &lt;Freie Universität&gt;"</text:p>
          </table:table-cell>
          <table:table-cell table:style-name="ce3" office:value-type="string" calcext:value-type="string">
            <text:p><text:a xlink:href="http://d-nb.info/gnd/4042861-8" xlink:type="simple">http://d-nb.info/gnd/4042861-8</text:a></text:p>
          </table:table-cell>
          <table:table-cell table:style-name="ce3" office:value-type="string" calcext:value-type="string">
            <text:p>"Oase"</text:p>
          </table:table-cell>
          <table:table-cell table:style-name="ce2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02567-6" xlink:type="simple">http://d-nb.info/gnd/4002567-6</text:a></text:p>
          </table:table-cell>
          <table:table-cell table:style-name="ce3" office:value-type="string" calcext:value-type="string">
            <text:p>"Arbeit"</text:p>
          </table:table-cell>
          <table:table-cell table:style-name="ce2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42861-8" xlink:type="simple">http://d-nb.info/gnd/4042861-8</text:a></text:p>
          </table:table-cell>
          <table:table-cell table:style-name="ce3" office:value-type="string" calcext:value-type="string">
            <text:p>"Oase"</text:p>
          </table:table-cell>
          <table:table-cell table:style-name="ce3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02567-6" xlink:type="simple">http://d-nb.info/gnd/4002567-6</text:a></text:p>
          </table:table-cell>
          <table:table-cell table:style-name="ce3" office:value-type="string" calcext:value-type="string">
            <text:p>"Arbeit"</text:p>
          </table:table-cell>
          <table:table-cell table:style-name="ce3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42861-8" xlink:type="simple">http://d-nb.info/gnd/4042861-8</text:a></text:p>
          </table:table-cell>
          <table:table-cell table:style-name="ce3" office:value-type="string" calcext:value-type="string">
            <text:p>"Oase"</text:p>
          </table:table-cell>
          <table:table-cell table:style-name="ce3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nb.info/gnd/4002567-6" xlink:type="simple">http://d-nb.info/gnd/4002567-6</text:a></text:p>
          </table:table-cell>
          <table:table-cell table:style-name="ce3" office:value-type="string" calcext:value-type="string">
            <text:p>"Arbeit"</text:p>
          </table:table-cell>
          <table:table-cell table:style-name="ce3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4931" xlink:type="simple">http://lod.gesis.org/thesoz/concept/10034931</text:a></text:p>
          </table:table-cell>
          <table:table-cell table:style-name="ce3" office:value-type="string" calcext:value-type="string">
            <text:p>"Arbeit"@de</text:p>
          </table:table-cell>
          <table:table-cell table:style-name="ce3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4931" xlink:type="simple">http://lod.gesis.org/thesoz/concept/10034931</text:a></text:p>
          </table:table-cell>
          <table:table-cell table:style-name="ce3" office:value-type="string" calcext:value-type="string">
            <text:p>"Arbeit"@de</text:p>
          </table:table-cell>
          <table:table-cell table:style-name="ce3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4931" xlink:type="simple">http://lod.gesis.org/thesoz/concept/10034931</text:a></text:p>
          </table:table-cell>
          <table:table-cell table:style-name="ce3" office:value-type="string" calcext:value-type="string">
            <text:p>"Arbeit"@de</text:p>
          </table:table-cell>
          <table:table-cell table:style-name="ce3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5924" xlink:type="simple">http://lod.gesis.org/thesoz/concept/10035924</text:a></text:p>
          </table:table-cell>
          <table:table-cell table:style-name="ce3" office:value-type="string" calcext:value-type="string">
            <text:p>"Arbeiter"@de</text:p>
          </table:table-cell>
          <table:table-cell table:style-name="ce3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5924" xlink:type="simple">http://lod.gesis.org/thesoz/concept/10035924</text:a></text:p>
          </table:table-cell>
          <table:table-cell table:style-name="ce3" office:value-type="string" calcext:value-type="string">
            <text:p>"Arbeiter"@de</text:p>
          </table:table-cell>
          <table:table-cell table:style-name="ce3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5924" xlink:type="simple">http://lod.gesis.org/thesoz/concept/10035924</text:a></text:p>
          </table:table-cell>
          <table:table-cell table:style-name="ce3" office:value-type="string" calcext:value-type="string">
            <text:p>"Arbeiter"@de</text:p>
          </table:table-cell>
          <table:table-cell table:style-name="ce3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8266" xlink:type="simple">http://lod.gesis.org/thesoz/concept/10038266</text:a></text:p>
          </table:table-cell>
          <table:table-cell table:style-name="ce3" office:value-type="string" calcext:value-type="string">
            <text:p>"Berlin"@de</text:p>
          </table:table-cell>
          <table:table-cell table:style-name="ce4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8266" xlink:type="simple">http://lod.gesis.org/thesoz/concept/10038266</text:a></text:p>
          </table:table-cell>
          <table:table-cell table:style-name="ce3" office:value-type="string" calcext:value-type="string">
            <text:p>"Berlin"@de</text:p>
          </table:table-cell>
          <table:table-cell table:style-name="ce4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8266" xlink:type="simple">http://lod.gesis.org/thesoz/concept/10038266</text:a></text:p>
          </table:table-cell>
          <table:table-cell table:style-name="ce3" office:value-type="string" calcext:value-type="string">
            <text:p>"Berlin"@de</text:p>
          </table:table-cell>
          <table:table-cell table:style-name="ce4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42353" xlink:type="simple">http://lod.gesis.org/thesoz/concept/10042353</text:a></text:p>
          </table:table-cell>
          <table:table-cell table:style-name="ce3" office:value-type="string" calcext:value-type="string">
            <text:p>"Tschad"@de</text:p>
          </table:table-cell>
          <table:table-cell table:style-name="ce4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42353" xlink:type="simple">http://lod.gesis.org/thesoz/concept/10042353</text:a></text:p>
          </table:table-cell>
          <table:table-cell table:style-name="ce3" office:value-type="string" calcext:value-type="string">
            <text:p>"Tschad"@de</text:p>
          </table:table-cell>
          <table:table-cell table:style-name="ce4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42353" xlink:type="simple">http://lod.gesis.org/thesoz/concept/10042353</text:a></text:p>
          </table:table-cell>
          <table:table-cell table:style-name="ce3" office:value-type="string" calcext:value-type="string">
            <text:p>"Tschad"@de</text:p>
          </table:table-cell>
          <table:table-cell table:style-name="ce4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6662" xlink:type="simple">http://lod.gesis.org/thesoz/concept/10056662</text:a></text:p>
          </table:table-cell>
          <table:table-cell table:style-name="ce3" office:value-type="string" calcext:value-type="string">
            <text:p>"Republik"@de</text:p>
          </table:table-cell>
          <table:table-cell table:style-name="ce4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6662" xlink:type="simple">http://lod.gesis.org/thesoz/concept/10056662</text:a></text:p>
          </table:table-cell>
          <table:table-cell table:style-name="ce3" office:value-type="string" calcext:value-type="string">
            <text:p>"Republik"@de</text:p>
          </table:table-cell>
          <table:table-cell table:style-name="ce4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6662" xlink:type="simple">http://lod.gesis.org/thesoz/concept/10056662</text:a></text:p>
          </table:table-cell>
          <table:table-cell table:style-name="ce3" office:value-type="string" calcext:value-type="string">
            <text:p>"Republik"@de</text:p>
          </table:table-cell>
          <table:table-cell table:style-name="ce4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3451" xlink:type="simple">http://lod.gesis.org/thesoz/concept/10053451</text:a></text:p>
          </table:table-cell>
          <table:table-cell table:style-name="ce3" office:value-type="string" calcext:value-type="string">
            <text:p>"OAS"@de</text:p>
          </table:table-cell>
          <table:table-cell table:style-name="ce49" office:value-type="float" office:value="0" calcext:value-type="float">
            <text:p>0</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3451" xlink:type="simple">http://lod.gesis.org/thesoz/concept/10053451</text:a></text:p>
          </table:table-cell>
          <table:table-cell table:style-name="ce3" office:value-type="string" calcext:value-type="string">
            <text:p>"OAS"@de</text:p>
          </table:table-cell>
          <table:table-cell table:style-name="ce50" office:value-type="float" office:value="0" calcext:value-type="float">
            <text:p>0</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3451" xlink:type="simple">http://lod.gesis.org/thesoz/concept/10053451</text:a></text:p>
          </table:table-cell>
          <table:table-cell table:style-name="ce3" office:value-type="string" calcext:value-type="string">
            <text:p>"OAS"@de</text:p>
          </table:table-cell>
          <table:table-cell table:style-name="ce51" office:value-type="float" office:value="0" calcext:value-type="float">
            <text:p>0</text:p>
          </table:table-cell>
          <table:table-cell office:value-type="string" calcext:value-type="string">
            <text:p>polit. Bündnis</text:p>
          </table:table-cell>
          <table:table-cell table:number-columns-repeated="1016"/>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Arbeit"@de</text:p>
          </table:table-cell>
          <table:table-cell table:style-name="ce5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Labour"@en</text:p>
          </table:table-cell>
          <table:table-cell table:style-name="ce5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Arbeit"@de</text:p>
          </table:table-cell>
          <table:table-cell table:style-name="ce5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Labour"@en</text:p>
          </table:table-cell>
          <table:table-cell table:style-name="ce5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Arbeit"@de</text:p>
          </table:table-cell>
          <table:table-cell table:style-name="ce5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1180-3" xlink:type="simple">http://zbw.eu/stw/descriptor/11180-3</text:a></text:p>
          </table:table-cell>
          <table:table-cell table:style-name="ce3" office:value-type="string" calcext:value-type="string">
            <text:p>"Labour"@en</text:p>
          </table:table-cell>
          <table:table-cell table:style-name="ce5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al scientists"@en</text:p>
          </table:table-cell>
          <table:table-cell table:style-name="ce5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wissenschaftler"@de</text:p>
          </table:table-cell>
          <table:table-cell table:style-name="ce5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al scientists"@en</text:p>
          </table:table-cell>
          <table:table-cell table:style-name="ce6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wissenschaftler"@de</text:p>
          </table:table-cell>
          <table:table-cell table:style-name="ce6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al scientists"@en</text:p>
          </table:table-cell>
          <table:table-cell table:style-name="ce6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11-4" xlink:type="simple">http://zbw.eu/stw/descriptor/14011-4</text:a></text:p>
          </table:table-cell>
          <table:table-cell table:style-name="ce3" office:value-type="string" calcext:value-type="string">
            <text:p>"Naturwissenschaftler"@de</text:p>
          </table:table-cell>
          <table:table-cell table:style-name="ce6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Desert"@en</text:p>
          </table:table-cell>
          <table:table-cell table:style-name="ce6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Wüste"@de</text:p>
          </table:table-cell>
          <table:table-cell table:style-name="ce6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Desert"@en</text:p>
          </table:table-cell>
          <table:table-cell table:style-name="ce6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Wüste"@de</text:p>
          </table:table-cell>
          <table:table-cell table:style-name="ce6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Desert"@en</text:p>
          </table:table-cell>
          <table:table-cell table:style-name="ce6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5903-4" xlink:type="simple">http://zbw.eu/stw/descriptor/15903-4</text:a></text:p>
          </table:table-cell>
          <table:table-cell table:style-name="ce3" office:value-type="string" calcext:value-type="string">
            <text:p>"Wüste"@de</text:p>
          </table:table-cell>
          <table:table-cell table:style-name="ce6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Chad"@en</text:p>
          </table:table-cell>
          <table:table-cell table:style-name="ce7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Tschad"@de</text:p>
          </table:table-cell>
          <table:table-cell table:style-name="ce7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Chad"@en</text:p>
          </table:table-cell>
          <table:table-cell table:style-name="ce7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Tschad"@de</text:p>
          </table:table-cell>
          <table:table-cell table:style-name="ce7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Chad"@en</text:p>
          </table:table-cell>
          <table:table-cell table:style-name="ce7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7740-3" xlink:type="simple">http://zbw.eu/stw/descriptor/17740-3</text:a></text:p>
          </table:table-cell>
          <table:table-cell table:style-name="ce3" office:value-type="string" calcext:value-type="string">
            <text:p>"Tschad"@de</text:p>
          </table:table-cell>
          <table:table-cell table:style-name="ce7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Arbeit"@de</text:p>
          </table:table-cell>
          <table:table-cell table:style-name="ce76" office:value-type="float" office:value="1" calcext:value-type="float">
            <text:p>1</text:p>
          </table:table-cell>
          <table:table-cell table:number-columns-repeated="1017"/>
        </table:table-row>
        <table:table-row table:style-name="ro3">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Labour"@en</text:p>
          </table:table-cell>
          <table:table-cell table:style-name="ce7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Arbeit"@de</text:p>
          </table:table-cell>
          <table:table-cell table:style-name="ce7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Labour"@en</text:p>
          </table:table-cell>
          <table:table-cell table:style-name="ce7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Arbeit"@de</text:p>
          </table:table-cell>
          <table:table-cell table:style-name="ce8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thsys/70052" xlink:type="simple">http://zbw.eu/stw/thsys/70052</text:a></text:p>
          </table:table-cell>
          <table:table-cell table:style-name="ce3" office:value-type="string" calcext:value-type="string">
            <text:p>"V.13 Labour"@en</text:p>
          </table:table-cell>
          <table:table-cell table:style-name="ce8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en</text:p>
          </table:table-cell>
          <table:table-cell table:style-name="ce8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de</text:p>
          </table:table-cell>
          <table:table-cell table:style-name="ce8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en</text:p>
          </table:table-cell>
          <table:table-cell table:style-name="ce8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de</text:p>
          </table:table-cell>
          <table:table-cell table:style-name="ce8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en</text:p>
          </table:table-cell>
          <table:table-cell table:style-name="ce8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Berlin" xlink:type="simple">http://dbpedia.org/resource/Berlin</text:a></text:p>
          </table:table-cell>
          <table:table-cell table:style-name="ce3" office:value-type="string" calcext:value-type="string">
            <text:p>"Berlin"@de</text:p>
          </table:table-cell>
          <table:table-cell table:style-name="ce8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Arbeit"@de</text:p>
          </table:table-cell>
          <table:table-cell table:style-name="ce8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ork"@en</text:p>
          </table:table-cell>
          <table:table-cell table:style-name="ce8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erk"@de</text:p>
          </table:table-cell>
          <table:table-cell table:style-name="ce9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Arbeit"@de</text:p>
          </table:table-cell>
          <table:table-cell table:style-name="ce9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ork"@en</text:p>
          </table:table-cell>
          <table:table-cell table:style-name="ce9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erk"@de</text:p>
          </table:table-cell>
          <table:table-cell table:style-name="ce9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Arbeit"@de</text:p>
          </table:table-cell>
          <table:table-cell table:style-name="ce9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ork"@en</text:p>
          </table:table-cell>
          <table:table-cell table:style-name="ce9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Work" xlink:type="simple">http://dbpedia.org/resource/Work</text:a></text:p>
          </table:table-cell>
          <table:table-cell table:style-name="ce3" office:value-type="string" calcext:value-type="string">
            <text:p>"Werk"@de</text:p>
          </table:table-cell>
          <table:table-cell table:style-name="ce96"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29853-2" xlink:type="simple">http://zbw.eu/stw/descriptor/29853-2</text:a></text:p>
          </table:table-cell>
          <table:table-cell table:style-name="ce4" office:value-type="string" calcext:value-type="string">
            <text:p>Laboratory</text:p>
          </table:table-cell>
          <table:table-cell table:style-name="ce97"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aims.fao.org/aos/agrovoc/c_8357" xlink:type="simple">http://aims.fao.org/aos/agrovoc/c_8357</text:a></text:p>
          </table:table-cell>
          <table:table-cell table:style-name="ce4" office:value-type="string" calcext:value-type="string">
            <text:p>Berlin</text:p>
          </table:table-cell>
          <table:table-cell table:style-name="ce9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29853-2" xlink:type="simple">http://zbw.eu/stw/descriptor/29853-2</text:a></text:p>
          </table:table-cell>
          <table:table-cell table:style-name="ce4" office:value-type="string" calcext:value-type="string">
            <text:p>Laboratory</text:p>
          </table:table-cell>
          <table:table-cell table:style-name="ce9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aims.fao.org/aos/agrovoc/c_8357" xlink:type="simple">http://aims.fao.org/aos/agrovoc/c_8357</text:a></text:p>
          </table:table-cell>
          <table:table-cell table:style-name="ce4" office:value-type="string" calcext:value-type="string">
            <text:p>Berlin</text:p>
          </table:table-cell>
          <table:table-cell table:style-name="ce10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29853-2" xlink:type="simple">http://zbw.eu/stw/descriptor/29853-2</text:a></text:p>
          </table:table-cell>
          <table:table-cell table:style-name="ce5" office:value-type="string" calcext:value-type="string">
            <text:p>Labor</text:p>
          </table:table-cell>
          <table:table-cell table:style-name="ce101"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3" table:number-columns-repeated="4"/>
          <table:table-cell table:style-name="ce3" office:value-type="string" calcext:value-type="string">
            <text:p><text:a xlink:href="http://aims.fao.org/aos/agrovoc/c_8357" xlink:type="simple">http://aims.fao.org/aos/agrovoc/c_8357</text:a></text:p>
          </table:table-cell>
          <table:table-cell table:style-name="ce4" office:value-type="string" calcext:value-type="string">
            <text:p>Berlin</text:p>
          </table:table-cell>
          <table:table-cell table:style-name="ce102" office:value-type="float" office:value="1" calcext:value-type="float">
            <text:p>1</text:p>
          </table:table-cell>
          <table:table-cell/>
          <table:table-cell table:formula="of:=SUMPRODUCT(([.E415:.E489]&lt;&gt;&quot;&quot;)/(COUNTIF([.E415:.E489];[.E415:.E489])))" office:value-type="float" office:value="17" calcext:value-type="float">
            <text:p>17</text:p>
          </table:table-cell>
          <table:table-cell office:value-type="float" office:value="1" calcext:value-type="float">
            <text:p>1</text:p>
          </table:table-cell>
          <table:table-cell table:formula="of:=[.I489]-[.J489]" office:value-type="float" office:value="16" calcext:value-type="float">
            <text:p>16</text:p>
          </table:table-cell>
          <table:table-cell table:style-name="ce175" table:formula="of:=[.K489]/[.I489]" office:value-type="percentage" office:value="0.941176470588235" calcext:value-type="percentage">
            <text:p>94,12%</text:p>
          </table:table-cell>
          <table:table-cell table:number-columns-repeated="1012"/>
        </table:table-row>
        <table:table-row table:style-name="ro3">
          <table:table-cell table:style-name="ce3" table:number-columns-repeated="5"/>
          <table:table-cell table:style-name="ce4"/>
          <table:table-cell table:style-name="ce103"/>
          <table:table-cell table:number-columns-repeated="1017"/>
        </table:table-row>
        <table:table-row table:style-name="ro3">
          <table:table-cell table:style-name="ce3" table:number-columns-repeated="5"/>
          <table:table-cell table:style-name="ce4"/>
          <table:table-cell table:style-name="ce104"/>
          <table:table-cell table:number-columns-repeated="1017"/>
        </table:table-row>
        <table:table-row table:style-name="ro1">
          <table:table-cell table:style-name="ce3" office:value-type="string" calcext:value-type="string">
            <text:p><text:a xlink:href="http://lod.b3kat.de/title/BV017140279" xlink:type="simple">http://lod.b3kat.de/title/BV017140279</text:a></text:p>
          </table:table-cell>
          <table:table-cell table:style-name="ce3" office:value-type="string" calcext:value-type="string">
            <text:p>"Die Aura im täglichen Leben"</text:p>
          </table:table-cell>
          <table:table-cell table:style-name="ce3" office:value-type="string" calcext:value-type="string">
            <text:p>"wie Gedankenformen und Energiefelder den Alltag bestimmen"</text:p>
          </table:table-cell>
          <table:table-cell table:style-name="ce3" office:value-type="string" calcext:value-type="string">
            <text:p>"Energie - Esoterik"</text:p>
          </table:table-cell>
          <table:table-cell table:style-name="ce3" office:value-type="string" calcext:value-type="string">
            <text:p><text:a xlink:href="http://lod.gesis.org/thesoz/concept/10035130" xlink:type="simple">http://lod.gesis.org/thesoz/concept/10035130</text:a></text:p>
          </table:table-cell>
          <table:table-cell table:style-name="ce3" office:value-type="string" calcext:value-type="string">
            <text:p>"Alltag"@de</text:p>
          </table:table-cell>
          <table:table-cell table:style-name="ce105"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3">
          <table:table-cell table:style-name="ce3" table:number-columns-repeated="6"/>
          <table:table-cell table:style-name="ce106"/>
          <table:table-cell/>
          <table:table-cell table:formula="of:=SUMPRODUCT(([.E492]&lt;&gt;&quot;&quot;)/(COUNTIF([.E492];[.E492])))" office:value-type="float" office:value="1" calcext:value-type="float">
            <text:p>1</text:p>
          </table:table-cell>
          <table:table-cell office:value-type="float" office:value="0" calcext:value-type="float">
            <text:p>0</text:p>
          </table:table-cell>
          <table:table-cell table:formula="of:=[.I493]-[.J493]" office:value-type="float" office:value="1" calcext:value-type="float">
            <text:p>1</text:p>
          </table:table-cell>
          <table:table-cell table:style-name="ce175" table:formula="of:=[.K493]/[.I493]" office:value-type="percentage" office:value="1" calcext:value-type="percentage">
            <text:p>100,00%</text:p>
          </table:table-cell>
          <table:table-cell table:number-columns-repeated="1012"/>
        </table:table-row>
        <table:table-row table:style-name="ro3">
          <table:table-cell table:style-name="ce3" table:number-columns-repeated="6"/>
          <table:table-cell table:style-name="ce107"/>
          <table:table-cell table:number-columns-repeated="1017"/>
        </table:table-row>
        <table:table-row table:style-name="ro10">
          <table:table-cell table:style-name="ce3" office:value-type="string" calcext:value-type="string">
            <text:p><text:a xlink:href="http://lod.b3kat.de/title/BV009350173" xlink:type="simple">http://lod.b3kat.de/title/BV009350173</text:a></text:p>
          </table:table-cell>
          <table:table-cell table:style-name="ce3" office:value-type="string" calcext:value-type="string">
            <text:p>"Des Pater Ludwig Feuillee ... Beschreibung zur Arzeney dienlicher Pflanzen, welche in den Reichen des mittägigen America, in Peru und Chily vorzüglich im Gebrauch sind"</text:p>
          </table:table-cell>
          <table:table-cell table:style-name="ce3" office:value-type="string" calcext:value-type="string">
            <text:p>"in dem Land selbst auf Königl. Befehl, in den Jahren von 1709. 1710. und 1711. aufgesezet, nebst verschiedenen andern aus eben desselben Tageregister physischer Beobachtungen gesammelten und zur natürlichen Historie gehörigen Anmerkungen"</text:p>
          </table:table-cell>
          <table:table-cell table:style-name="ce3" office:value-type="string" calcext:value-type="string">
            <text:p>"Arzneibuch"@de</text:p>
          </table:table-cell>
          <table:table-cell table:style-name="ce3" office:value-type="string" calcext:value-type="string">
            <text:p><text:a xlink:href="http://d-nb.info/gnd/4045539-7" xlink:type="simple">http://d-nb.info/gnd/4045539-7</text:a></text:p>
          </table:table-cell>
          <table:table-cell table:style-name="ce3" office:value-type="string" calcext:value-type="string">
            <text:p>"Pflanzen"</text:p>
          </table:table-cell>
          <table:table-cell table:style-name="ce10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5561" xlink:type="simple">http://lod.gesis.org/thesoz/concept/10035561</text:a></text:p>
          </table:table-cell>
          <table:table-cell table:style-name="ce3" office:value-type="string" calcext:value-type="string">
            <text:p>"Peru"@de</text:p>
          </table:table-cell>
          <table:table-cell table:style-name="ce10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9664" xlink:type="simple">http://lod.gesis.org/thesoz/concept/10039664</text:a></text:p>
          </table:table-cell>
          <table:table-cell table:style-name="ce3" office:value-type="string" calcext:value-type="string">
            <text:p>"Boden"@de</text:p>
          </table:table-cell>
          <table:table-cell table:style-name="ce11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50463" xlink:type="simple">http://lod.gesis.org/thesoz/concept/10050463</text:a></text:p>
          </table:table-cell>
          <table:table-cell table:style-name="ce3" office:value-type="string" calcext:value-type="string">
            <text:p>"Nation"@de</text:p>
          </table:table-cell>
          <table:table-cell table:style-name="ce11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4789" xlink:type="simple">http://lod.gesis.org/thesoz/concept/10034789</text:a></text:p>
          </table:table-cell>
          <table:table-cell table:style-name="ce3" office:value-type="string" calcext:value-type="string">
            <text:p>"ländlicher Raum"@de</text:p>
          </table:table-cell>
          <table:table-cell table:style-name="ce11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lod.gesis.org/thesoz/concept/10038149" xlink:type="simple">http://lod.gesis.org/thesoz/concept/10038149</text:a></text:p>
          </table:table-cell>
          <table:table-cell table:style-name="ce3" office:value-type="string" calcext:value-type="string">
            <text:p>"Beobachtung"@de</text:p>
          </table:table-cell>
          <table:table-cell table:style-name="ce11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73-3" xlink:type="simple">http://zbw.eu/stw/descriptor/14073-3</text:a></text:p>
          </table:table-cell>
          <table:table-cell table:style-name="ce3" office:value-type="string" calcext:value-type="string">
            <text:p>"Pflanze"@de</text:p>
          </table:table-cell>
          <table:table-cell table:style-name="ce114"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4073-3" xlink:type="simple">http://zbw.eu/stw/descriptor/14073-3</text:a></text:p>
          </table:table-cell>
          <table:table-cell table:style-name="ce3" office:value-type="string" calcext:value-type="string">
            <text:p>"Plant"@en</text:p>
          </table:table-cell>
          <table:table-cell table:style-name="ce115"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6849-0" xlink:type="simple">http://zbw.eu/stw/descriptor/16849-0</text:a></text:p>
          </table:table-cell>
          <table:table-cell table:style-name="ce3" office:value-type="string" calcext:value-type="string">
            <text:p>"Bremen (Land)"@de</text:p>
          </table:table-cell>
          <table:table-cell table:style-name="ce116" office:value-type="float" office:value="0" calcext:value-type="float">
            <text:p>0</text:p>
          </table:table-cell>
          <table:table-cell table:number-columns-repeated="1017"/>
        </table:table-row>
        <table:table-row table:style-name="ro1">
          <table:table-cell table:style-name="ce3" table:number-columns-repeated="4"/>
          <table:table-cell table:style-name="ce3" office:value-type="string" calcext:value-type="string">
            <text:p><text:a xlink:href="http://zbw.eu/stw/descriptor/16849-0" xlink:type="simple">http://zbw.eu/stw/descriptor/16849-0</text:a></text:p>
          </table:table-cell>
          <table:table-cell table:style-name="ce3" office:value-type="string" calcext:value-type="string">
            <text:p>"Bremen (State)"@en</text:p>
          </table:table-cell>
          <table:table-cell table:style-name="ce117" office:value-type="float" office:value="0" calcext:value-type="float">
            <text:p>0</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Peru" xlink:type="simple">http://dbpedia.org/resource/Peru</text:a></text:p>
          </table:table-cell>
          <table:table-cell table:style-name="ce3" office:value-type="string" calcext:value-type="string">
            <text:p>"Peru"@en</text:p>
          </table:table-cell>
          <table:table-cell table:style-name="ce118"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Peru" xlink:type="simple">http://dbpedia.org/resource/Peru</text:a></text:p>
          </table:table-cell>
          <table:table-cell table:style-name="ce3" office:value-type="string" calcext:value-type="string">
            <text:p>"Peru"@de</text:p>
          </table:table-cell>
          <table:table-cell table:style-name="ce119"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Plant" xlink:type="simple">http://dbpedia.org/resource/Plant</text:a></text:p>
          </table:table-cell>
          <table:table-cell table:style-name="ce3" office:value-type="string" calcext:value-type="string">
            <text:p>"Plant"@en</text:p>
          </table:table-cell>
          <table:table-cell table:style-name="ce120"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dbpedia.org/resource/Plant" xlink:type="simple">http://dbpedia.org/resource/Plant</text:a></text:p>
          </table:table-cell>
          <table:table-cell table:style-name="ce3" office:value-type="string" calcext:value-type="string">
            <text:p>"Pflanzen"@de</text:p>
          </table:table-cell>
          <table:table-cell table:style-name="ce121"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cv.iptc.org/newscodes/mediatopic/20000432" xlink:type="simple">http://cv.iptc.org/newscodes/mediatopic/20000432</text:a></text:p>
          </table:table-cell>
          <table:table-cell table:style-name="ce3" office:value-type="string" calcext:value-type="string">
            <text:p>"land resources"@en-gb</text:p>
          </table:table-cell>
          <table:table-cell table:style-name="ce122"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cv.iptc.org/newscodes/mediatopic/20000507" xlink:type="simple">http://cv.iptc.org/newscodes/mediatopic/20000507</text:a></text:p>
          </table:table-cell>
          <table:table-cell table:style-name="ce3" office:value-type="string" calcext:value-type="string">
            <text:p>"plant"@en-gb</text:p>
          </table:table-cell>
          <table:table-cell table:style-name="ce123" office:value-type="float" office:value="1" calcext:value-type="float">
            <text:p>1</text:p>
          </table:table-cell>
          <table:table-cell table:number-columns-repeated="1017"/>
        </table:table-row>
        <table:table-row table:style-name="ro1">
          <table:table-cell table:style-name="ce3" table:number-columns-repeated="4"/>
          <table:table-cell table:style-name="ce3" office:value-type="string" calcext:value-type="string">
            <text:p><text:a xlink:href="http://aims.fao.org/aos/agrovoc/c_5725" xlink:type="simple">http://aims.fao.org/aos/agrovoc/c_5725</text:a></text:p>
          </table:table-cell>
          <table:table-cell table:style-name="ce4" office:value-type="string" calcext:value-type="string">
            <text:p>Peru</text:p>
          </table:table-cell>
          <table:table-cell table:style-name="ce124" office:value-type="float" office:value="1" calcext:value-type="float">
            <text:p>1</text:p>
          </table:table-cell>
          <table:table-cell/>
          <table:table-cell office:value-type="string" calcext:value-type="string">
            <text:p>uniqe kw</text:p>
          </table:table-cell>
          <table:table-cell office:value-type="string" calcext:value-type="string">
            <text:p>of not useful </text:p>
          </table:table-cell>
          <table:table-cell office:value-type="string" calcext:value-type="string">
            <text:p>useful uniqe kw</text:p>
          </table:table-cell>
          <table:table-cell table:style-name="ce175"/>
          <table:table-cell table:number-columns-repeated="1012"/>
        </table:table-row>
        <table:table-row table:style-name="ro1">
          <table:table-cell table:style-name="ce3" table:number-columns-repeated="4"/>
          <table:table-cell table:style-name="ce3" office:value-type="string" calcext:value-type="string">
            <text:p><text:a xlink:href="http://aims.fao.org/aos/agrovoc/c_4172" xlink:type="simple">http://aims.fao.org/aos/agrovoc/c_4172</text:a></text:p>
          </table:table-cell>
          <table:table-cell table:style-name="ce4" office:value-type="string" calcext:value-type="string">
            <text:p>Land </text:p>
          </table:table-cell>
          <table:table-cell table:style-name="ce125" office:value-type="float" office:value="1" calcext:value-type="float">
            <text:p>1</text:p>
          </table:table-cell>
          <table:table-cell/>
          <table:table-cell table:formula="of:=SUMPRODUCT(([.E495:.E512]&lt;&gt;&quot;&quot;)/(COUNTIF([.E495:.E512];[.E495:.E512])))" office:value-type="float" office:value="14" calcext:value-type="float">
            <text:p>14</text:p>
          </table:table-cell>
          <table:table-cell office:value-type="float" office:value="1" calcext:value-type="float">
            <text:p>1</text:p>
          </table:table-cell>
          <table:table-cell table:formula="of:=[.I512]-[.J512]" office:value-type="float" office:value="13" calcext:value-type="float">
            <text:p>13</text:p>
          </table:table-cell>
          <table:table-cell table:style-name="ce175" table:formula="of:=[.K512]/[.I512]" office:value-type="percentage" office:value="0.928571428571429" calcext:value-type="percentage">
            <text:p>92,86%</text:p>
          </table:table-cell>
          <table:table-cell table:number-columns-repeated="1012"/>
        </table:table-row>
        <table:table-row table:style-name="ro3">
          <table:table-cell table:number-columns-repeated="6"/>
          <table:table-cell table:style-name="ce126"/>
          <table:table-cell table:number-columns-repeated="1017"/>
        </table:table-row>
        <table:table-row table:style-name="ro3">
          <table:table-cell table:number-columns-repeated="6"/>
          <table:table-cell table:style-name="ce127"/>
          <table:table-cell table:number-columns-repeated="1017"/>
        </table:table-row>
        <table:table-row table:style-name="ro3">
          <table:table-cell table:number-columns-repeated="6"/>
          <table:table-cell table:style-name="ce128"/>
          <table:table-cell table:number-columns-repeated="1017"/>
        </table:table-row>
        <table:table-row table:style-name="ro3">
          <table:table-cell table:number-columns-repeated="6"/>
          <table:table-cell table:style-name="ce129"/>
          <table:table-cell table:number-columns-repeated="1017"/>
        </table:table-row>
        <table:table-row table:style-name="ro3">
          <table:table-cell table:number-columns-repeated="6"/>
          <table:table-cell table:style-name="ce130"/>
          <table:table-cell table:number-columns-repeated="1017"/>
        </table:table-row>
        <table:table-row table:style-name="ro3">
          <table:table-cell table:number-columns-repeated="6"/>
          <table:table-cell table:style-name="ce131"/>
          <table:table-cell table:number-columns-repeated="1017"/>
        </table:table-row>
        <table:table-row table:style-name="ro3">
          <table:table-cell table:number-columns-repeated="6"/>
          <table:table-cell table:style-name="ce132"/>
          <table:table-cell table:number-columns-repeated="1017"/>
        </table:table-row>
        <table:table-row table:style-name="ro3">
          <table:table-cell table:number-columns-repeated="6"/>
          <table:table-cell table:style-name="ce133"/>
          <table:table-cell table:number-columns-repeated="1017"/>
        </table:table-row>
        <table:table-row table:style-name="ro3">
          <table:table-cell table:number-columns-repeated="6"/>
          <table:table-cell table:style-name="ce134"/>
          <table:table-cell table:number-columns-repeated="1017"/>
        </table:table-row>
        <table:table-row table:style-name="ro3">
          <table:table-cell table:number-columns-repeated="6"/>
          <table:table-cell table:style-name="ce135"/>
          <table:table-cell table:number-columns-repeated="1017"/>
        </table:table-row>
        <table:table-row table:style-name="ro3">
          <table:table-cell table:number-columns-repeated="6"/>
          <table:table-cell table:style-name="ce136"/>
          <table:table-cell table:number-columns-repeated="1017"/>
        </table:table-row>
        <table:table-row table:style-name="ro3">
          <table:table-cell table:number-columns-repeated="6"/>
          <table:table-cell table:style-name="ce137"/>
          <table:table-cell table:number-columns-repeated="1017"/>
        </table:table-row>
        <table:table-row table:style-name="ro3">
          <table:table-cell table:number-columns-repeated="6"/>
          <table:table-cell table:style-name="ce138"/>
          <table:table-cell table:number-columns-repeated="1017"/>
        </table:table-row>
        <table:table-row table:style-name="ro3">
          <table:table-cell table:number-columns-repeated="6"/>
          <table:table-cell table:style-name="ce139"/>
          <table:table-cell table:number-columns-repeated="1017"/>
        </table:table-row>
        <table:table-row table:style-name="ro3">
          <table:table-cell table:number-columns-repeated="6"/>
          <table:table-cell table:style-name="ce140"/>
          <table:table-cell table:number-columns-repeated="1017"/>
        </table:table-row>
        <table:table-row table:style-name="ro3">
          <table:table-cell table:number-columns-repeated="6"/>
          <table:table-cell table:style-name="ce141"/>
          <table:table-cell table:number-columns-repeated="1017"/>
        </table:table-row>
        <table:table-row table:style-name="ro3">
          <table:table-cell table:number-columns-repeated="6"/>
          <table:table-cell table:style-name="ce142"/>
          <table:table-cell table:number-columns-repeated="1017"/>
        </table:table-row>
        <table:table-row table:style-name="ro3">
          <table:table-cell table:number-columns-repeated="6"/>
          <table:table-cell table:style-name="ce143"/>
          <table:table-cell table:number-columns-repeated="1017"/>
        </table:table-row>
        <table:table-row table:style-name="ro3">
          <table:table-cell table:number-columns-repeated="6"/>
          <table:table-cell table:style-name="ce144"/>
          <table:table-cell table:number-columns-repeated="1017"/>
        </table:table-row>
        <table:table-row table:style-name="ro3">
          <table:table-cell table:number-columns-repeated="6"/>
          <table:table-cell table:style-name="ce145"/>
          <table:table-cell table:number-columns-repeated="1017"/>
        </table:table-row>
        <table:table-row table:style-name="ro3">
          <table:table-cell table:number-columns-repeated="6"/>
          <table:table-cell table:style-name="ce146"/>
          <table:table-cell table:number-columns-repeated="1017"/>
        </table:table-row>
        <table:table-row table:style-name="ro3">
          <table:table-cell table:number-columns-repeated="6"/>
          <table:table-cell table:style-name="ce147"/>
          <table:table-cell table:number-columns-repeated="1017"/>
        </table:table-row>
        <table:table-row table:style-name="ro3">
          <table:table-cell table:number-columns-repeated="6"/>
          <table:table-cell table:style-name="ce148"/>
          <table:table-cell table:number-columns-repeated="1017"/>
        </table:table-row>
        <table:table-row table:style-name="ro3">
          <table:table-cell table:number-columns-repeated="6"/>
          <table:table-cell table:style-name="ce149"/>
          <table:table-cell table:number-columns-repeated="1017"/>
        </table:table-row>
        <table:table-row table:style-name="ro3">
          <table:table-cell table:number-columns-repeated="6"/>
          <table:table-cell table:style-name="ce150"/>
          <table:table-cell table:number-columns-repeated="1017"/>
        </table:table-row>
        <table:table-row table:style-name="ro3">
          <table:table-cell table:number-columns-repeated="6"/>
          <table:table-cell table:style-name="ce151"/>
          <table:table-cell table:number-columns-repeated="1017"/>
        </table:table-row>
        <table:table-row table:style-name="ro3">
          <table:table-cell table:number-columns-repeated="6"/>
          <table:table-cell table:style-name="ce152"/>
          <table:table-cell table:number-columns-repeated="1017"/>
        </table:table-row>
        <table:table-row table:style-name="ro3">
          <table:table-cell table:number-columns-repeated="6"/>
          <table:table-cell table:style-name="ce153"/>
          <table:table-cell table:number-columns-repeated="1017"/>
        </table:table-row>
        <table:table-row table:style-name="ro3">
          <table:table-cell table:number-columns-repeated="6"/>
          <table:table-cell table:style-name="ce154"/>
          <table:table-cell table:number-columns-repeated="1017"/>
        </table:table-row>
        <table:table-row table:style-name="ro3">
          <table:table-cell table:number-columns-repeated="6"/>
          <table:table-cell table:style-name="ce155"/>
          <table:table-cell table:number-columns-repeated="1017"/>
        </table:table-row>
        <table:table-row table:style-name="ro3">
          <table:table-cell table:number-columns-repeated="6"/>
          <table:table-cell table:style-name="ce156"/>
          <table:table-cell table:number-columns-repeated="1017"/>
        </table:table-row>
        <table:table-row table:style-name="ro3">
          <table:table-cell table:number-columns-repeated="6"/>
          <table:table-cell table:style-name="ce157"/>
          <table:table-cell table:number-columns-repeated="1017"/>
        </table:table-row>
        <table:table-row table:style-name="ro3">
          <table:table-cell table:number-columns-repeated="6"/>
          <table:table-cell table:style-name="ce158"/>
          <table:table-cell table:number-columns-repeated="1017"/>
        </table:table-row>
        <table:table-row table:style-name="ro3">
          <table:table-cell table:number-columns-repeated="6"/>
          <table:table-cell table:style-name="ce159"/>
          <table:table-cell table:number-columns-repeated="1017"/>
        </table:table-row>
        <table:table-row table:style-name="ro3">
          <table:table-cell table:number-columns-repeated="6"/>
          <table:table-cell table:style-name="ce160"/>
          <table:table-cell table:number-columns-repeated="1017"/>
        </table:table-row>
        <table:table-row table:style-name="ro3">
          <table:table-cell table:number-columns-repeated="6"/>
          <table:table-cell table:style-name="ce161"/>
          <table:table-cell table:number-columns-repeated="1017"/>
        </table:table-row>
        <table:table-row table:style-name="ro3">
          <table:table-cell table:number-columns-repeated="6"/>
          <table:table-cell table:style-name="ce162"/>
          <table:table-cell table:number-columns-repeated="1017"/>
        </table:table-row>
        <table:table-row table:style-name="ro3">
          <table:table-cell table:number-columns-repeated="6"/>
          <table:table-cell table:style-name="ce163"/>
          <table:table-cell table:number-columns-repeated="1017"/>
        </table:table-row>
        <table:table-row table:style-name="ro3">
          <table:table-cell table:number-columns-repeated="6"/>
          <table:table-cell table:style-name="ce164"/>
          <table:table-cell table:number-columns-repeated="1017"/>
        </table:table-row>
        <table:table-row table:style-name="ro3">
          <table:table-cell table:number-columns-repeated="6"/>
          <table:table-cell table:style-name="ce165"/>
          <table:table-cell table:number-columns-repeated="1017"/>
        </table:table-row>
        <table:table-row table:style-name="ro3">
          <table:table-cell table:number-columns-repeated="6"/>
          <table:table-cell table:style-name="ce166"/>
          <table:table-cell table:number-columns-repeated="1017"/>
        </table:table-row>
        <table:table-row table:style-name="ro3">
          <table:table-cell table:number-columns-repeated="6"/>
          <table:table-cell table:style-name="ce167"/>
          <table:table-cell table:number-columns-repeated="1017"/>
        </table:table-row>
        <table:table-row table:style-name="ro3">
          <table:table-cell table:number-columns-repeated="6"/>
          <table:table-cell table:style-name="ce168"/>
          <table:table-cell table:number-columns-repeated="1017"/>
        </table:table-row>
        <table:table-row table:style-name="ro3">
          <table:table-cell table:number-columns-repeated="6"/>
          <table:table-cell table:style-name="ce169"/>
          <table:table-cell table:number-columns-repeated="1017"/>
        </table:table-row>
        <table:table-row table:style-name="ro3">
          <table:table-cell table:number-columns-repeated="6"/>
          <table:table-cell table:style-name="ce170"/>
          <table:table-cell table:number-columns-repeated="1017"/>
        </table:table-row>
        <table:table-row table:style-name="ro3">
          <table:table-cell table:number-columns-repeated="6"/>
          <table:table-cell table:style-name="ce171"/>
          <table:table-cell table:number-columns-repeated="1017"/>
        </table:table-row>
        <table:table-row table:style-name="ro3">
          <table:table-cell table:number-columns-repeated="6"/>
          <table:table-cell table:style-name="ce172"/>
          <table:table-cell table:number-columns-repeated="1017"/>
        </table:table-row>
        <table:table-row table:style-name="ro3" table:number-rows-repeated="1048016">
          <table:table-cell table:number-columns-repeated="1024"/>
        </table:table-row>
        <table:table-row table:style-name="ro3">
          <table:table-cell table:number-columns-repeated="1024"/>
        </table:table-row>
        <calcext:conditional-formats>
          <calcext:conditional-format calcext:target-range-address="data.G407:data.G1048576 data.G1:data.G389">
            <calcext:condition calcext:apply-style-name="red" calcext:value="contains-text(#NAME?[.$G63])" calcext:base-cell-address="data.G1"/>
            <calcext:condition calcext:apply-style-name="ok" calcext:value="=1" calcext:base-cell-address="data.G1"/>
          </calcext:conditional-format>
          <calcext:conditional-format calcext:target-range-address="data.G401:data.G405">
            <calcext:condition calcext:apply-style-name="red" calcext:value="contains-text(#NAME?[.$G463])" calcext:base-cell-address="data.G401"/>
            <calcext:condition calcext:apply-style-name="ok" calcext:value="=1" calcext:base-cell-address="data.G401"/>
          </calcext:conditional-format>
          <calcext:conditional-format calcext:target-range-address="data.G391:data.G391">
            <calcext:condition calcext:apply-style-name="red" calcext:value="contains-text(#NAME?[.$G453])" calcext:base-cell-address="data.G391"/>
            <calcext:condition calcext:apply-style-name="ok" calcext:value="=1" calcext:base-cell-address="data.G391"/>
          </calcext:conditional-format>
          <calcext:conditional-format calcext:target-range-address="data.G392:data.G392">
            <calcext:condition calcext:apply-style-name="red" calcext:value="contains-text(#NAME?[.$G454])" calcext:base-cell-address="data.G392"/>
            <calcext:condition calcext:apply-style-name="ok" calcext:value="=1" calcext:base-cell-address="data.G392"/>
          </calcext:conditional-format>
          <calcext:conditional-format calcext:target-range-address="data.G393:data.G393">
            <calcext:condition calcext:apply-style-name="red" calcext:value="contains-text(#NAME?[.$G455])" calcext:base-cell-address="data.G393"/>
            <calcext:condition calcext:apply-style-name="ok" calcext:value="=1" calcext:base-cell-address="data.G393"/>
          </calcext:conditional-format>
          <calcext:conditional-format calcext:target-range-address="data.G394:data.G394">
            <calcext:condition calcext:apply-style-name="red" calcext:value="contains-text(#NAME?[.$G456])" calcext:base-cell-address="data.G394"/>
            <calcext:condition calcext:apply-style-name="ok" calcext:value="=1" calcext:base-cell-address="data.G394"/>
          </calcext:conditional-format>
          <calcext:conditional-format calcext:target-range-address="data.G395:data.G395">
            <calcext:condition calcext:apply-style-name="red" calcext:value="contains-text(#NAME?[.$G457])" calcext:base-cell-address="data.G395"/>
            <calcext:condition calcext:apply-style-name="ok" calcext:value="=1" calcext:base-cell-address="data.G395"/>
          </calcext:conditional-format>
          <calcext:conditional-format calcext:target-range-address="data.G396:data.G396">
            <calcext:condition calcext:apply-style-name="red" calcext:value="contains-text(#NAME?[.$G458])" calcext:base-cell-address="data.G396"/>
            <calcext:condition calcext:apply-style-name="ok" calcext:value="=1" calcext:base-cell-address="data.G396"/>
          </calcext:conditional-format>
          <calcext:conditional-format calcext:target-range-address="data.G397:data.G397">
            <calcext:condition calcext:apply-style-name="red" calcext:value="contains-text(#NAME?[.$G459])" calcext:base-cell-address="data.G397"/>
            <calcext:condition calcext:apply-style-name="ok" calcext:value="=1" calcext:base-cell-address="data.G397"/>
          </calcext:conditional-format>
          <calcext:conditional-format calcext:target-range-address="data.G398:data.G398">
            <calcext:condition calcext:apply-style-name="red" calcext:value="contains-text(#NAME?[.$G460])" calcext:base-cell-address="data.G398"/>
            <calcext:condition calcext:apply-style-name="ok" calcext:value="=1" calcext:base-cell-address="data.G398"/>
          </calcext:conditional-format>
          <calcext:conditional-format calcext:target-range-address="data.G399:data.G399">
            <calcext:condition calcext:apply-style-name="red" calcext:value="contains-text(#NAME?[.$G461])" calcext:base-cell-address="data.G399"/>
            <calcext:condition calcext:apply-style-name="ok" calcext:value="=1" calcext:base-cell-address="data.G399"/>
          </calcext:conditional-format>
          <calcext:conditional-format calcext:target-range-address="data.G400:data.G400">
            <calcext:condition calcext:apply-style-name="red" calcext:value="contains-text(#NAME?[.$G462])" calcext:base-cell-address="data.G400"/>
            <calcext:condition calcext:apply-style-name="ok" calcext:value="=1" calcext:base-cell-address="data.G400"/>
          </calcext:conditional-format>
          <calcext:conditional-format calcext:target-range-address="data.G406:data.G406">
            <calcext:condition calcext:apply-style-name="red" calcext:value="contains-text(#NAME?[.$G468])" calcext:base-cell-address="data.G406"/>
            <calcext:condition calcext:apply-style-name="ok" calcext:value="=1" calcext:base-cell-address="data.G406"/>
          </calcext:conditional-format>
          <calcext:conditional-format calcext:target-range-address="data.G407:data.G407">
            <calcext:condition calcext:apply-style-name="red" calcext:value="contains-text(#NAME?[.$G469])" calcext:base-cell-address="data.G407"/>
            <calcext:condition calcext:apply-style-name="ok" calcext:value="=1" calcext:base-cell-address="data.G407"/>
          </calcext:conditional-format>
          <calcext:conditional-format calcext:target-range-address="data.G408:data.G408">
            <calcext:condition calcext:apply-style-name="red" calcext:value="contains-text(#NAME?[.$G470])" calcext:base-cell-address="data.G408"/>
            <calcext:condition calcext:apply-style-name="ok" calcext:value="=1" calcext:base-cell-address="data.G408"/>
          </calcext:conditional-format>
          <calcext:conditional-format calcext:target-range-address="data.G409:data.G409">
            <calcext:condition calcext:apply-style-name="red" calcext:value="contains-text(#NAME?[.$G471])" calcext:base-cell-address="data.G409"/>
            <calcext:condition calcext:apply-style-name="ok" calcext:value="=1" calcext:base-cell-address="data.G409"/>
          </calcext:conditional-format>
          <calcext:conditional-format calcext:target-range-address="data.G410:data.G410">
            <calcext:condition calcext:apply-style-name="red" calcext:value="contains-text(#NAME?[.$G472])" calcext:base-cell-address="data.G410"/>
            <calcext:condition calcext:apply-style-name="ok" calcext:value="=1" calcext:base-cell-address="data.G410"/>
          </calcext:conditional-format>
          <calcext:conditional-format calcext:target-range-address="data.G411:data.G411">
            <calcext:condition calcext:apply-style-name="red" calcext:value="contains-text(#NAME?[.$G473])" calcext:base-cell-address="data.G411"/>
            <calcext:condition calcext:apply-style-name="ok" calcext:value="=1" calcext:base-cell-address="data.G411"/>
          </calcext:conditional-format>
          <calcext:conditional-format calcext:target-range-address="data.G412:data.G412">
            <calcext:condition calcext:apply-style-name="red" calcext:value="contains-text(#NAME?[.$G474])" calcext:base-cell-address="data.G412"/>
            <calcext:condition calcext:apply-style-name="ok" calcext:value="=1" calcext:base-cell-address="data.G412"/>
          </calcext:conditional-format>
          <calcext:conditional-format calcext:target-range-address="data.G413:data.G413">
            <calcext:condition calcext:apply-style-name="red" calcext:value="contains-text(#NAME?[.$G475])" calcext:base-cell-address="data.G413"/>
            <calcext:condition calcext:apply-style-name="ok" calcext:value="=1" calcext:base-cell-address="data.G413"/>
          </calcext:conditional-format>
          <calcext:conditional-format calcext:target-range-address="data.G414:data.G414">
            <calcext:condition calcext:apply-style-name="red" calcext:value="contains-text(#NAME?[.$G476])" calcext:base-cell-address="data.G414"/>
            <calcext:condition calcext:apply-style-name="ok" calcext:value="=1" calcext:base-cell-address="data.G414"/>
          </calcext:conditional-format>
          <calcext:conditional-format calcext:target-range-address="data.G415:data.G415">
            <calcext:condition calcext:apply-style-name="red" calcext:value="contains-text(#NAME?[.$G477])" calcext:base-cell-address="data.G415"/>
            <calcext:condition calcext:apply-style-name="ok" calcext:value="=1" calcext:base-cell-address="data.G415"/>
          </calcext:conditional-format>
          <calcext:conditional-format calcext:target-range-address="data.G416:data.G416">
            <calcext:condition calcext:apply-style-name="red" calcext:value="contains-text(#NAME?[.$G478])" calcext:base-cell-address="data.G416"/>
            <calcext:condition calcext:apply-style-name="ok" calcext:value="=1" calcext:base-cell-address="data.G416"/>
          </calcext:conditional-format>
          <calcext:conditional-format calcext:target-range-address="data.G417:data.G417">
            <calcext:condition calcext:apply-style-name="red" calcext:value="contains-text(#NAME?[.$G479])" calcext:base-cell-address="data.G417"/>
            <calcext:condition calcext:apply-style-name="ok" calcext:value="=1" calcext:base-cell-address="data.G417"/>
          </calcext:conditional-format>
          <calcext:conditional-format calcext:target-range-address="data.G418:data.G418">
            <calcext:condition calcext:apply-style-name="red" calcext:value="contains-text(#NAME?[.$G480])" calcext:base-cell-address="data.G418"/>
            <calcext:condition calcext:apply-style-name="ok" calcext:value="=1" calcext:base-cell-address="data.G418"/>
          </calcext:conditional-format>
          <calcext:conditional-format calcext:target-range-address="data.G419:data.G419">
            <calcext:condition calcext:apply-style-name="red" calcext:value="contains-text(#NAME?[.$G481])" calcext:base-cell-address="data.G419"/>
            <calcext:condition calcext:apply-style-name="ok" calcext:value="=1" calcext:base-cell-address="data.G419"/>
          </calcext:conditional-format>
          <calcext:conditional-format calcext:target-range-address="data.G420:data.G420">
            <calcext:condition calcext:apply-style-name="red" calcext:value="contains-text(#NAME?[.$G482])" calcext:base-cell-address="data.G420"/>
            <calcext:condition calcext:apply-style-name="ok" calcext:value="=1" calcext:base-cell-address="data.G420"/>
          </calcext:conditional-format>
          <calcext:conditional-format calcext:target-range-address="data.G421:data.G421">
            <calcext:condition calcext:apply-style-name="red" calcext:value="contains-text(#NAME?[.$G483])" calcext:base-cell-address="data.G421"/>
            <calcext:condition calcext:apply-style-name="ok" calcext:value="=1" calcext:base-cell-address="data.G421"/>
          </calcext:conditional-format>
          <calcext:conditional-format calcext:target-range-address="data.G422:data.G422">
            <calcext:condition calcext:apply-style-name="red" calcext:value="contains-text(#NAME?[.$G484])" calcext:base-cell-address="data.G422"/>
            <calcext:condition calcext:apply-style-name="ok" calcext:value="=1" calcext:base-cell-address="data.G422"/>
          </calcext:conditional-format>
          <calcext:conditional-format calcext:target-range-address="data.G423:data.G423">
            <calcext:condition calcext:apply-style-name="red" calcext:value="contains-text(#NAME?[.$G485])" calcext:base-cell-address="data.G423"/>
            <calcext:condition calcext:apply-style-name="ok" calcext:value="=1" calcext:base-cell-address="data.G423"/>
          </calcext:conditional-format>
          <calcext:conditional-format calcext:target-range-address="data.G424:data.G424">
            <calcext:condition calcext:apply-style-name="red" calcext:value="contains-text(#NAME?[.$G486])" calcext:base-cell-address="data.G424"/>
            <calcext:condition calcext:apply-style-name="ok" calcext:value="=1" calcext:base-cell-address="data.G424"/>
          </calcext:conditional-format>
          <calcext:conditional-format calcext:target-range-address="data.G425:data.G425">
            <calcext:condition calcext:apply-style-name="red" calcext:value="contains-text(#NAME?[.$G487])" calcext:base-cell-address="data.G425"/>
            <calcext:condition calcext:apply-style-name="ok" calcext:value="=1" calcext:base-cell-address="data.G425"/>
          </calcext:conditional-format>
          <calcext:conditional-format calcext:target-range-address="data.G426:data.G426">
            <calcext:condition calcext:apply-style-name="red" calcext:value="contains-text(#NAME?[.$G488])" calcext:base-cell-address="data.G426"/>
            <calcext:condition calcext:apply-style-name="ok" calcext:value="=1" calcext:base-cell-address="data.G426"/>
          </calcext:conditional-format>
          <calcext:conditional-format calcext:target-range-address="data.G427:data.G427">
            <calcext:condition calcext:apply-style-name="red" calcext:value="contains-text(#NAME?[.$G489])" calcext:base-cell-address="data.G427"/>
            <calcext:condition calcext:apply-style-name="ok" calcext:value="=1" calcext:base-cell-address="data.G427"/>
          </calcext:conditional-format>
          <calcext:conditional-format calcext:target-range-address="data.G428:data.G428">
            <calcext:condition calcext:apply-style-name="red" calcext:value="contains-text(#NAME?[.$G490])" calcext:base-cell-address="data.G428"/>
            <calcext:condition calcext:apply-style-name="ok" calcext:value="=1" calcext:base-cell-address="data.G428"/>
          </calcext:conditional-format>
          <calcext:conditional-format calcext:target-range-address="data.G429:data.G429">
            <calcext:condition calcext:apply-style-name="red" calcext:value="contains-text(#NAME?[.$G491])" calcext:base-cell-address="data.G429"/>
            <calcext:condition calcext:apply-style-name="ok" calcext:value="=1" calcext:base-cell-address="data.G429"/>
          </calcext:conditional-format>
          <calcext:conditional-format calcext:target-range-address="data.G430:data.G430">
            <calcext:condition calcext:apply-style-name="red" calcext:value="contains-text(#NAME?[.$G492])" calcext:base-cell-address="data.G430"/>
            <calcext:condition calcext:apply-style-name="ok" calcext:value="=1" calcext:base-cell-address="data.G430"/>
          </calcext:conditional-format>
          <calcext:conditional-format calcext:target-range-address="data.G431:data.G431">
            <calcext:condition calcext:apply-style-name="red" calcext:value="contains-text(#NAME?[.$G493])" calcext:base-cell-address="data.G431"/>
            <calcext:condition calcext:apply-style-name="ok" calcext:value="=1" calcext:base-cell-address="data.G431"/>
          </calcext:conditional-format>
          <calcext:conditional-format calcext:target-range-address="data.G432:data.G432">
            <calcext:condition calcext:apply-style-name="red" calcext:value="contains-text(#NAME?[.$G494])" calcext:base-cell-address="data.G432"/>
            <calcext:condition calcext:apply-style-name="ok" calcext:value="=1" calcext:base-cell-address="data.G432"/>
          </calcext:conditional-format>
          <calcext:conditional-format calcext:target-range-address="data.G433:data.G433">
            <calcext:condition calcext:apply-style-name="red" calcext:value="contains-text(#NAME?[.$G495])" calcext:base-cell-address="data.G433"/>
            <calcext:condition calcext:apply-style-name="ok" calcext:value="=1" calcext:base-cell-address="data.G433"/>
          </calcext:conditional-format>
          <calcext:conditional-format calcext:target-range-address="data.G434:data.G434">
            <calcext:condition calcext:apply-style-name="red" calcext:value="contains-text(#NAME?[.$G496])" calcext:base-cell-address="data.G434"/>
            <calcext:condition calcext:apply-style-name="ok" calcext:value="=1" calcext:base-cell-address="data.G434"/>
          </calcext:conditional-format>
          <calcext:conditional-format calcext:target-range-address="data.G435:data.G435">
            <calcext:condition calcext:apply-style-name="red" calcext:value="contains-text(#NAME?[.$G497])" calcext:base-cell-address="data.G435"/>
            <calcext:condition calcext:apply-style-name="ok" calcext:value="=1" calcext:base-cell-address="data.G435"/>
          </calcext:conditional-format>
          <calcext:conditional-format calcext:target-range-address="data.G436:data.G436">
            <calcext:condition calcext:apply-style-name="red" calcext:value="contains-text(#NAME?[.$G498])" calcext:base-cell-address="data.G436"/>
            <calcext:condition calcext:apply-style-name="ok" calcext:value="=1" calcext:base-cell-address="data.G436"/>
          </calcext:conditional-format>
          <calcext:conditional-format calcext:target-range-address="data.G437:data.G437">
            <calcext:condition calcext:apply-style-name="red" calcext:value="contains-text(#NAME?[.$G499])" calcext:base-cell-address="data.G437"/>
            <calcext:condition calcext:apply-style-name="ok" calcext:value="=1" calcext:base-cell-address="data.G437"/>
          </calcext:conditional-format>
          <calcext:conditional-format calcext:target-range-address="data.G438:data.G438">
            <calcext:condition calcext:apply-style-name="red" calcext:value="contains-text(#NAME?[.$G500])" calcext:base-cell-address="data.G438"/>
            <calcext:condition calcext:apply-style-name="ok" calcext:value="=1" calcext:base-cell-address="data.G438"/>
          </calcext:conditional-format>
          <calcext:conditional-format calcext:target-range-address="data.G439:data.G439">
            <calcext:condition calcext:apply-style-name="red" calcext:value="contains-text(#NAME?[.$G501])" calcext:base-cell-address="data.G439"/>
            <calcext:condition calcext:apply-style-name="ok" calcext:value="=1" calcext:base-cell-address="data.G439"/>
          </calcext:conditional-format>
          <calcext:conditional-format calcext:target-range-address="data.G440:data.G440">
            <calcext:condition calcext:apply-style-name="red" calcext:value="contains-text(#NAME?[.$G502])" calcext:base-cell-address="data.G440"/>
            <calcext:condition calcext:apply-style-name="ok" calcext:value="=1" calcext:base-cell-address="data.G440"/>
          </calcext:conditional-format>
          <calcext:conditional-format calcext:target-range-address="data.G441:data.G441">
            <calcext:condition calcext:apply-style-name="red" calcext:value="contains-text(#NAME?[.$G503])" calcext:base-cell-address="data.G441"/>
            <calcext:condition calcext:apply-style-name="ok" calcext:value="=1" calcext:base-cell-address="data.G441"/>
          </calcext:conditional-format>
          <calcext:conditional-format calcext:target-range-address="data.G442:data.G442">
            <calcext:condition calcext:apply-style-name="red" calcext:value="contains-text(#NAME?[.$G504])" calcext:base-cell-address="data.G442"/>
            <calcext:condition calcext:apply-style-name="ok" calcext:value="=1" calcext:base-cell-address="data.G442"/>
          </calcext:conditional-format>
          <calcext:conditional-format calcext:target-range-address="data.G443:data.G443">
            <calcext:condition calcext:apply-style-name="red" calcext:value="contains-text(#NAME?[.$G505])" calcext:base-cell-address="data.G443"/>
            <calcext:condition calcext:apply-style-name="ok" calcext:value="=1" calcext:base-cell-address="data.G443"/>
          </calcext:conditional-format>
          <calcext:conditional-format calcext:target-range-address="data.G444:data.G444">
            <calcext:condition calcext:apply-style-name="red" calcext:value="contains-text(#NAME?[.$G506])" calcext:base-cell-address="data.G444"/>
            <calcext:condition calcext:apply-style-name="ok" calcext:value="=1" calcext:base-cell-address="data.G444"/>
          </calcext:conditional-format>
          <calcext:conditional-format calcext:target-range-address="data.G445:data.G445">
            <calcext:condition calcext:apply-style-name="red" calcext:value="contains-text(#NAME?[.$G507])" calcext:base-cell-address="data.G445"/>
            <calcext:condition calcext:apply-style-name="ok" calcext:value="=1" calcext:base-cell-address="data.G445"/>
          </calcext:conditional-format>
          <calcext:conditional-format calcext:target-range-address="data.G446:data.G446">
            <calcext:condition calcext:apply-style-name="red" calcext:value="contains-text(#NAME?[.$G508])" calcext:base-cell-address="data.G446"/>
            <calcext:condition calcext:apply-style-name="ok" calcext:value="=1" calcext:base-cell-address="data.G446"/>
          </calcext:conditional-format>
          <calcext:conditional-format calcext:target-range-address="data.G447:data.G447">
            <calcext:condition calcext:apply-style-name="red" calcext:value="contains-text(#NAME?[.$G509])" calcext:base-cell-address="data.G447"/>
            <calcext:condition calcext:apply-style-name="ok" calcext:value="=1" calcext:base-cell-address="data.G447"/>
          </calcext:conditional-format>
          <calcext:conditional-format calcext:target-range-address="data.G448:data.G448">
            <calcext:condition calcext:apply-style-name="red" calcext:value="contains-text(#NAME?[.$G510])" calcext:base-cell-address="data.G448"/>
            <calcext:condition calcext:apply-style-name="ok" calcext:value="=1" calcext:base-cell-address="data.G448"/>
          </calcext:conditional-format>
          <calcext:conditional-format calcext:target-range-address="data.G449:data.G449">
            <calcext:condition calcext:apply-style-name="red" calcext:value="contains-text(#NAME?[.$G511])" calcext:base-cell-address="data.G449"/>
            <calcext:condition calcext:apply-style-name="ok" calcext:value="=1" calcext:base-cell-address="data.G449"/>
          </calcext:conditional-format>
          <calcext:conditional-format calcext:target-range-address="data.G450:data.G450">
            <calcext:condition calcext:apply-style-name="red" calcext:value="contains-text(#NAME?[.$G512])" calcext:base-cell-address="data.G450"/>
            <calcext:condition calcext:apply-style-name="ok" calcext:value="=1" calcext:base-cell-address="data.G450"/>
          </calcext:conditional-format>
          <calcext:conditional-format calcext:target-range-address="data.G451:data.G451">
            <calcext:condition calcext:apply-style-name="red" calcext:value="contains-text(#NAME?[.$G513])" calcext:base-cell-address="data.G451"/>
            <calcext:condition calcext:apply-style-name="ok" calcext:value="=1" calcext:base-cell-address="data.G451"/>
          </calcext:conditional-format>
          <calcext:conditional-format calcext:target-range-address="data.G452:data.G452">
            <calcext:condition calcext:apply-style-name="red" calcext:value="contains-text(#NAME?[.$G514])" calcext:base-cell-address="data.G452"/>
            <calcext:condition calcext:apply-style-name="ok" calcext:value="=1" calcext:base-cell-address="data.G452"/>
          </calcext:conditional-format>
          <calcext:conditional-format calcext:target-range-address="data.G453:data.G453">
            <calcext:condition calcext:apply-style-name="red" calcext:value="contains-text(#NAME?[.$G515])" calcext:base-cell-address="data.G453"/>
            <calcext:condition calcext:apply-style-name="ok" calcext:value="=1" calcext:base-cell-address="data.G453"/>
          </calcext:conditional-format>
          <calcext:conditional-format calcext:target-range-address="data.G454:data.G454">
            <calcext:condition calcext:apply-style-name="red" calcext:value="contains-text(#NAME?[.$G516])" calcext:base-cell-address="data.G454"/>
            <calcext:condition calcext:apply-style-name="ok" calcext:value="=1" calcext:base-cell-address="data.G454"/>
          </calcext:conditional-format>
          <calcext:conditional-format calcext:target-range-address="data.G455:data.G455">
            <calcext:condition calcext:apply-style-name="red" calcext:value="contains-text(#NAME?[.$G517])" calcext:base-cell-address="data.G455"/>
            <calcext:condition calcext:apply-style-name="ok" calcext:value="=1" calcext:base-cell-address="data.G455"/>
          </calcext:conditional-format>
          <calcext:conditional-format calcext:target-range-address="data.G456:data.G456">
            <calcext:condition calcext:apply-style-name="red" calcext:value="contains-text(#NAME?[.$G518])" calcext:base-cell-address="data.G456"/>
            <calcext:condition calcext:apply-style-name="ok" calcext:value="=1" calcext:base-cell-address="data.G456"/>
          </calcext:conditional-format>
          <calcext:conditional-format calcext:target-range-address="data.G457:data.G457">
            <calcext:condition calcext:apply-style-name="red" calcext:value="contains-text(#NAME?[.$G519])" calcext:base-cell-address="data.G457"/>
            <calcext:condition calcext:apply-style-name="ok" calcext:value="=1" calcext:base-cell-address="data.G457"/>
          </calcext:conditional-format>
          <calcext:conditional-format calcext:target-range-address="data.G458:data.G458">
            <calcext:condition calcext:apply-style-name="red" calcext:value="contains-text(#NAME?[.$G520])" calcext:base-cell-address="data.G458"/>
            <calcext:condition calcext:apply-style-name="ok" calcext:value="=1" calcext:base-cell-address="data.G458"/>
          </calcext:conditional-format>
          <calcext:conditional-format calcext:target-range-address="data.G459:data.G459">
            <calcext:condition calcext:apply-style-name="red" calcext:value="contains-text(#NAME?[.$G521])" calcext:base-cell-address="data.G459"/>
            <calcext:condition calcext:apply-style-name="ok" calcext:value="=1" calcext:base-cell-address="data.G459"/>
          </calcext:conditional-format>
          <calcext:conditional-format calcext:target-range-address="data.G460:data.G460">
            <calcext:condition calcext:apply-style-name="red" calcext:value="contains-text(#NAME?[.$G522])" calcext:base-cell-address="data.G460"/>
            <calcext:condition calcext:apply-style-name="ok" calcext:value="=1" calcext:base-cell-address="data.G460"/>
          </calcext:conditional-format>
          <calcext:conditional-format calcext:target-range-address="data.G461:data.G461">
            <calcext:condition calcext:apply-style-name="red" calcext:value="contains-text(#NAME?[.$G523])" calcext:base-cell-address="data.G461"/>
            <calcext:condition calcext:apply-style-name="ok" calcext:value="=1" calcext:base-cell-address="data.G461"/>
          </calcext:conditional-format>
          <calcext:conditional-format calcext:target-range-address="data.G462:data.G462">
            <calcext:condition calcext:apply-style-name="red" calcext:value="contains-text(#NAME?[.$G524])" calcext:base-cell-address="data.G462"/>
            <calcext:condition calcext:apply-style-name="ok" calcext:value="=1" calcext:base-cell-address="data.G462"/>
          </calcext:conditional-format>
          <calcext:conditional-format calcext:target-range-address="data.G463:data.G463">
            <calcext:condition calcext:apply-style-name="red" calcext:value="contains-text(#NAME?[.$G525])" calcext:base-cell-address="data.G463"/>
            <calcext:condition calcext:apply-style-name="ok" calcext:value="=1" calcext:base-cell-address="data.G463"/>
          </calcext:conditional-format>
          <calcext:conditional-format calcext:target-range-address="data.G464:data.G464">
            <calcext:condition calcext:apply-style-name="red" calcext:value="contains-text(#NAME?[.$G526])" calcext:base-cell-address="data.G464"/>
            <calcext:condition calcext:apply-style-name="ok" calcext:value="=1" calcext:base-cell-address="data.G464"/>
          </calcext:conditional-format>
          <calcext:conditional-format calcext:target-range-address="data.G465:data.G465">
            <calcext:condition calcext:apply-style-name="red" calcext:value="contains-text(#NAME?[.$G527])" calcext:base-cell-address="data.G465"/>
            <calcext:condition calcext:apply-style-name="ok" calcext:value="=1" calcext:base-cell-address="data.G465"/>
          </calcext:conditional-format>
          <calcext:conditional-format calcext:target-range-address="data.G466:data.G466">
            <calcext:condition calcext:apply-style-name="red" calcext:value="contains-text(#NAME?[.$G528])" calcext:base-cell-address="data.G466"/>
            <calcext:condition calcext:apply-style-name="ok" calcext:value="=1" calcext:base-cell-address="data.G466"/>
          </calcext:conditional-format>
          <calcext:conditional-format calcext:target-range-address="data.G467:data.G467">
            <calcext:condition calcext:apply-style-name="red" calcext:value="contains-text(#NAME?[.$G529])" calcext:base-cell-address="data.G467"/>
            <calcext:condition calcext:apply-style-name="ok" calcext:value="=1" calcext:base-cell-address="data.G467"/>
          </calcext:conditional-format>
          <calcext:conditional-format calcext:target-range-address="data.G468:data.G468">
            <calcext:condition calcext:apply-style-name="red" calcext:value="contains-text(#NAME?[.$G530])" calcext:base-cell-address="data.G468"/>
            <calcext:condition calcext:apply-style-name="ok" calcext:value="=1" calcext:base-cell-address="data.G468"/>
          </calcext:conditional-format>
          <calcext:conditional-format calcext:target-range-address="data.G469:data.G469">
            <calcext:condition calcext:apply-style-name="red" calcext:value="contains-text(#NAME?[.$G531])" calcext:base-cell-address="data.G469"/>
            <calcext:condition calcext:apply-style-name="ok" calcext:value="=1" calcext:base-cell-address="data.G469"/>
          </calcext:conditional-format>
          <calcext:conditional-format calcext:target-range-address="data.G470:data.G470">
            <calcext:condition calcext:apply-style-name="red" calcext:value="contains-text(#NAME?[.$G532])" calcext:base-cell-address="data.G470"/>
            <calcext:condition calcext:apply-style-name="ok" calcext:value="=1" calcext:base-cell-address="data.G470"/>
          </calcext:conditional-format>
          <calcext:conditional-format calcext:target-range-address="data.G471:data.G471">
            <calcext:condition calcext:apply-style-name="red" calcext:value="contains-text(#NAME?[.$G533])" calcext:base-cell-address="data.G471"/>
            <calcext:condition calcext:apply-style-name="ok" calcext:value="=1" calcext:base-cell-address="data.G471"/>
          </calcext:conditional-format>
          <calcext:conditional-format calcext:target-range-address="data.G472:data.G472">
            <calcext:condition calcext:apply-style-name="red" calcext:value="contains-text(#NAME?[.$G534])" calcext:base-cell-address="data.G472"/>
            <calcext:condition calcext:apply-style-name="ok" calcext:value="=1" calcext:base-cell-address="data.G472"/>
          </calcext:conditional-format>
          <calcext:conditional-format calcext:target-range-address="data.G473:data.G473">
            <calcext:condition calcext:apply-style-name="red" calcext:value="contains-text(#NAME?[.$G535])" calcext:base-cell-address="data.G473"/>
            <calcext:condition calcext:apply-style-name="ok" calcext:value="=1" calcext:base-cell-address="data.G473"/>
          </calcext:conditional-format>
          <calcext:conditional-format calcext:target-range-address="data.G474:data.G474">
            <calcext:condition calcext:apply-style-name="red" calcext:value="contains-text(#NAME?[.$G536])" calcext:base-cell-address="data.G474"/>
            <calcext:condition calcext:apply-style-name="ok" calcext:value="=1" calcext:base-cell-address="data.G474"/>
          </calcext:conditional-format>
          <calcext:conditional-format calcext:target-range-address="data.G475:data.G475">
            <calcext:condition calcext:apply-style-name="red" calcext:value="contains-text(#NAME?[.$G537])" calcext:base-cell-address="data.G475"/>
            <calcext:condition calcext:apply-style-name="ok" calcext:value="=1" calcext:base-cell-address="data.G475"/>
          </calcext:conditional-format>
          <calcext:conditional-format calcext:target-range-address="data.G476:data.G476">
            <calcext:condition calcext:apply-style-name="red" calcext:value="contains-text(#NAME?[.$G538])" calcext:base-cell-address="data.G476"/>
            <calcext:condition calcext:apply-style-name="ok" calcext:value="=1" calcext:base-cell-address="data.G476"/>
          </calcext:conditional-format>
          <calcext:conditional-format calcext:target-range-address="data.G477:data.G477">
            <calcext:condition calcext:apply-style-name="red" calcext:value="contains-text(#NAME?[.$G539])" calcext:base-cell-address="data.G477"/>
            <calcext:condition calcext:apply-style-name="ok" calcext:value="=1" calcext:base-cell-address="data.G477"/>
          </calcext:conditional-format>
          <calcext:conditional-format calcext:target-range-address="data.G478:data.G478">
            <calcext:condition calcext:apply-style-name="red" calcext:value="contains-text(#NAME?[.$G540])" calcext:base-cell-address="data.G478"/>
            <calcext:condition calcext:apply-style-name="ok" calcext:value="=1" calcext:base-cell-address="data.G478"/>
          </calcext:conditional-format>
          <calcext:conditional-format calcext:target-range-address="data.G479:data.G479">
            <calcext:condition calcext:apply-style-name="red" calcext:value="contains-text(#NAME?[.$G541])" calcext:base-cell-address="data.G479"/>
            <calcext:condition calcext:apply-style-name="ok" calcext:value="=1" calcext:base-cell-address="data.G479"/>
          </calcext:conditional-format>
          <calcext:conditional-format calcext:target-range-address="data.G480:data.G480">
            <calcext:condition calcext:apply-style-name="red" calcext:value="contains-text(#NAME?[.$G542])" calcext:base-cell-address="data.G480"/>
            <calcext:condition calcext:apply-style-name="ok" calcext:value="=1" calcext:base-cell-address="data.G480"/>
          </calcext:conditional-format>
          <calcext:conditional-format calcext:target-range-address="data.G481:data.G481">
            <calcext:condition calcext:apply-style-name="red" calcext:value="contains-text(#NAME?[.$G543])" calcext:base-cell-address="data.G481"/>
            <calcext:condition calcext:apply-style-name="ok" calcext:value="=1" calcext:base-cell-address="data.G481"/>
          </calcext:conditional-format>
          <calcext:conditional-format calcext:target-range-address="data.G482:data.G482">
            <calcext:condition calcext:apply-style-name="red" calcext:value="contains-text(#NAME?[.$G544])" calcext:base-cell-address="data.G482"/>
            <calcext:condition calcext:apply-style-name="ok" calcext:value="=1" calcext:base-cell-address="data.G482"/>
          </calcext:conditional-format>
          <calcext:conditional-format calcext:target-range-address="data.G483:data.G483">
            <calcext:condition calcext:apply-style-name="red" calcext:value="contains-text(#NAME?[.$G545])" calcext:base-cell-address="data.G483"/>
            <calcext:condition calcext:apply-style-name="ok" calcext:value="=1" calcext:base-cell-address="data.G483"/>
          </calcext:conditional-format>
          <calcext:conditional-format calcext:target-range-address="data.G484:data.G484">
            <calcext:condition calcext:apply-style-name="red" calcext:value="contains-text(#NAME?[.$G546])" calcext:base-cell-address="data.G484"/>
            <calcext:condition calcext:apply-style-name="ok" calcext:value="=1" calcext:base-cell-address="data.G484"/>
          </calcext:conditional-format>
          <calcext:conditional-format calcext:target-range-address="data.G485:data.G485">
            <calcext:condition calcext:apply-style-name="red" calcext:value="contains-text(#NAME?[.$G547])" calcext:base-cell-address="data.G485"/>
            <calcext:condition calcext:apply-style-name="ok" calcext:value="=1" calcext:base-cell-address="data.G485"/>
          </calcext:conditional-format>
          <calcext:conditional-format calcext:target-range-address="data.G486:data.G486">
            <calcext:condition calcext:apply-style-name="red" calcext:value="contains-text(#NAME?[.$G548])" calcext:base-cell-address="data.G486"/>
            <calcext:condition calcext:apply-style-name="ok" calcext:value="=1" calcext:base-cell-address="data.G486"/>
          </calcext:conditional-format>
          <calcext:conditional-format calcext:target-range-address="data.G487:data.G487">
            <calcext:condition calcext:apply-style-name="red" calcext:value="contains-text(#NAME?[.$G549])" calcext:base-cell-address="data.G487"/>
            <calcext:condition calcext:apply-style-name="ok" calcext:value="=1" calcext:base-cell-address="data.G487"/>
          </calcext:conditional-format>
          <calcext:conditional-format calcext:target-range-address="data.G488:data.G488">
            <calcext:condition calcext:apply-style-name="red" calcext:value="contains-text(#NAME?[.$G550])" calcext:base-cell-address="data.G488"/>
            <calcext:condition calcext:apply-style-name="ok" calcext:value="=1" calcext:base-cell-address="data.G488"/>
          </calcext:conditional-format>
          <calcext:conditional-format calcext:target-range-address="data.G489:data.G489">
            <calcext:condition calcext:apply-style-name="red" calcext:value="contains-text(#NAME?[.$G551])" calcext:base-cell-address="data.G489"/>
            <calcext:condition calcext:apply-style-name="ok" calcext:value="=1" calcext:base-cell-address="data.G489"/>
          </calcext:conditional-format>
          <calcext:conditional-format calcext:target-range-address="data.G490:data.G490">
            <calcext:condition calcext:apply-style-name="red" calcext:value="contains-text(#NAME?[.$G552])" calcext:base-cell-address="data.G490"/>
            <calcext:condition calcext:apply-style-name="ok" calcext:value="=1" calcext:base-cell-address="data.G490"/>
          </calcext:conditional-format>
          <calcext:conditional-format calcext:target-range-address="data.G491:data.G491">
            <calcext:condition calcext:apply-style-name="red" calcext:value="contains-text(#NAME?[.$G553])" calcext:base-cell-address="data.G491"/>
            <calcext:condition calcext:apply-style-name="ok" calcext:value="=1" calcext:base-cell-address="data.G491"/>
          </calcext:conditional-format>
          <calcext:conditional-format calcext:target-range-address="data.G492:data.G492">
            <calcext:condition calcext:apply-style-name="red" calcext:value="contains-text(#NAME?[.$G554])" calcext:base-cell-address="data.G492"/>
            <calcext:condition calcext:apply-style-name="ok" calcext:value="=1" calcext:base-cell-address="data.G492"/>
          </calcext:conditional-format>
          <calcext:conditional-format calcext:target-range-address="data.G493:data.G493">
            <calcext:condition calcext:apply-style-name="red" calcext:value="contains-text(#NAME?[.$G555])" calcext:base-cell-address="data.G493"/>
            <calcext:condition calcext:apply-style-name="ok" calcext:value="=1" calcext:base-cell-address="data.G493"/>
          </calcext:conditional-format>
          <calcext:conditional-format calcext:target-range-address="data.G494:data.G494">
            <calcext:condition calcext:apply-style-name="red" calcext:value="contains-text(#NAME?[.$G556])" calcext:base-cell-address="data.G494"/>
            <calcext:condition calcext:apply-style-name="ok" calcext:value="=1" calcext:base-cell-address="data.G494"/>
          </calcext:conditional-format>
          <calcext:conditional-format calcext:target-range-address="data.G495:data.G495">
            <calcext:condition calcext:apply-style-name="red" calcext:value="contains-text(#NAME?[.$G557])" calcext:base-cell-address="data.G495"/>
            <calcext:condition calcext:apply-style-name="ok" calcext:value="=1" calcext:base-cell-address="data.G495"/>
          </calcext:conditional-format>
          <calcext:conditional-format calcext:target-range-address="data.G496:data.G496">
            <calcext:condition calcext:apply-style-name="red" calcext:value="contains-text(#NAME?[.$G558])" calcext:base-cell-address="data.G496"/>
            <calcext:condition calcext:apply-style-name="ok" calcext:value="=1" calcext:base-cell-address="data.G496"/>
          </calcext:conditional-format>
          <calcext:conditional-format calcext:target-range-address="data.G497:data.G497">
            <calcext:condition calcext:apply-style-name="red" calcext:value="contains-text(#NAME?[.$G559])" calcext:base-cell-address="data.G497"/>
            <calcext:condition calcext:apply-style-name="ok" calcext:value="=1" calcext:base-cell-address="data.G497"/>
          </calcext:conditional-format>
          <calcext:conditional-format calcext:target-range-address="data.G498:data.G498">
            <calcext:condition calcext:apply-style-name="red" calcext:value="contains-text(#NAME?[.$G560])" calcext:base-cell-address="data.G498"/>
            <calcext:condition calcext:apply-style-name="ok" calcext:value="=1" calcext:base-cell-address="data.G498"/>
          </calcext:conditional-format>
          <calcext:conditional-format calcext:target-range-address="data.G499:data.G499">
            <calcext:condition calcext:apply-style-name="red" calcext:value="contains-text(#NAME?[.$G561])" calcext:base-cell-address="data.G499"/>
            <calcext:condition calcext:apply-style-name="ok" calcext:value="=1" calcext:base-cell-address="data.G499"/>
          </calcext:conditional-format>
          <calcext:conditional-format calcext:target-range-address="data.G500:data.G500">
            <calcext:condition calcext:apply-style-name="red" calcext:value="contains-text(#NAME?[.$G562])" calcext:base-cell-address="data.G500"/>
            <calcext:condition calcext:apply-style-name="ok" calcext:value="=1" calcext:base-cell-address="data.G500"/>
          </calcext:conditional-format>
          <calcext:conditional-format calcext:target-range-address="data.G501:data.G501">
            <calcext:condition calcext:apply-style-name="red" calcext:value="contains-text(#NAME?[.$G563])" calcext:base-cell-address="data.G501"/>
            <calcext:condition calcext:apply-style-name="ok" calcext:value="=1" calcext:base-cell-address="data.G501"/>
          </calcext:conditional-format>
          <calcext:conditional-format calcext:target-range-address="data.G502:data.G502">
            <calcext:condition calcext:apply-style-name="red" calcext:value="contains-text(#NAME?[.$G564])" calcext:base-cell-address="data.G502"/>
            <calcext:condition calcext:apply-style-name="ok" calcext:value="=1" calcext:base-cell-address="data.G502"/>
          </calcext:conditional-format>
          <calcext:conditional-format calcext:target-range-address="data.G503:data.G503">
            <calcext:condition calcext:apply-style-name="red" calcext:value="contains-text(#NAME?[.$G565])" calcext:base-cell-address="data.G503"/>
            <calcext:condition calcext:apply-style-name="ok" calcext:value="=1" calcext:base-cell-address="data.G503"/>
          </calcext:conditional-format>
          <calcext:conditional-format calcext:target-range-address="data.G504:data.G504">
            <calcext:condition calcext:apply-style-name="red" calcext:value="contains-text(#NAME?[.$G566])" calcext:base-cell-address="data.G504"/>
            <calcext:condition calcext:apply-style-name="ok" calcext:value="=1" calcext:base-cell-address="data.G504"/>
          </calcext:conditional-format>
          <calcext:conditional-format calcext:target-range-address="data.G505:data.G505">
            <calcext:condition calcext:apply-style-name="red" calcext:value="contains-text(#NAME?[.$G567])" calcext:base-cell-address="data.G505"/>
            <calcext:condition calcext:apply-style-name="ok" calcext:value="=1" calcext:base-cell-address="data.G505"/>
          </calcext:conditional-format>
          <calcext:conditional-format calcext:target-range-address="data.G506:data.G506">
            <calcext:condition calcext:apply-style-name="red" calcext:value="contains-text(#NAME?[.$G568])" calcext:base-cell-address="data.G506"/>
            <calcext:condition calcext:apply-style-name="ok" calcext:value="=1" calcext:base-cell-address="data.G506"/>
          </calcext:conditional-format>
          <calcext:conditional-format calcext:target-range-address="data.G507:data.G507">
            <calcext:condition calcext:apply-style-name="red" calcext:value="contains-text(#NAME?[.$G569])" calcext:base-cell-address="data.G507"/>
            <calcext:condition calcext:apply-style-name="ok" calcext:value="=1" calcext:base-cell-address="data.G507"/>
          </calcext:conditional-format>
          <calcext:conditional-format calcext:target-range-address="data.G508:data.G508">
            <calcext:condition calcext:apply-style-name="red" calcext:value="contains-text(#NAME?[.$G570])" calcext:base-cell-address="data.G508"/>
            <calcext:condition calcext:apply-style-name="ok" calcext:value="=1" calcext:base-cell-address="data.G508"/>
          </calcext:conditional-format>
          <calcext:conditional-format calcext:target-range-address="data.G509:data.G509">
            <calcext:condition calcext:apply-style-name="red" calcext:value="contains-text(#NAME?[.$G571])" calcext:base-cell-address="data.G509"/>
            <calcext:condition calcext:apply-style-name="ok" calcext:value="=1" calcext:base-cell-address="data.G509"/>
          </calcext:conditional-format>
          <calcext:conditional-format calcext:target-range-address="data.G510:data.G510">
            <calcext:condition calcext:apply-style-name="red" calcext:value="contains-text(#NAME?[.$G572])" calcext:base-cell-address="data.G510"/>
            <calcext:condition calcext:apply-style-name="ok" calcext:value="=1" calcext:base-cell-address="data.G510"/>
          </calcext:conditional-format>
          <calcext:conditional-format calcext:target-range-address="data.G511:data.G511">
            <calcext:condition calcext:apply-style-name="red" calcext:value="contains-text(#NAME?[.$G573])" calcext:base-cell-address="data.G511"/>
            <calcext:condition calcext:apply-style-name="ok" calcext:value="=1" calcext:base-cell-address="data.G511"/>
          </calcext:conditional-format>
          <calcext:conditional-format calcext:target-range-address="data.G512:data.G512">
            <calcext:condition calcext:apply-style-name="red" calcext:value="contains-text(#NAME?[.$G574])" calcext:base-cell-address="data.G512"/>
            <calcext:condition calcext:apply-style-name="ok" calcext:value="=1" calcext:base-cell-address="data.G512"/>
          </calcext:conditional-format>
          <calcext:conditional-format calcext:target-range-address="data.G513:data.G513">
            <calcext:condition calcext:apply-style-name="red" calcext:value="contains-text(#NAME?[.$G575])" calcext:base-cell-address="data.G513"/>
            <calcext:condition calcext:apply-style-name="ok" calcext:value="=1" calcext:base-cell-address="data.G513"/>
          </calcext:conditional-format>
          <calcext:conditional-format calcext:target-range-address="data.G514:data.G514">
            <calcext:condition calcext:apply-style-name="red" calcext:value="contains-text(#NAME?[.$G576])" calcext:base-cell-address="data.G514"/>
            <calcext:condition calcext:apply-style-name="ok" calcext:value="=1" calcext:base-cell-address="data.G514"/>
          </calcext:conditional-format>
          <calcext:conditional-format calcext:target-range-address="data.G515:data.G515">
            <calcext:condition calcext:apply-style-name="red" calcext:value="contains-text(#NAME?[.$G577])" calcext:base-cell-address="data.G515"/>
            <calcext:condition calcext:apply-style-name="ok" calcext:value="=1" calcext:base-cell-address="data.G515"/>
          </calcext:conditional-format>
          <calcext:conditional-format calcext:target-range-address="data.G516:data.G516">
            <calcext:condition calcext:apply-style-name="red" calcext:value="contains-text(#NAME?[.$G578])" calcext:base-cell-address="data.G516"/>
            <calcext:condition calcext:apply-style-name="ok" calcext:value="=1" calcext:base-cell-address="data.G516"/>
          </calcext:conditional-format>
          <calcext:conditional-format calcext:target-range-address="data.G517:data.G517">
            <calcext:condition calcext:apply-style-name="red" calcext:value="contains-text(#NAME?[.$G579])" calcext:base-cell-address="data.G517"/>
            <calcext:condition calcext:apply-style-name="ok" calcext:value="=1" calcext:base-cell-address="data.G517"/>
          </calcext:conditional-format>
          <calcext:conditional-format calcext:target-range-address="data.G518:data.G518">
            <calcext:condition calcext:apply-style-name="red" calcext:value="contains-text(#NAME?[.$G580])" calcext:base-cell-address="data.G518"/>
            <calcext:condition calcext:apply-style-name="ok" calcext:value="=1" calcext:base-cell-address="data.G518"/>
          </calcext:conditional-format>
          <calcext:conditional-format calcext:target-range-address="data.G519:data.G519">
            <calcext:condition calcext:apply-style-name="red" calcext:value="contains-text(#NAME?[.$G581])" calcext:base-cell-address="data.G519"/>
            <calcext:condition calcext:apply-style-name="ok" calcext:value="=1" calcext:base-cell-address="data.G519"/>
          </calcext:conditional-format>
          <calcext:conditional-format calcext:target-range-address="data.G520:data.G520">
            <calcext:condition calcext:apply-style-name="red" calcext:value="contains-text(#NAME?[.$G582])" calcext:base-cell-address="data.G520"/>
            <calcext:condition calcext:apply-style-name="ok" calcext:value="=1" calcext:base-cell-address="data.G520"/>
          </calcext:conditional-format>
          <calcext:conditional-format calcext:target-range-address="data.G521:data.G521">
            <calcext:condition calcext:apply-style-name="red" calcext:value="contains-text(#NAME?[.$G583])" calcext:base-cell-address="data.G521"/>
            <calcext:condition calcext:apply-style-name="ok" calcext:value="=1" calcext:base-cell-address="data.G521"/>
          </calcext:conditional-format>
          <calcext:conditional-format calcext:target-range-address="data.G522:data.G522">
            <calcext:condition calcext:apply-style-name="red" calcext:value="contains-text(#NAME?[.$G584])" calcext:base-cell-address="data.G522"/>
            <calcext:condition calcext:apply-style-name="ok" calcext:value="=1" calcext:base-cell-address="data.G522"/>
          </calcext:conditional-format>
          <calcext:conditional-format calcext:target-range-address="data.G523:data.G523">
            <calcext:condition calcext:apply-style-name="red" calcext:value="contains-text(#NAME?[.$G585])" calcext:base-cell-address="data.G523"/>
            <calcext:condition calcext:apply-style-name="ok" calcext:value="=1" calcext:base-cell-address="data.G523"/>
          </calcext:conditional-format>
          <calcext:conditional-format calcext:target-range-address="data.G524:data.G524">
            <calcext:condition calcext:apply-style-name="red" calcext:value="contains-text(#NAME?[.$G586])" calcext:base-cell-address="data.G524"/>
            <calcext:condition calcext:apply-style-name="ok" calcext:value="=1" calcext:base-cell-address="data.G524"/>
          </calcext:conditional-format>
          <calcext:conditional-format calcext:target-range-address="data.G525:data.G525">
            <calcext:condition calcext:apply-style-name="red" calcext:value="contains-text(#NAME?[.$G587])" calcext:base-cell-address="data.G525"/>
            <calcext:condition calcext:apply-style-name="ok" calcext:value="=1" calcext:base-cell-address="data.G525"/>
          </calcext:conditional-format>
          <calcext:conditional-format calcext:target-range-address="data.G526:data.G526">
            <calcext:condition calcext:apply-style-name="red" calcext:value="contains-text(#NAME?[.$G588])" calcext:base-cell-address="data.G526"/>
            <calcext:condition calcext:apply-style-name="ok" calcext:value="=1" calcext:base-cell-address="data.G526"/>
          </calcext:conditional-format>
          <calcext:conditional-format calcext:target-range-address="data.G527:data.G527">
            <calcext:condition calcext:apply-style-name="red" calcext:value="contains-text(#NAME?[.$G589])" calcext:base-cell-address="data.G527"/>
            <calcext:condition calcext:apply-style-name="ok" calcext:value="=1" calcext:base-cell-address="data.G527"/>
          </calcext:conditional-format>
          <calcext:conditional-format calcext:target-range-address="data.G528:data.G528">
            <calcext:condition calcext:apply-style-name="red" calcext:value="contains-text(#NAME?[.$G590])" calcext:base-cell-address="data.G528"/>
            <calcext:condition calcext:apply-style-name="ok" calcext:value="=1" calcext:base-cell-address="data.G528"/>
          </calcext:conditional-format>
          <calcext:conditional-format calcext:target-range-address="data.G529:data.G529">
            <calcext:condition calcext:apply-style-name="red" calcext:value="contains-text(#NAME?[.$G591])" calcext:base-cell-address="data.G529"/>
            <calcext:condition calcext:apply-style-name="ok" calcext:value="=1" calcext:base-cell-address="data.G529"/>
          </calcext:conditional-format>
          <calcext:conditional-format calcext:target-range-address="data.G530:data.G530">
            <calcext:condition calcext:apply-style-name="red" calcext:value="contains-text(#NAME?[.$G592])" calcext:base-cell-address="data.G530"/>
            <calcext:condition calcext:apply-style-name="ok" calcext:value="=1" calcext:base-cell-address="data.G530"/>
          </calcext:conditional-format>
          <calcext:conditional-format calcext:target-range-address="data.G531:data.G531">
            <calcext:condition calcext:apply-style-name="red" calcext:value="contains-text(#NAME?[.$G593])" calcext:base-cell-address="data.G531"/>
            <calcext:condition calcext:apply-style-name="ok" calcext:value="=1" calcext:base-cell-address="data.G531"/>
          </calcext:conditional-format>
          <calcext:conditional-format calcext:target-range-address="data.G532:data.G532">
            <calcext:condition calcext:apply-style-name="red" calcext:value="contains-text(#NAME?[.$G594])" calcext:base-cell-address="data.G532"/>
            <calcext:condition calcext:apply-style-name="ok" calcext:value="=1" calcext:base-cell-address="data.G532"/>
          </calcext:conditional-format>
          <calcext:conditional-format calcext:target-range-address="data.G533:data.G533">
            <calcext:condition calcext:apply-style-name="red" calcext:value="contains-text(#NAME?[.$G595])" calcext:base-cell-address="data.G533"/>
            <calcext:condition calcext:apply-style-name="ok" calcext:value="=1" calcext:base-cell-address="data.G533"/>
          </calcext:conditional-format>
          <calcext:conditional-format calcext:target-range-address="data.G534:data.G534">
            <calcext:condition calcext:apply-style-name="red" calcext:value="contains-text(#NAME?[.$G596])" calcext:base-cell-address="data.G534"/>
            <calcext:condition calcext:apply-style-name="ok" calcext:value="=1" calcext:base-cell-address="data.G534"/>
          </calcext:conditional-format>
          <calcext:conditional-format calcext:target-range-address="data.G535:data.G535">
            <calcext:condition calcext:apply-style-name="red" calcext:value="contains-text(#NAME?[.$G597])" calcext:base-cell-address="data.G535"/>
            <calcext:condition calcext:apply-style-name="ok" calcext:value="=1" calcext:base-cell-address="data.G535"/>
          </calcext:conditional-format>
          <calcext:conditional-format calcext:target-range-address="data.G536:data.G536">
            <calcext:condition calcext:apply-style-name="red" calcext:value="contains-text(#NAME?[.$G598])" calcext:base-cell-address="data.G536"/>
            <calcext:condition calcext:apply-style-name="ok" calcext:value="=1" calcext:base-cell-address="data.G536"/>
          </calcext:conditional-format>
          <calcext:conditional-format calcext:target-range-address="data.G537:data.G537">
            <calcext:condition calcext:apply-style-name="red" calcext:value="contains-text(#NAME?[.$G599])" calcext:base-cell-address="data.G537"/>
            <calcext:condition calcext:apply-style-name="ok" calcext:value="=1" calcext:base-cell-address="data.G537"/>
          </calcext:conditional-format>
          <calcext:conditional-format calcext:target-range-address="data.G538:data.G538">
            <calcext:condition calcext:apply-style-name="red" calcext:value="contains-text(#NAME?[.$G600])" calcext:base-cell-address="data.G538"/>
            <calcext:condition calcext:apply-style-name="ok" calcext:value="=1" calcext:base-cell-address="data.G538"/>
          </calcext:conditional-format>
          <calcext:conditional-format calcext:target-range-address="data.G539:data.G539">
            <calcext:condition calcext:apply-style-name="red" calcext:value="contains-text(#NAME?[.$G601])" calcext:base-cell-address="data.G539"/>
            <calcext:condition calcext:apply-style-name="ok" calcext:value="=1" calcext:base-cell-address="data.G539"/>
          </calcext:conditional-format>
          <calcext:conditional-format calcext:target-range-address="data.G540:data.G540">
            <calcext:condition calcext:apply-style-name="red" calcext:value="contains-text(#NAME?[.$G602])" calcext:base-cell-address="data.G540"/>
            <calcext:condition calcext:apply-style-name="ok" calcext:value="=1" calcext:base-cell-address="data.G540"/>
          </calcext:conditional-format>
          <calcext:conditional-format calcext:target-range-address="data.G541:data.G541">
            <calcext:condition calcext:apply-style-name="red" calcext:value="contains-text(#NAME?[.$G603])" calcext:base-cell-address="data.G541"/>
            <calcext:condition calcext:apply-style-name="ok" calcext:value="=1" calcext:base-cell-address="data.G541"/>
          </calcext:conditional-format>
          <calcext:conditional-format calcext:target-range-address="data.G542:data.G542">
            <calcext:condition calcext:apply-style-name="red" calcext:value="contains-text(#NAME?[.$G604])" calcext:base-cell-address="data.G542"/>
            <calcext:condition calcext:apply-style-name="ok" calcext:value="=1" calcext:base-cell-address="data.G542"/>
          </calcext:conditional-format>
          <calcext:conditional-format calcext:target-range-address="data.G543:data.G543">
            <calcext:condition calcext:apply-style-name="red" calcext:value="contains-text(#NAME?[.$G605])" calcext:base-cell-address="data.G543"/>
            <calcext:condition calcext:apply-style-name="ok" calcext:value="=1" calcext:base-cell-address="data.G543"/>
          </calcext:conditional-format>
          <calcext:conditional-format calcext:target-range-address="data.G544:data.G544">
            <calcext:condition calcext:apply-style-name="red" calcext:value="contains-text(#NAME?[.$G606])" calcext:base-cell-address="data.G544"/>
            <calcext:condition calcext:apply-style-name="ok" calcext:value="=1" calcext:base-cell-address="data.G544"/>
          </calcext:conditional-format>
          <calcext:conditional-format calcext:target-range-address="data.G545:data.G545">
            <calcext:condition calcext:apply-style-name="red" calcext:value="contains-text(#NAME?[.$G607])" calcext:base-cell-address="data.G545"/>
            <calcext:condition calcext:apply-style-name="ok" calcext:value="=1" calcext:base-cell-address="data.G545"/>
          </calcext:conditional-format>
          <calcext:conditional-format calcext:target-range-address="data.G546:data.G546">
            <calcext:condition calcext:apply-style-name="red" calcext:value="contains-text(#NAME?[.$G608])" calcext:base-cell-address="data.G546"/>
            <calcext:condition calcext:apply-style-name="ok" calcext:value="=1" calcext:base-cell-address="data.G546"/>
          </calcext:conditional-format>
          <calcext:conditional-format calcext:target-range-address="data.G547:data.G547">
            <calcext:condition calcext:apply-style-name="red" calcext:value="contains-text(#NAME?[.$G609])" calcext:base-cell-address="data.G547"/>
            <calcext:condition calcext:apply-style-name="ok" calcext:value="=1" calcext:base-cell-address="data.G547"/>
          </calcext:conditional-format>
          <calcext:conditional-format calcext:target-range-address="data.G548:data.G548">
            <calcext:condition calcext:apply-style-name="red" calcext:value="contains-text(#NAME?[.$G610])" calcext:base-cell-address="data.G548"/>
            <calcext:condition calcext:apply-style-name="ok" calcext:value="=1" calcext:base-cell-address="data.G548"/>
          </calcext:conditional-format>
          <calcext:conditional-format calcext:target-range-address="data.G549:data.G549">
            <calcext:condition calcext:apply-style-name="red" calcext:value="contains-text(#NAME?[.$G611])" calcext:base-cell-address="data.G549"/>
            <calcext:condition calcext:apply-style-name="ok" calcext:value="=1" calcext:base-cell-address="data.G549"/>
          </calcext:conditional-format>
          <calcext:conditional-format calcext:target-range-address="data.G550:data.G550">
            <calcext:condition calcext:apply-style-name="red" calcext:value="contains-text(#NAME?[.$G612])" calcext:base-cell-address="data.G550"/>
            <calcext:condition calcext:apply-style-name="ok" calcext:value="=1" calcext:base-cell-address="data.G550"/>
          </calcext:conditional-format>
          <calcext:conditional-format calcext:target-range-address="data.G551:data.G551">
            <calcext:condition calcext:apply-style-name="red" calcext:value="contains-text(#NAME?[.$G613])" calcext:base-cell-address="data.G551"/>
            <calcext:condition calcext:apply-style-name="ok" calcext:value="=1" calcext:base-cell-address="data.G551"/>
          </calcext:conditional-format>
          <calcext:conditional-format calcext:target-range-address="data.G552:data.G552">
            <calcext:condition calcext:apply-style-name="red" calcext:value="contains-text(#NAME?[.$G614])" calcext:base-cell-address="data.G552"/>
            <calcext:condition calcext:apply-style-name="ok" calcext:value="=1" calcext:base-cell-address="data.G552"/>
          </calcext:conditional-format>
          <calcext:conditional-format calcext:target-range-address="data.G553:data.G553">
            <calcext:condition calcext:apply-style-name="red" calcext:value="contains-text(#NAME?[.$G615])" calcext:base-cell-address="data.G553"/>
            <calcext:condition calcext:apply-style-name="ok" calcext:value="=1" calcext:base-cell-address="data.G553"/>
          </calcext:conditional-format>
          <calcext:conditional-format calcext:target-range-address="data.G554:data.G554">
            <calcext:condition calcext:apply-style-name="red" calcext:value="contains-text(#NAME?[.$G616])" calcext:base-cell-address="data.G554"/>
            <calcext:condition calcext:apply-style-name="ok" calcext:value="=1" calcext:base-cell-address="data.G554"/>
          </calcext:conditional-format>
          <calcext:conditional-format calcext:target-range-address="data.G555:data.G555">
            <calcext:condition calcext:apply-style-name="red" calcext:value="contains-text(#NAME?[.$G617])" calcext:base-cell-address="data.G555"/>
            <calcext:condition calcext:apply-style-name="ok" calcext:value="=1" calcext:base-cell-address="data.G555"/>
          </calcext:conditional-format>
          <calcext:conditional-format calcext:target-range-address="data.G556:data.G556">
            <calcext:condition calcext:apply-style-name="red" calcext:value="contains-text(#NAME?[.$G618])" calcext:base-cell-address="data.G556"/>
            <calcext:condition calcext:apply-style-name="ok" calcext:value="=1" calcext:base-cell-address="data.G556"/>
          </calcext:conditional-format>
          <calcext:conditional-format calcext:target-range-address="data.G557:data.G557">
            <calcext:condition calcext:apply-style-name="red" calcext:value="contains-text(#NAME?[.$G619])" calcext:base-cell-address="data.G557"/>
            <calcext:condition calcext:apply-style-name="ok" calcext:value="=1" calcext:base-cell-address="data.G557"/>
          </calcext:conditional-format>
          <calcext:conditional-format calcext:target-range-address="data.G558:data.G558">
            <calcext:condition calcext:apply-style-name="red" calcext:value="contains-text(#NAME?[.$G620])" calcext:base-cell-address="data.G558"/>
            <calcext:condition calcext:apply-style-name="ok" calcext:value="=1" calcext:base-cell-address="data.G558"/>
          </calcext:conditional-format>
          <calcext:conditional-format calcext:target-range-address="data.G559:data.G559">
            <calcext:condition calcext:apply-style-name="red" calcext:value="contains-text(#NAME?[.$G621])" calcext:base-cell-address="data.G559"/>
            <calcext:condition calcext:apply-style-name="ok" calcext:value="=1" calcext:base-cell-address="data.G559"/>
          </calcext:conditional-format>
        </calcext:conditional-formats>
      </table:table>
      <table:table table:name="results" table:style-name="ta1">
        <table:shapes>
          <draw:frame draw:z-index="0" draw:style-name="gr1" draw:text-style-name="P1" svg:width="15.999cm" svg:height="8.999cm" svg:x="31.609cm" svg:y="25.034cm">
            <draw:object draw:notify-on-update-of-ranges="results.B5:results.B8 results.D3:results.D3 results.D5:results.D8 results.E3:results.E3 results.E5:results.E8 results.F3:results.F3 results.F5:results.F8" xlink:href="./Object 1" xlink:type="simple" xlink:show="embed" xlink:actuate="onLoad"/>
            <draw:image xlink:href="./ObjectReplacements/Object 1" xlink:type="simple" xlink:show="embed" xlink:actuate="onLoad"/>
          </draw:frame>
          <draw:frame draw:z-index="1" draw:style-name="gr1" draw:text-style-name="P1" svg:width="16.01cm" svg:height="9.006cm" svg:x="31.614cm" svg:y="15.49cm">
            <draw:object draw:notify-on-update-of-ranges="results.D3:results.D3 results.E3:results.E3 results.F3:results.F3" xlink:href="./Object 2" xlink:type="simple" xlink:show="embed" xlink:actuate="onLoad"/>
            <draw:image xlink:href="./ObjectReplacements/Object 2" xlink:type="simple" xlink:show="embed" xlink:actuate="onLoad"/>
          </draw:frame>
          <draw:frame draw:z-index="2" draw:style-name="gr1" draw:text-style-name="P1" svg:width="15.999cm" svg:height="8.999cm" svg:x="20.123cm" svg:y="2.319cm">
            <draw:object draw:notify-on-update-of-ranges="results.B5:results.B8 results.G5:results.G8" xlink:href="./Object 3" xlink:type="simple" xlink:show="embed" xlink:actuate="onLoad"/>
            <draw:image xlink:href="./ObjectReplacements/Object 3" xlink:type="simple" xlink:show="embed" xlink:actuate="onLoad"/>
          </draw:frame>
          <draw:frame draw:z-index="3" draw:style-name="gr1" draw:text-style-name="P1" svg:width="15.999cm" svg:height="8.999cm" svg:x="10.702cm" svg:y="12.952cm">
            <draw:object draw:notify-on-update-of-ranges="results.D3:results.F3 results.B6:results.B6 results.D6:results.F6 results.B7:results.B7 results.D7:results.F7" xlink:href="./Object 4" xlink:type="simple" xlink:show="embed" xlink:actuate="onLoad"/>
            <draw:image xlink:href="./ObjectReplacements/Object 4" xlink:type="simple" xlink:show="embed" xlink:actuate="onLoad"/>
          </draw:frame>
        </table:shapes>
        <table:table-column table:style-name="co9" table:number-columns-repeated="2" table:default-cell-style-name="Default"/>
        <table:table-column table:style-name="co9" table:default-cell-style-name="ce176"/>
        <table:table-column table:style-name="co9" table:number-columns-repeated="3" table:default-cell-style-name="ce177"/>
        <table:table-column table:style-name="co9" table:default-cell-style-name="ce182"/>
        <table:table-column table:style-name="co9" table:default-cell-style-name="Default"/>
        <table:table-row table:style-name="ro3">
          <table:table-cell table:number-columns-repeated="2"/>
          <table:table-cell table:style-name="Default" table:number-columns-repeated="4"/>
          <table:table-cell table:style-name="ce180"/>
          <table:table-cell/>
        </table:table-row>
        <table:table-row table:style-name="ro3">
          <table:table-cell table:number-columns-repeated="2"/>
          <table:table-cell table:style-name="Default" table:number-columns-repeated="3"/>
          <table:table-cell table:style-name="ce179"/>
          <table:table-cell table:style-name="ce180"/>
          <table:table-cell/>
        </table:table-row>
        <table:table-row table:style-name="ro3">
          <table:table-cell table:number-columns-repeated="2"/>
          <table:table-cell table:style-name="Default" office:value-type="string" calcext:value-type="string">
            <text:p>records proc</text:p>
          </table:table-cell>
          <table:table-cell table:style-name="Default" office:value-type="string" calcext:value-type="string">
            <text:p>uniqe kw</text:p>
          </table:table-cell>
          <table:table-cell table:style-name="Default" office:value-type="string" calcext:value-type="string">
            <text:p>irrelevant kw</text:p>
          </table:table-cell>
          <table:table-cell table:style-name="Default" office:value-type="string" calcext:value-type="string">
            <text:p>useful kw</text:p>
          </table:table-cell>
          <table:table-cell table:style-name="Default" office:value-type="string" calcext:value-type="string">
            <text:p>usefulness</text:p>
          </table:table-cell>
          <table:table-cell/>
        </table:table-row>
        <table:table-row table:style-name="ro3">
          <table:table-cell/>
          <table:table-cell office:value-type="string" calcext:value-type="string">
            <text:p>sum</text:p>
          </table:table-cell>
          <table:table-cell table:style-name="Default" table:formula="of:=SUMPRODUCT(([data.A2:data.A1006]&lt;&gt;&quot;&quot;)/(COUNTIF([data.A2:data.A1006];[data.A2:data.A1006])))" office:value-type="float" office:value="26" calcext:value-type="float">
            <text:p>26</text:p>
          </table:table-cell>
          <table:table-cell table:formula="of:=SUM([data.I2:data.I1006])" office:value-type="float" office:value="225" calcext:value-type="float">
            <text:p>225</text:p>
          </table:table-cell>
          <table:table-cell table:formula="of:=SUM([data.J2:data.J1006])" office:value-type="float" office:value="47" calcext:value-type="float">
            <text:p>47</text:p>
          </table:table-cell>
          <table:table-cell table:formula="of:=SUM([data.K2:data.K1006])" office:value-type="float" office:value="178" calcext:value-type="float">
            <text:p>178</text:p>
          </table:table-cell>
          <table:table-cell table:style-name="ce181" table:formula="of:=SUM([data.L2:data.L1000])" office:value-type="percentage" office:value="20.1298354927255" calcext:value-type="percentage">
            <text:p>2013%</text:p>
          </table:table-cell>
          <table:table-cell/>
        </table:table-row>
        <table:table-row table:style-name="ro3">
          <table:table-cell/>
          <table:table-cell office:value-type="string" calcext:value-type="string">
            <text:p>avg</text:p>
          </table:table-cell>
          <table:table-cell office:value-type="string" calcext:value-type="string">
            <text:p>-</text:p>
          </table:table-cell>
          <table:table-cell table:style-name="ce178" table:formula="of:=[.D4]/[.$C$4]" office:value-type="float" office:value="8.65384615384615" calcext:value-type="float">
            <text:p>8,7</text:p>
          </table:table-cell>
          <table:table-cell table:style-name="ce178" table:formula="of:=[.E4]/[.$C$4]" office:value-type="float" office:value="1.80769230769231" calcext:value-type="float">
            <text:p>1,8</text:p>
          </table:table-cell>
          <table:table-cell table:style-name="ce178" table:formula="of:=[.F4]/[.$C$4]" office:value-type="float" office:value="6.84615384615385" calcext:value-type="float">
            <text:p>6,8</text:p>
          </table:table-cell>
          <table:table-cell table:formula="of:=[.G4]/[.$C$4]" office:value-type="percentage" office:value="0.774224442027904" calcext:value-type="percentage">
            <text:p>77%</text:p>
          </table:table-cell>
          <table:table-cell/>
        </table:table-row>
        <table:table-row table:style-name="ro3">
          <table:table-cell/>
          <table:table-cell office:value-type="string" calcext:value-type="string">
            <text:p>min</text:p>
          </table:table-cell>
          <table:table-cell office:value-type="string" calcext:value-type="string">
            <text:p>-</text:p>
          </table:table-cell>
          <table:table-cell table:formula="of:=MIN([data.I2:data.I1000])" office:value-type="float" office:value="1" calcext:value-type="float">
            <text:p>1</text:p>
          </table:table-cell>
          <table:table-cell table:formula="of:=MIN([data.J2:data.J1000])" office:value-type="float" office:value="0" calcext:value-type="float">
            <text:p>0</text:p>
          </table:table-cell>
          <table:table-cell table:formula="of:=MIN([data.K2:data.K1000])" office:value-type="float" office:value="0" calcext:value-type="float">
            <text:p>0</text:p>
          </table:table-cell>
          <table:table-cell table:formula="of:=MIN([data.L2:data.L1000])" office:value-type="percentage" office:value="0" calcext:value-type="percentage">
            <text:p>0%</text:p>
          </table:table-cell>
          <table:table-cell/>
        </table:table-row>
        <table:table-row table:style-name="ro3">
          <table:table-cell/>
          <table:table-cell office:value-type="string" calcext:value-type="string">
            <text:p>max</text:p>
          </table:table-cell>
          <table:table-cell office:value-type="string" calcext:value-type="string">
            <text:p>-</text:p>
          </table:table-cell>
          <table:table-cell table:formula="of:=MAX([data.I2:data.I1000])" office:value-type="float" office:value="25" calcext:value-type="float">
            <text:p>25</text:p>
          </table:table-cell>
          <table:table-cell table:formula="of:=MAX([data.J2:data.J1000])" office:value-type="float" office:value="9" calcext:value-type="float">
            <text:p>9</text:p>
          </table:table-cell>
          <table:table-cell table:formula="of:=MAX([data.K2:data.K1000])" office:value-type="float" office:value="24" calcext:value-type="float">
            <text:p>24</text:p>
          </table:table-cell>
          <table:table-cell table:formula="of:=MAX([data.L2:data.L1000])" office:value-type="percentage" office:value="1" calcext:value-type="percentage">
            <text:p>100%</text:p>
          </table:table-cell>
          <table:table-cell/>
        </table:table-row>
        <table:table-row table:style-name="ro3">
          <table:table-cell/>
          <table:table-cell office:value-type="string" calcext:value-type="string">
            <text:p>median</text:p>
          </table:table-cell>
          <table:table-cell office:value-type="string" calcext:value-type="string">
            <text:p>-</text:p>
          </table:table-cell>
          <table:table-cell table:formula="of:=MEDIAN([data.I2:data.I1000])" office:value-type="float" office:value="6" calcext:value-type="float">
            <text:p>6</text:p>
          </table:table-cell>
          <table:table-cell table:formula="of:=MEDIAN([data.J2:data.J1000])" office:value-type="float" office:value="1" calcext:value-type="float">
            <text:p>1</text:p>
          </table:table-cell>
          <table:table-cell table:formula="of:=MEDIAN([data.K2:data.K1000])" office:value-type="float" office:value="5" calcext:value-type="float">
            <text:p>5</text:p>
          </table:table-cell>
          <table:table-cell table:formula="of:=MEDIAN([data.L2:data.L1000])" office:value-type="percentage" office:value="0.833333333333333" calcext:value-type="percentage">
            <text:p>83%</text:p>
          </table:table-cell>
          <table:table-cell office:value-type="string" calcext:value-type="string">
            <text:p>Zentralwert</text:p>
          </table:table-cell>
        </table:table-row>
        <table:table-row table:style-name="ro3">
          <table:table-cell/>
          <table:table-cell office:value-type="string" calcext:value-type="string">
            <text:p>Mode</text:p>
          </table:table-cell>
          <table:table-cell office:value-type="string" calcext:value-type="string">
            <text:p>-</text:p>
          </table:table-cell>
          <table:table-cell table:formula="of:=MODE([data.I2:data.I1000])" office:value-type="float" office:value="4" calcext:value-type="float">
            <text:p>4</text:p>
          </table:table-cell>
          <table:table-cell table:formula="of:=MODE([data.J2:data.J1000])" office:value-type="float" office:value="1" calcext:value-type="float">
            <text:p>1</text:p>
          </table:table-cell>
          <table:table-cell table:formula="of:=MODE([data.K2:data.K1000])" office:value-type="float" office:value="3" calcext:value-type="float">
            <text:p>3</text:p>
          </table:table-cell>
          <table:table-cell table:style-name="ce175" table:formula="of:=MODE([.L3:.L388])" office:value-type="percentage" office:value="1" calcext:value-type="percentage">
            <text:p>100,00%</text:p>
          </table:table-cell>
          <table:table-cell office:value-type="string" calcext:value-type="string">
            <text:p><text:s/>häufigster Wert</text:p>
          </table:table-cell>
        </table:table-row>
        <calcext:conditional-formats>
          <calcext:conditional-format calcext:target-range-address="results.F2:results.F2">
            <calcext:condition calcext:apply-style-name="red" calcext:value="contains-text(#NAME?[.$G64])" calcext:base-cell-address="results.F2"/>
            <calcext:condition calcext:apply-style-name="ok" calcext:value="=1" calcext:base-cell-address="results.F2"/>
          </calcext:conditional-format>
          <calcext:conditional-format calcext:target-range-address="results.G1:results.G2">
            <calcext:condition calcext:apply-style-name="red" calcext:value="contains-text(#NAME?[.$G63])" calcext:base-cell-address="results.G1"/>
            <calcext:condition calcext:apply-style-name="ok" calcext:value="=1" calcext:base-cell-address="results.G1"/>
          </calcext:conditional-format>
        </calcext:conditional-formats>
      </table:table>
      <table:named-expressions/>
      <table:database-ranges>
        <table:database-range table:name="__Anonymous_Sheet_DB__0" table:target-range-address="data.E37:data.G7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1" number:min-integer-digits="1"/>
    </number:number-style>
    <number:number-style style:name="N109">
      <number:number number:decimal-places="10" number:min-integer-digits="1"/>
    </number:number-style>
    <number:number-style style:name="N110">
      <number:number number:decimal-places="9" number:min-integer-digits="1"/>
    </number:number-style>
    <number:number-style style:name="N111">
      <number:number number:decimal-places="8" number:min-integer-digits="1"/>
    </number:number-style>
    <number:number-style style:name="N112">
      <number:number number:decimal-places="7" number:min-integer-digits="1"/>
    </number:number-style>
    <number:number-style style:name="N113">
      <number:number number:decimal-places="6" number:min-integer-digits="1"/>
    </number:number-style>
    <number:number-style style:name="N114">
      <number:number number:decimal-places="5" number:min-integer-digits="1"/>
    </number:number-style>
    <number:number-style style:name="N115">
      <number:number number:decimal-places="4" number:min-integer-digits="1"/>
    </number:number-style>
    <number:number-style style:name="N116">
      <number:number number:decimal-places="3" number:min-integer-digits="1"/>
    </number:number-style>
    <number:percentage-style style:name="N117">
      <number:number number:decimal-places="1" number:min-integer-digits="1"/>
      <number:text>%</number:text>
    </number:percentage-style>
    <number:number-style style:name="N118">
      <number:number number: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LucidaSans" style:font-family-complex="Lucida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ok" style:family="table-cell" style:parent-style-name="Default">
      <style:table-cell-properties fo:background-color="#3deb3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00.00.0000</text:date>, <text:time style:data-style-name="N2" text:time-value="00:28:57.71678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date>2015-12-17T01:33:11.729463000</dc:date>
    <dc:creator>Johannes Hercher</dc:creator>
    <meta:editing-duration>P2DT14H7M17S</meta:editing-duration>
    <meta:editing-cycles>10</meta:editing-cycles>
    <meta:document-statistic meta:table-count="2" meta:cell-count="1793" meta:object-count="4"/>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18">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118">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118">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118">
      <style:chart-properties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6.588cm" svg:y="0.315cm" chart:style-name="ch2">
          <text:p>Assesment 1</text:p>
        </chart:title>
        <chart:legend chart:legend-position="end" svg:x="13.256cm" svg:y="3.707cm" style:legend-expansion="high" chart:style-name="ch3"/>
        <chart:plot-area chart:style-name="ch4" table:cell-range-address="results.B5:results.B8 results.D3:results.F3 results.D5:results.F8" chart:data-source-has-labels="both" svg:x="0.77cm" svg:y="1.644cm" svg:width="11.846cm" svg:height="6.211cm">
          <chartooo:coordinate-region svg:x="2.183cm" svg:y="1.644cm" svg:width="10.088cm" svg:height="5.567cm"/>
          <chart:axis chart:dimension="x" chart:name="primary-x" chart:style-name="ch5" chartooo:axis-type="auto">
            <chartooo:date-scale/>
            <chart:categories table:cell-range-address="results.B5:results.B8"/>
          </chart:axis>
          <chart:axis chart:dimension="y" chart:name="primary-y" chart:style-name="ch6">
            <chart:title svg:x="6.242cm" svg:y="8.035cm" chart:style-name="ch7">
              <text:p>count</text:p>
            </chart:title>
            <chart:grid chart:style-name="ch8" chart:class="major"/>
          </chart:axis>
          <chart:series chart:style-name="ch9" chart:values-cell-range-address="results.D5:results.D8" chart:label-cell-address="results.D3:results.D3" chart:class="chart:bar">
            <chart:data-point chart:repeated="4"/>
          </chart:series>
          <chart:series chart:style-name="ch10" chart:values-cell-range-address="results.E5:results.E8" chart:label-cell-address="results.E3:results.E3" chart:class="chart:bar">
            <chart:data-point chart:repeated="4"/>
          </chart:series>
          <chart:series chart:style-name="ch11" chart:values-cell-range-address="results.F5:results.F8" chart:label-cell-address="results.F3:results.F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uniqe kw</text:p>
                <draw:g>
                  <svg:desc>results.D3:results.D3</svg:desc>
                </draw:g>
              </table:table-cell>
              <table:table-cell office:value-type="string">
                <text:p>irrelevant kw</text:p>
                <draw:g>
                  <svg:desc>results.E3:results.E3</svg:desc>
                </draw:g>
              </table:table-cell>
              <table:table-cell office:value-type="string">
                <text:p>useful kw</text:p>
                <draw:g>
                  <svg:desc>results.F3:results.F3</svg:desc>
                </draw:g>
              </table:table-cell>
            </table:table-row>
          </table:table-header-rows>
          <table:table-rows>
            <table:table-row>
              <table:table-cell office:value-type="string">
                <text:p>avg</text:p>
                <draw:g>
                  <svg:desc>results.B5:results.B8</svg:desc>
                </draw:g>
              </table:table-cell>
              <table:table-cell office:value-type="float" office:value="8.65384615384615">
                <text:p>8.65384615384615</text:p>
                <draw:g>
                  <svg:desc>results.D5:results.D8</svg:desc>
                </draw:g>
              </table:table-cell>
              <table:table-cell office:value-type="float" office:value="1.80769230769231">
                <text:p>1.80769230769231</text:p>
                <draw:g>
                  <svg:desc>results.E5:results.E8</svg:desc>
                </draw:g>
              </table:table-cell>
              <table:table-cell office:value-type="float" office:value="6.84615384615385">
                <text:p>6.84615384615385</text:p>
                <draw:g>
                  <svg:desc>results.F5:results.F8</svg:desc>
                </draw:g>
              </table:table-cell>
            </table:table-row>
            <table:table-row>
              <table:table-cell office:value-type="string">
                <text:p>min</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max</text:p>
              </table:table-cell>
              <table:table-cell office:value-type="float" office:value="25">
                <text:p>25</text:p>
              </table:table-cell>
              <table:table-cell office:value-type="float" office:value="9">
                <text:p>9</text:p>
              </table:table-cell>
              <table:table-cell office:value-type="float" office:value="24">
                <text:p>24</text:p>
              </table:table-cell>
            </table:table-row>
            <table:table-row>
              <table:table-cell office:value-type="string">
                <text:p>median</text:p>
              </table:table-cell>
              <table:table-cell office:value-type="float" office:value="6">
                <text:p>6</text:p>
              </table:table-cell>
              <table:table-cell office:value-type="float" office:value="1">
                <text:p>1</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data-style-name="N3">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10" style:family="chart" style:data-style-name="N3">
      <style:chart-properties chart:data-label-number="value" chart:data-label-text="false" chart:data-label-symbol="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1cm" svg:height="9.007cm" xlink:href=".." xlink:type="simple" chart:class="chart:bar" chart:style-name="ch1">
        <chart:title svg:x="6.593cm" svg:y="0.315cm" chart:style-name="ch2">
          <text:p>Assesment 2</text:p>
        </chart:title>
        <chart:legend chart:legend-position="end" svg:x="13.267cm" svg:y="3.71cm" style:legend-expansion="high" chart:style-name="ch3"/>
        <chart:plot-area chart:style-name="ch4" table:cell-range-address="results.B5:results.B5 results.B8:results.B8 results.D3:results.F3 results.D5:results.F5 results.D8:results.F8" chart:data-source-has-labels="both" svg:x="0.77cm" svg:y="1.644cm" svg:width="11.857cm" svg:height="6.763cm">
          <chartooo:coordinate-region svg:x="2.183cm" svg:y="1.644cm" svg:width="10.245cm" svg:height="6.119cm"/>
          <chart:axis chart:dimension="x" chart:name="primary-x" chart:style-name="ch5" chartooo:axis-type="auto">
            <chartooo:date-scale/>
            <chart:categories table:cell-range-address="results.B5:results.B5 results.B8:results.B8"/>
          </chart:axis>
          <chart:axis chart:dimension="y" chart:name="primary-y" chart:style-name="ch6">
            <chart:grid chart:style-name="ch7" chart:class="major"/>
          </chart:axis>
          <chart:series chart:style-name="ch8" chart:values-cell-range-address="results.D5:results.D5 results.D8:results.D8" chart:label-cell-address="results.D3:results.D3" chart:class="chart:bar">
            <chart:data-point chart:repeated="2"/>
          </chart:series>
          <chart:series chart:style-name="ch9" chart:values-cell-range-address="results.E5:results.E5 results.E8:results.E8" chart:label-cell-address="results.E3:results.E3" chart:class="chart:bar">
            <chart:data-point chart:repeated="2"/>
          </chart:series>
          <chart:series chart:style-name="ch10" chart:values-cell-range-address="results.F5:results.F5 results.F8:results.F8" chart:label-cell-address="results.F3:results.F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uniqe kw</text:p>
                <draw:g>
                  <svg:desc>results.D3:results.D3</svg:desc>
                </draw:g>
              </table:table-cell>
              <table:table-cell office:value-type="string">
                <text:p>irrelevant kw</text:p>
                <draw:g>
                  <svg:desc>results.E3:results.E3</svg:desc>
                </draw:g>
              </table:table-cell>
              <table:table-cell office:value-type="string">
                <text:p>useful kw</text:p>
                <draw:g>
                  <svg:desc>results.F3:results.F3</svg:desc>
                </draw:g>
              </table:table-cell>
            </table:table-row>
          </table:table-header-rows>
          <table:table-rows>
            <table:table-row>
              <table:table-cell office:value-type="string">
                <text:p>avg</text:p>
                <draw:g>
                  <svg:desc>results.B5:results.B5 results.B8:results.B8</svg:desc>
                </draw:g>
              </table:table-cell>
              <table:table-cell office:value-type="float" office:value="8.65384615384615">
                <text:p>8.65384615384615</text:p>
                <draw:g>
                  <svg:desc>results.D5:results.D5 results.D8:results.D8</svg:desc>
                </draw:g>
              </table:table-cell>
              <table:table-cell office:value-type="float" office:value="1.80769230769231">
                <text:p>1.80769230769231</text:p>
                <draw:g>
                  <svg:desc>results.E5:results.E5 results.E8:results.E8</svg:desc>
                </draw:g>
              </table:table-cell>
              <table:table-cell office:value-type="float" office:value="6.84615384615385">
                <text:p>6.84615384615385</text:p>
                <draw:g>
                  <svg:desc>results.F5:results.F5 results.F8:results.F8</svg:desc>
                </draw:g>
              </table:table-cell>
            </table:table-row>
            <table:table-row>
              <table:table-cell office:value-type="string">
                <text:p>median</text:p>
              </table:table-cell>
              <table:table-cell office:value-type="float" office:value="6">
                <text:p>6</text:p>
              </table:table-cell>
              <table:table-cell office:value-type="float" office:value="1">
                <text:p>1</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maximum="1"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title svg:x="6.785cm" svg:y="0.315cm" chart:style-name="ch2">
          <text:p>Usefulness</text:p>
        </chart:title>
        <chart:plot-area chart:style-name="ch3" table:cell-range-address="results.B5:results.B8 results.G5:results.G8" chart:data-source-has-labels="column" svg:x="0.77cm" svg:y="1.644cm" svg:width="14.59cm" svg:height="6.756cm">
          <chartooo:coordinate-region svg:x="1.927cm" svg:y="1.842cm" svg:width="13.433cm" svg:height="5.914cm"/>
          <chart:axis chart:dimension="x" chart:name="primary-x" chart:style-name="ch4" chartooo:axis-type="auto">
            <chartooo:date-scale/>
            <chart:categories table:cell-range-address="results.B5:results.B8"/>
          </chart:axis>
          <chart:axis chart:dimension="y" chart:name="primary-y" chart:style-name="ch5">
            <chart:grid chart:style-name="ch6" chart:class="major"/>
          </chart:axis>
          <chart:series chart:style-name="ch7" chart:values-cell-range-address="results.G5:results.G8"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avg</text:p>
                <draw:g>
                  <svg:desc>results.B5:results.B8</svg:desc>
                </draw:g>
              </table:table-cell>
              <table:table-cell office:value-type="float" office:value="0.774224442027904">
                <text:p>0.774224442027904</text:p>
                <draw:g>
                  <svg:desc>results.G5:results.G8</svg:desc>
                </draw:g>
              </table:table-cell>
            </table:table-row>
            <table:table-row>
              <table:table-cell office:value-type="string">
                <text:p>min</text:p>
              </table:table-cell>
              <table:table-cell office:value-type="float" office:value="0">
                <text:p>0</text:p>
              </table:table-cell>
            </table:table-row>
            <table:table-row>
              <table:table-cell office:value-type="string">
                <text:p>max</text:p>
              </table:table-cell>
              <table:table-cell office:value-type="float" office:value="1">
                <text:p>1</text:p>
              </table:table-cell>
            </table:table-row>
            <table:table-row>
              <table:table-cell office:value-type="string">
                <text:p>median</text:p>
              </table:table-cell>
              <table:table-cell office:value-type="float" office:value="0.833333333333333">
                <text:p>0.833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6.785cm" svg:y="0.315cm" chart:style-name="ch2">
          <text:p>Assesment</text:p>
        </chart:title>
        <chart:legend chart:legend-position="end" svg:x="14.576cm" svg:y="3.955cm" style:legend-expansion="high" chart:style-name="ch3"/>
        <chart:plot-area chart:style-name="ch4" table:cell-range-address="results.D3:results.F3 results.B6:results.B7 results.D6:results.F7" chart:data-source-has-labels="both" svg:x="0.77cm" svg:y="1.644cm" svg:width="13.166cm" svg:height="6.756cm">
          <chartooo:coordinate-region svg:x="3.01cm" svg:y="1.644cm" svg:width="10.727cm" svg:height="6.113cm"/>
          <chart:axis chart:dimension="x" chart:name="primary-x" chart:style-name="ch5" chartooo:axis-type="auto">
            <chartooo:date-scale/>
            <chart:categories table:cell-range-address="results.D3:results.F3"/>
          </chart:axis>
          <chart:axis chart:dimension="y" chart:name="primary-y" chart:style-name="ch6">
            <chart:grid chart:style-name="ch7" chart:class="major"/>
          </chart:axis>
          <chart:series chart:style-name="ch8" chart:values-cell-range-address="results.D6:results.F6" chart:label-cell-address="results.B6:results.B6" chart:class="chart:bar">
            <chart:data-point chart:repeated="3"/>
          </chart:series>
          <chart:series chart:style-name="ch9" chart:values-cell-range-address="results.D7:results.F7" chart:label-cell-address="results.B7:results.B7"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uniqe kw</text:p>
                <draw:g>
                  <svg:desc>results.D3:results.F3</svg:desc>
                </draw:g>
              </table:table-cell>
              <table:table-cell office:value-type="string">
                <text:p>irrelevant kw</text:p>
              </table:table-cell>
              <table:table-cell office:value-type="string">
                <text:p>useful kw</text:p>
              </table:table-cell>
            </table:table-row>
          </table:table-header-rows>
          <table:table-rows>
            <table:table-row>
              <table:table-cell office:value-type="string">
                <text:p>min</text:p>
                <draw:g>
                  <svg:desc>results.B6:results.B6</svg:desc>
                </draw:g>
              </table:table-cell>
              <table:table-cell office:value-type="float" office:value="1">
                <text:p>1</text:p>
                <draw:g>
                  <svg:desc>results.D6:results.F6</svg:desc>
                </draw:g>
              </table:table-cell>
              <table:table-cell office:value-type="float" office:value="0">
                <text:p>0</text:p>
              </table:table-cell>
              <table:table-cell office:value-type="float" office:value="0">
                <text:p>0</text:p>
              </table:table-cell>
            </table:table-row>
            <table:table-row>
              <table:table-cell office:value-type="string">
                <text:p>max</text:p>
                <draw:g>
                  <svg:desc>results.B7:results.B7</svg:desc>
                </draw:g>
              </table:table-cell>
              <table:table-cell office:value-type="float" office:value="25">
                <text:p>25</text:p>
                <draw:g>
                  <svg:desc>results.D7:results.F7</svg:desc>
                </draw:g>
              </table:table-cell>
              <table:table-cell office:value-type="float" office:value="9">
                <text:p>9</text:p>
              </table:table-cell>
              <table:table-cell office:value-type="float" office:value="24">
                <text:p>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